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/>
    <style:style style:name="ce68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6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92D05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BA067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fo:color="#9BC2E6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fo:color="#E5AB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7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8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9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60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695060" table:style-name="ce7">
            <text:p>10.695.060</text:p>
          </table:table-cell>
          <table:table-cell office:value-type="float" office:value="402000" table:style-name="ce7">
            <text:p>402.000</text:p>
          </table:table-cell>
          <table:table-cell office:value-type="float" office:value="2619500" table:style-name="ce7">
            <text:p>2.6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5587260" table:style-name="ce9">
            <text:p>15.587.260</text:p>
          </table:table-cell>
          <table:table-cell office:value-type="float" office:value="15125264.5" table:style-name="ce9">
            <text:p>15.125.265</text:p>
          </table:table-cell>
          <table:table-cell office:value-type="percentage" office:value="0.97036069841652739" table:style-name="ce10">
            <text:p>97,0%</text:p>
          </table:table-cell>
          <table:table-cell office:value-type="float" office:value="7187020" table:style-name="ce8">
            <text:p>7.187.020</text:p>
          </table:table-cell>
          <table:table-cell office:value-type="float" office:value="6860179" table:style-name="ce8">
            <text:p>6.860.179</text:p>
          </table:table-cell>
          <table:table-cell office:value-type="float" office:value="2132839" table:style-name="ce8">
            <text:p>2.132.839</text:p>
          </table:table-cell>
          <table:table-cell office:value-type="date" office:date-value="2022-01-06T00:00:00" table:style-name="ce11">
            <text:p>0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713201" table:style-name="ce7">
            <text:p>1.713.201</text:p>
          </table:table-cell>
          <table:table-cell office:value-type="float" office:value="54000" table:style-name="ce7">
            <text:p>54.000</text:p>
          </table:table-cell>
          <table:table-cell office:value-type="float" office:value="368490" table:style-name="ce7">
            <text:p>368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454456" table:style-name="ce14">
            <text:p>2.454.456</text:p>
          </table:table-cell>
          <table:table-cell office:value-type="float" office:value="2386391.5" table:style-name="ce14">
            <text:p>2.386.392</text:p>
          </table:table-cell>
          <table:table-cell office:value-type="percentage" office:value="0.9722690078779167" table:style-name="ce15">
            <text:p>97,2%</text:p>
          </table:table-cell>
          <table:table-cell office:value-type="float" office:value="1118929" table:style-name="ce13">
            <text:p>1.118.929</text:p>
          </table:table-cell>
          <table:table-cell office:value-type="float" office:value="1067331" table:style-name="ce13">
            <text:p>1.067.331</text:p>
          </table:table-cell>
          <table:table-cell office:value-type="float" office:value="437138" table:style-name="ce13">
            <text:p>437.138</text:p>
          </table:table-cell>
          <table:table-cell office:value-type="date" office:date-value="2022-01-06T00:00:00" table:style-name="ce16">
            <text:p>0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58725" table:style-name="ce7">
            <text:p>1.458.725</text:p>
          </table:table-cell>
          <table:table-cell office:value-type="float" office:value="36000" table:style-name="ce7">
            <text:p>36.000</text:p>
          </table:table-cell>
          <table:table-cell office:value-type="float" office:value="441040" table:style-name="ce7">
            <text:p>44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199665" table:style-name="ce14">
            <text:p>2.199.665</text:p>
          </table:table-cell>
          <table:table-cell office:value-type="float" office:value="2097181" table:style-name="ce14">
            <text:p>2.097.181</text:p>
          </table:table-cell>
          <table:table-cell office:value-type="percentage" office:value="0.95340926913870971" table:style-name="ce15">
            <text:p>95,3%</text:p>
          </table:table-cell>
          <table:table-cell office:value-type="float" office:value="902324" table:style-name="ce13">
            <text:p>902.324</text:p>
          </table:table-cell>
          <table:table-cell office:value-type="float" office:value="870266" table:style-name="ce13">
            <text:p>870.266</text:p>
          </table:table-cell>
          <table:table-cell office:value-type="float" office:value="514804" table:style-name="ce13">
            <text:p>514.804</text:p>
          </table:table-cell>
          <table:table-cell office:value-type="date" office:date-value="2022-01-06T00:00:00" table:style-name="ce16">
            <text:p>0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54000" table:style-name="ce7">
            <text:p>54.000</text:p>
          </table:table-cell>
          <table:table-cell office:value-type="float" office:value="467070" table:style-name="ce7">
            <text:p>467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420" table:style-name="ce13">
            <text:p>56.420</text:p>
          </table:table-cell>
          <table:table-cell office:value-type="float" office:value="2121774" table:style-name="ce14">
            <text:p>2.121.774</text:p>
          </table:table-cell>
          <table:table-cell office:value-type="float" office:value="1859219.5" table:style-name="ce14">
            <text:p>1.859.220</text:p>
          </table:table-cell>
          <table:table-cell office:value-type="percentage" office:value="0.87625708487331821" table:style-name="ce15">
            <text:p>87,6%</text:p>
          </table:table-cell>
          <table:table-cell office:value-type="float" office:value="901873" table:style-name="ce13">
            <text:p>901.873</text:p>
          </table:table-cell>
          <table:table-cell office:value-type="float" office:value="869080" table:style-name="ce13">
            <text:p>869.080</text:p>
          </table:table-cell>
          <table:table-cell office:value-type="float" office:value="267214" table:style-name="ce13">
            <text:p>267.214</text:p>
          </table:table-cell>
          <table:table-cell office:value-type="date" office:date-value="2022-01-05T00:00:00" table:style-name="ce16">
            <text:p>0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555250" table:style-name="ce7">
            <text:p>2.555.250</text:p>
          </table:table-cell>
          <table:table-cell office:value-type="float" office:value="84000" table:style-name="ce7">
            <text:p>84.000</text:p>
          </table:table-cell>
          <table:table-cell office:value-type="float" office:value="674700" table:style-name="ce7">
            <text:p>6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903400" table:style-name="ce14">
            <text:p>3.903.400</text:p>
          </table:table-cell>
          <table:table-cell office:value-type="float" office:value="3726780.5" table:style-name="ce14">
            <text:p>3.726.781</text:p>
          </table:table-cell>
          <table:table-cell office:value-type="percentage" office:value="0.95475239534764567" table:style-name="ce15">
            <text:p>95,5%</text:p>
          </table:table-cell>
          <table:table-cell office:value-type="float" office:value="1766736" table:style-name="ce13">
            <text:p>1.766.736</text:p>
          </table:table-cell>
          <table:table-cell office:value-type="float" office:value="1665848" table:style-name="ce13">
            <text:p>1.665.848</text:p>
          </table:table-cell>
          <table:table-cell office:value-type="float" office:value="598988" table:style-name="ce13">
            <text:p>598.988</text:p>
          </table:table-cell>
          <table:table-cell office:value-type="date" office:date-value="2022-01-06T00:00:00" table:style-name="ce16">
            <text:p>0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59515" table:style-name="ce7">
            <text:p>859.515</text:p>
          </table:table-cell>
          <table:table-cell office:value-type="float" office:value="24000" table:style-name="ce7">
            <text:p>24.000</text:p>
          </table:table-cell>
          <table:table-cell office:value-type="float" office:value="155400" table:style-name="ce7">
            <text:p>155.4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186315" table:style-name="ce14">
            <text:p>1.186.315</text:p>
          </table:table-cell>
          <table:table-cell office:value-type="float" office:value="1127809.5" table:style-name="ce14">
            <text:p>1.127.810</text:p>
          </table:table-cell>
          <table:table-cell office:value-type="percentage" office:value="0.95068299734893347" table:style-name="ce15">
            <text:p>95,1%</text:p>
          </table:table-cell>
          <table:table-cell office:value-type="float" office:value="508304" table:style-name="ce13">
            <text:p>508.304</text:p>
          </table:table-cell>
          <table:table-cell office:value-type="float" office:value="485072" table:style-name="ce13">
            <text:p>485.072</text:p>
          </table:table-cell>
          <table:table-cell office:value-type="float" office:value="217561" table:style-name="ce13">
            <text:p>217.561</text:p>
          </table:table-cell>
          <table:table-cell office:value-type="date" office:date-value="2022-01-05T00:00:00" table:style-name="ce16">
            <text:p>0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948123" table:style-name="ce7">
            <text:p>3.948.123</text:p>
          </table:table-cell>
          <table:table-cell office:value-type="float" office:value="84000" table:style-name="ce7">
            <text:p>84.000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0" table:style-name="ce13">
            <text:p>95.310</text:p>
          </table:table-cell>
          <table:table-cell office:value-type="float" office:value="5205173" table:style-name="ce14">
            <text:p>5.205.173</text:p>
          </table:table-cell>
          <table:table-cell office:value-type="float" office:value="4781367" table:style-name="ce14">
            <text:p>4.781.367</text:p>
          </table:table-cell>
          <table:table-cell office:value-type="percentage" office:value="0.91857984355178968" table:style-name="ce15">
            <text:p>91,9%</text:p>
          </table:table-cell>
          <table:table-cell office:value-type="float" office:value="2086518" table:style-name="ce13">
            <text:p>2.086.518</text:p>
          </table:table-cell>
          <table:table-cell office:value-type="float" office:value="1995804" table:style-name="ce13">
            <text:p>1.995.804</text:p>
          </table:table-cell>
          <table:table-cell office:value-type="float" office:value="998208" table:style-name="ce13">
            <text:p>998.208</text:p>
          </table:table-cell>
          <table:table-cell office:value-type="date" office:date-value="2022-01-06T00:00:00" table:style-name="ce16">
            <text:p>0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583225" table:style-name="ce7">
            <text:p>2.583.225</text:p>
          </table:table-cell>
          <table:table-cell office:value-type="float" office:value="90000" table:style-name="ce7">
            <text:p>90.000</text:p>
          </table:table-cell>
          <table:table-cell office:value-type="float" office:value="821270" table:style-name="ce7">
            <text:p>821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970330" table:style-name="ce14">
            <text:p>3.970.330</text:p>
          </table:table-cell>
          <table:table-cell office:value-type="float" office:value="3577477.5" table:style-name="ce14">
            <text:p>3.577.478</text:p>
          </table:table-cell>
          <table:table-cell office:value-type="percentage" office:value="0.9010529351464488" table:style-name="ce15">
            <text:p>90,1%</text:p>
          </table:table-cell>
          <table:table-cell office:value-type="float" office:value="1696975" table:style-name="ce13">
            <text:p>1.696.975</text:p>
          </table:table-cell>
          <table:table-cell office:value-type="float" office:value="1589184" table:style-name="ce13">
            <text:p>1.589.184</text:p>
          </table:table-cell>
          <table:table-cell office:value-type="float" office:value="667031" table:style-name="ce13">
            <text:p>667.031</text:p>
          </table:table-cell>
          <table:table-cell office:value-type="date" office:date-value="2022-01-06T00:00:00" table:style-name="ce16">
            <text:p>0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20010" table:style-name="ce7">
            <text:p>8.620.010</text:p>
          </table:table-cell>
          <table:table-cell office:value-type="float" office:value="354000" table:style-name="ce7">
            <text:p>354.000</text:p>
          </table:table-cell>
          <table:table-cell office:value-type="float" office:value="2954900" table:style-name="ce7">
            <text:p>2.95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3818960" table:style-name="ce14">
            <text:p>13.818.960</text:p>
          </table:table-cell>
          <table:table-cell office:value-type="float" office:value="12983341.5" table:style-name="ce14">
            <text:p>12.983.342</text:p>
          </table:table-cell>
          <table:table-cell office:value-type="percentage" office:value="0.93953101391132188" table:style-name="ce15">
            <text:p>94,0%</text:p>
          </table:table-cell>
          <table:table-cell office:value-type="float" office:value="6340530" table:style-name="ce13">
            <text:p>6.340.530</text:p>
          </table:table-cell>
          <table:table-cell office:value-type="float" office:value="6016579" table:style-name="ce13">
            <text:p>6.016.579</text:p>
          </table:table-cell>
          <table:table-cell office:value-type="float" office:value="2293705" table:style-name="ce13">
            <text:p>2.293.705</text:p>
          </table:table-cell>
          <table:table-cell office:value-type="date" office:date-value="2022-01-06T00:00:00" table:style-name="ce16">
            <text:p>0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389560" table:style-name="ce7">
            <text:p>6.389.560</text:p>
          </table:table-cell>
          <table:table-cell office:value-type="float" office:value="228000" table:style-name="ce7">
            <text:p>228.000</text:p>
          </table:table-cell>
          <table:table-cell office:value-type="float" office:value="1843650" table:style-name="ce7">
            <text:p>1.84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9538235" table:style-name="ce14">
            <text:p>9.538.235</text:p>
          </table:table-cell>
          <table:table-cell office:value-type="float" office:value="9050962.5" table:style-name="ce14">
            <text:p>9.050.963</text:p>
          </table:table-cell>
          <table:table-cell office:value-type="percentage" office:value="0.94891376654066506" table:style-name="ce15">
            <text:p>94,9%</text:p>
          </table:table-cell>
          <table:table-cell office:value-type="float" office:value="4255195" table:style-name="ce13">
            <text:p>4.255.195</text:p>
          </table:table-cell>
          <table:table-cell office:value-type="float" office:value="4075624" table:style-name="ce13">
            <text:p>4.075.624</text:p>
          </table:table-cell>
          <table:table-cell office:value-type="float" office:value="1594480" table:style-name="ce13">
            <text:p>1.594.480</text:p>
          </table:table-cell>
          <table:table-cell office:value-type="date" office:date-value="2022-01-06T00:00:00" table:style-name="ce16">
            <text:p>0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464233" table:style-name="ce7">
            <text:p>1.464.233</text:p>
          </table:table-cell>
          <table:table-cell office:value-type="float" office:value="42000" table:style-name="ce7">
            <text:p>42.000</text:p>
          </table:table-cell>
          <table:table-cell office:value-type="float" office:value="271770" table:style-name="ce7">
            <text:p>271.770</text:p>
          </table:table-cell>
          <table:table-cell office:value-type="float" office:value="182600" table:style-name="ce7">
            <text:p>182.600</text:p>
          </table:table-cell>
          <table:table-cell office:value-type="float" office:value="41255" table:style-name="ce13">
            <text:p>41.255</text:p>
          </table:table-cell>
          <table:table-cell office:value-type="float" office:value="2001858" table:style-name="ce14">
            <text:p>2.001.858</text:p>
          </table:table-cell>
          <table:table-cell office:value-type="float" office:value="2057577.5" table:style-name="ce14">
            <text:p>2.057.578</text:p>
          </table:table-cell>
          <table:table-cell office:value-type="percentage" office:value="1" table:style-name="ce15">
            <text:p>100,0%</text:p>
          </table:table-cell>
          <table:table-cell office:value-type="float" office:value="931035" table:style-name="ce13">
            <text:p>931.035</text:p>
          </table:table-cell>
          <table:table-cell office:value-type="float" office:value="892994" table:style-name="ce13">
            <text:p>892.994</text:p>
          </table:table-cell>
          <table:table-cell office:value-type="float" office:value="394550" table:style-name="ce13">
            <text:p>394.550</text:p>
          </table:table-cell>
          <table:table-cell office:value-type="date" office:date-value="2022-01-05T00:00:00" table:style-name="ce16">
            <text:p>0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964669" table:style-name="ce7">
            <text:p>3.964.669</text:p>
          </table:table-cell>
          <table:table-cell office:value-type="float" office:value="96000" table:style-name="ce7">
            <text:p>96.000</text:p>
          </table:table-cell>
          <table:table-cell office:value-type="float" office:value="785000" table:style-name="ce7">
            <text:p>785.0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5541769" table:style-name="ce14">
            <text:p>5.541.769</text:p>
          </table:table-cell>
          <table:table-cell office:value-type="float" office:value="5588549" table:style-name="ce14">
            <text:p>5.588.549</text:p>
          </table:table-cell>
          <table:table-cell office:value-type="percentage" office:value="1" table:style-name="ce15">
            <text:p>100,0%</text:p>
          </table:table-cell>
          <table:table-cell office:value-type="float" office:value="2417551" table:style-name="ce13">
            <text:p>2.417.551</text:p>
          </table:table-cell>
          <table:table-cell office:value-type="float" office:value="2311761" table:style-name="ce13">
            <text:p>2.311.761</text:p>
          </table:table-cell>
          <table:table-cell office:value-type="float" office:value="1398654" table:style-name="ce13">
            <text:p>1.398.654</text:p>
          </table:table-cell>
          <table:table-cell office:value-type="date" office:date-value="2022-01-05T00:00:00" table:style-name="ce16">
            <text:p>0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9455" table:style-name="ce7">
            <text:p>429.455</text:p>
          </table:table-cell>
          <table:table-cell office:value-type="float" office:value="12000" table:style-name="ce7">
            <text:p>12.000</text:p>
          </table:table-cell>
          <table:table-cell office:value-type="float" office:value="91600" table:style-name="ce7">
            <text:p>91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01495" table:style-name="ce14">
            <text:p>601.495</text:p>
          </table:table-cell>
          <table:table-cell office:value-type="float" office:value="575891" table:style-name="ce14">
            <text:p>575.891</text:p>
          </table:table-cell>
          <table:table-cell office:value-type="percentage" office:value="0.95743273011413232" table:style-name="ce15">
            <text:p>95,7%</text:p>
          </table:table-cell>
          <table:table-cell office:value-type="float" office:value="272131" table:style-name="ce13">
            <text:p>272.131</text:p>
          </table:table-cell>
          <table:table-cell office:value-type="float" office:value="259184" table:style-name="ce13">
            <text:p>259.184</text:p>
          </table:table-cell>
          <table:table-cell office:value-type="float" office:value="104172" table:style-name="ce13">
            <text:p>104.172</text:p>
          </table:table-cell>
          <table:table-cell office:value-type="date" office:date-value="2022-01-05T00:00:00" table:style-name="ce16">
            <text:p>0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392335" table:style-name="ce7">
            <text:p>8.392.335</text:p>
          </table:table-cell>
          <table:table-cell office:value-type="float" office:value="312000" table:style-name="ce7">
            <text:p>312.000</text:p>
          </table:table-cell>
          <table:table-cell office:value-type="float" office:value="2120800" table:style-name="ce7">
            <text:p>2.12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368685" table:style-name="ce14">
            <text:p>12.368.685</text:p>
          </table:table-cell>
          <table:table-cell office:value-type="float" office:value="11822524" table:style-name="ce14">
            <text:p>11.822.524</text:p>
          </table:table-cell>
          <table:table-cell office:value-type="percentage" office:value="0.95584324445161306" table:style-name="ce15">
            <text:p>95,6%</text:p>
          </table:table-cell>
          <table:table-cell office:value-type="float" office:value="5623974" table:style-name="ce13">
            <text:p>5.623.974</text:p>
          </table:table-cell>
          <table:table-cell office:value-type="float" office:value="5341960" table:style-name="ce13">
            <text:p>5.341.960</text:p>
          </table:table-cell>
          <table:table-cell office:value-type="float" office:value="2086971" table:style-name="ce13">
            <text:p>2.086.971</text:p>
          </table:table-cell>
          <table:table-cell office:value-type="date" office:date-value="2022-01-06T00:00:00" table:style-name="ce16">
            <text:p>0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78000" table:style-name="ce7">
            <text:p>78.000</text:p>
          </table:table-cell>
          <table:table-cell office:value-type="float" office:value="548000" table:style-name="ce7">
            <text:p>54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635175" table:style-name="ce14">
            <text:p>2.635.175</text:p>
          </table:table-cell>
          <table:table-cell office:value-type="float" office:value="2538278" table:style-name="ce14">
            <text:p>2.538.278</text:p>
          </table:table-cell>
          <table:table-cell office:value-type="percentage" office:value="0.9632293870426063" table:style-name="ce15">
            <text:p>96,3%</text:p>
          </table:table-cell>
          <table:table-cell office:value-type="float" office:value="1262520" table:style-name="ce13">
            <text:p>1.262.520</text:p>
          </table:table-cell>
          <table:table-cell office:value-type="float" office:value="1190406" table:style-name="ce13">
            <text:p>1.190.406</text:p>
          </table:table-cell>
          <table:table-cell office:value-type="float" office:value="376601" table:style-name="ce13">
            <text:p>376.601</text:p>
          </table:table-cell>
          <table:table-cell office:value-type="date" office:date-value="2022-01-04T00:00:00" table:style-name="ce16">
            <text:p>0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39625" table:style-name="ce7">
            <text:p>839.625</text:p>
          </table:table-cell>
          <table:table-cell office:value-type="float" office:value="30000" table:style-name="ce7">
            <text:p>30.000</text:p>
          </table:table-cell>
          <table:table-cell office:value-type="float" office:value="226500" table:style-name="ce7">
            <text:p>226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256475" table:style-name="ce14">
            <text:p>1.256.475</text:p>
          </table:table-cell>
          <table:table-cell office:value-type="float" office:value="1186696" table:style-name="ce14">
            <text:p>1.186.696</text:p>
          </table:table-cell>
          <table:table-cell office:value-type="percentage" office:value="0.9444644740245528" table:style-name="ce15">
            <text:p>94,4%</text:p>
          </table:table-cell>
          <table:table-cell office:value-type="float" office:value="555287" table:style-name="ce13">
            <text:p>555.287</text:p>
          </table:table-cell>
          <table:table-cell office:value-type="float" office:value="529917" table:style-name="ce13">
            <text:p>529.917</text:p>
          </table:table-cell>
          <table:table-cell office:value-type="float" office:value="213501" table:style-name="ce13">
            <text:p>213.501</text:p>
          </table:table-cell>
          <table:table-cell office:value-type="date" office:date-value="2022-01-05T00:00:00" table:style-name="ce16">
            <text:p>0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09610" table:style-name="ce7">
            <text:p>2.909.610</text:p>
          </table:table-cell>
          <table:table-cell office:value-type="float" office:value="96000" table:style-name="ce7">
            <text:p>96.000</text:p>
          </table:table-cell>
          <table:table-cell office:value-type="float" office:value="742900" table:style-name="ce7">
            <text:p>742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4294010" table:style-name="ce14">
            <text:p>4.294.010</text:p>
          </table:table-cell>
          <table:table-cell office:value-type="float" office:value="4034911.5" table:style-name="ce14">
            <text:p>4.034.912</text:p>
          </table:table-cell>
          <table:table-cell office:value-type="percentage" office:value="0.9396604805298544" table:style-name="ce15">
            <text:p>94,0%</text:p>
          </table:table-cell>
          <table:table-cell office:value-type="float" office:value="1905769" table:style-name="ce13">
            <text:p>1.905.769</text:p>
          </table:table-cell>
          <table:table-cell office:value-type="float" office:value="1811546" table:style-name="ce13">
            <text:p>1.811.546</text:p>
          </table:table-cell>
          <table:table-cell office:value-type="float" office:value="795833" table:style-name="ce13">
            <text:p>795.833</text:p>
          </table:table-cell>
          <table:table-cell office:value-type="date" office:date-value="2022-01-06T00:00:00" table:style-name="ce16">
            <text:p>0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6000" table:style-name="ce7">
            <text:p>6.00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8225" table:style-name="ce14">
            <text:p>148.225</text:p>
          </table:table-cell>
          <table:table-cell office:value-type="float" office:value="131659" table:style-name="ce14">
            <text:p>131.659</text:p>
          </table:table-cell>
          <table:table-cell office:value-type="percentage" office:value="0.88823747680890541" table:style-name="ce15">
            <text:p>88,8%</text:p>
          </table:table-cell>
          <table:table-cell office:value-type="float" office:value="66313" table:style-name="ce13">
            <text:p>66.313</text:p>
          </table:table-cell>
          <table:table-cell office:value-type="float" office:value="61322" table:style-name="ce13">
            <text:p>61.322</text:p>
          </table:table-cell>
          <table:table-cell office:value-type="float" office:value="18233" table:style-name="ce13">
            <text:p>18.233</text:p>
          </table:table-cell>
          <table:table-cell office:value-type="date" office:date-value="2022-01-05T00:00:00" table:style-name="ce16">
            <text:p>0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6000" table:style-name="ce7">
            <text:p>6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7100" table:style-name="ce14">
            <text:p>147.100</text:p>
          </table:table-cell>
          <table:table-cell office:value-type="float" office:value="128729.5" table:style-name="ce14">
            <text:p>128.730</text:p>
          </table:table-cell>
          <table:table-cell office:value-type="percentage" office:value="0.87511556764106047" table:style-name="ce15">
            <text:p>87,5%</text:p>
          </table:table-cell>
          <table:table-cell office:value-type="float" office:value="63720" table:style-name="ce13">
            <text:p>63.720</text:p>
          </table:table-cell>
          <table:table-cell office:value-type="float" office:value="58733" table:style-name="ce13">
            <text:p>58.733</text:p>
          </table:table-cell>
          <table:table-cell office:value-type="float" office:value="20517" table:style-name="ce13">
            <text:p>20.517</text:p>
          </table:table-cell>
          <table:table-cell office:value-type="date" office:date-value="2022-01-05T00:00:00" table:style-name="ce17">
            <text:p>0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206828" table:style-name="ce14">
            <text:p>206.828</text:p>
          </table:table-cell>
          <table:table-cell office:value-type="percentage" office:value="0.97450974848990279" table:style-name="ce15">
            <text:p>97,5%</text:p>
          </table:table-cell>
          <table:table-cell office:value-type="float" office:value="95332" table:style-name="ce13">
            <text:p>95.332</text:p>
          </table:table-cell>
          <table:table-cell office:value-type="float" office:value="92077" table:style-name="ce13">
            <text:p>92.077</text:p>
          </table:table-cell>
          <table:table-cell office:value-type="float" office:value="39218" table:style-name="ce13">
            <text:p>39.218</text:p>
          </table:table-cell>
          <table:table-cell office:value-type="date" office:date-value="2022-01-06T00:00:00" table:style-name="ce17">
            <text:p>0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6170" table:style-name="ce7">
            <text:p>6.170</text:p>
          </table:table-cell>
          <table:table-cell office:value-type="float" office:value="0" table:style-name="ce7">
            <text:p>0</text:p>
          </table:table-cell>
          <table:table-cell office:value-type="float" office:value="4640" table:style-name="ce13">
            <text:p>4.640</text:p>
          </table:table-cell>
          <table:table-cell office:value-type="float" office:value="10810" table:style-name="ce14">
            <text:p>10.810</text:p>
          </table:table-cell>
          <table:table-cell office:value-type="float" office:value="10748" table:style-name="ce14">
            <text:p>10.748</text:p>
          </table:table-cell>
          <table:table-cell office:value-type="percentage" office:value="0.99426456984273826" table:style-name="ce15">
            <text:p>99,4%</text:p>
          </table:table-cell>
          <table:table-cell office:value-type="float" office:value="7840" table:style-name="ce13">
            <text:p>7.840</text:p>
          </table:table-cell>
          <table:table-cell office:value-type="float" office:value="7373" table:style-name="ce13">
            <text:p>7.373</text:p>
          </table:table-cell>
          <table:table-cell office:value-type="float" office:value="434" table:style-name="ce13">
            <text:p>434</text:p>
          </table:table-cell>
          <table:table-cell office:value-type="date" office:date-value="2022-01-04T00:00:00" table:style-name="ce17">
            <text:p>0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0072153" table:style-name="ce19">
            <text:p>60.072.153</text:p>
          </table:table-cell>
          <table:table-cell office:value-type="float" office:value="2088000" table:style-name="ce19">
            <text:p>2.088.000</text:p>
          </table:table-cell>
          <table:table-cell office:value-type="float" office:value="15854400" table:style-name="ce20">
            <text:p>15.854.400</text:p>
          </table:table-cell>
          <table:table-cell office:value-type="float" office:value="9048320" table:style-name="ce21">
            <text:p>9.048.320</text:p>
          </table:table-cell>
          <table:table-cell office:value-type="float" office:value="2140535" table:style-name="ce22">
            <text:p>2.140.535</text:p>
          </table:table-cell>
          <table:table-cell office:value-type="float" office:value="89203408" table:style-name="ce23">
            <text:p>89.203.408</text:p>
          </table:table-cell>
          <table:table-cell office:value-type="float" office:value="84998186.5" table:style-name="ce23">
            <text:p>84.998.187</text:p>
          </table:table-cell>
          <table:table-cell office:value-type="percentage" office:value="0.95285806232873971" table:style-name="ce24">
            <text:p>95,3%</text:p>
          </table:table-cell>
          <table:table-cell office:value-type="float" office:value="39965876" table:style-name="ce23">
            <text:p>39.965.876</text:p>
          </table:table-cell>
          <table:table-cell office:value-type="float" office:value="38052240" table:style-name="ce23">
            <text:p>38.052.240</text:p>
          </table:table-cell>
          <table:table-cell office:value-type="float" office:value="15170652" table:style-name="ce23">
            <text:p>15.170.652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984704" table:style-name="ce31">
            <text:p>6.984.704</text:p>
          </table:table-cell>
          <table:table-cell office:value-type="percentage" office:value="0.93729568335910951" table:style-name="ce32">
            <text:p>93,7%</text:p>
          </table:table-cell>
          <table:table-cell office:value-type="float" office:value="6860179" table:style-name="ce31">
            <text:p>6.860.179</text:p>
          </table:table-cell>
          <table:table-cell office:value-type="percentage" office:value="0.92058534817950943" table:style-name="ce32">
            <text:p>92,1%</text:p>
          </table:table-cell>
          <table:table-cell office:value-type="date" office:date-value="2022-01-06T00:00:00" table:style-name="ce33">
            <text:p>0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86498" table:style-name="ce31">
            <text:p>1.086.498</text:p>
          </table:table-cell>
          <table:table-cell office:value-type="percentage" office:value="0.91677228060286853" table:style-name="ce32">
            <text:p>91,7%</text:p>
          </table:table-cell>
          <table:table-cell office:value-type="float" office:value="1067331" table:style-name="ce31">
            <text:p>1.067.331</text:p>
          </table:table-cell>
          <table:table-cell office:value-type="percentage" office:value="0.90059942588770547" table:style-name="ce32">
            <text:p>90,1%</text:p>
          </table:table-cell>
          <table:table-cell office:value-type="date" office:date-value="2022-01-06T00:00:00" table:style-name="ce33">
            <text:p>0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9996" table:style-name="ce31">
            <text:p>879.996</text:p>
          </table:table-cell>
          <table:table-cell office:value-type="percentage" office:value="0.94225351660247536" table:style-name="ce32">
            <text:p>94,2%</text:p>
          </table:table-cell>
          <table:table-cell office:value-type="float" office:value="870266" table:style-name="ce31">
            <text:p>870.266</text:p>
          </table:table-cell>
          <table:table-cell office:value-type="percentage" office:value="0.93183514343198126" table:style-name="ce32">
            <text:p>93,2%</text:p>
          </table:table-cell>
          <table:table-cell office:value-type="date" office:date-value="2022-01-06T00:00:00" table:style-name="ce33">
            <text:p>0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88197" table:style-name="ce31">
            <text:p>888.197</text:p>
          </table:table-cell>
          <table:table-cell office:value-type="percentage" office:value="0.85827164263620348" table:style-name="ce32">
            <text:p>85,8%</text:p>
          </table:table-cell>
          <table:table-cell office:value-type="float" office:value="869080" table:style-name="ce31">
            <text:p>869.080</text:p>
          </table:table-cell>
          <table:table-cell office:value-type="percentage" office:value="0.83979873742229683" table:style-name="ce32">
            <text:p>84,0%</text:p>
          </table:table-cell>
          <table:table-cell office:value-type="date" office:date-value="2022-01-05T00:00:00" table:style-name="ce33">
            <text:p>05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719663" table:style-name="ce31">
            <text:p>1.719.663</text:p>
          </table:table-cell>
          <table:table-cell office:value-type="percentage" office:value="0.87703274319222924" table:style-name="ce32">
            <text:p>87,7%</text:p>
          </table:table-cell>
          <table:table-cell office:value-type="float" office:value="1665848" table:style-name="ce31">
            <text:p>1.665.848</text:p>
          </table:table-cell>
          <table:table-cell office:value-type="percentage" office:value="0.84958694882735086" table:style-name="ce32">
            <text:p>85,0%</text:p>
          </table:table-cell>
          <table:table-cell office:value-type="date" office:date-value="2022-01-06T00:00:00" table:style-name="ce33">
            <text:p>0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91185" table:style-name="ce31">
            <text:p>491.185</text:p>
          </table:table-cell>
          <table:table-cell office:value-type="percentage" office:value="0.93714882080106543" table:style-name="ce32">
            <text:p>93,7%</text:p>
          </table:table-cell>
          <table:table-cell office:value-type="float" office:value="485072" table:style-name="ce31">
            <text:p>485.072</text:p>
          </table:table-cell>
          <table:table-cell office:value-type="percentage" office:value="0.92548561703556576" table:style-name="ce32">
            <text:p>92,5%</text:p>
          </table:table-cell>
          <table:table-cell office:value-type="date" office:date-value="2022-01-05T00:00:00" table:style-name="ce33">
            <text:p>05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35913" table:style-name="ce31">
            <text:p>2.035.913</text:p>
          </table:table-cell>
          <table:table-cell office:value-type="percentage" office:value="0.93551301250360142" table:style-name="ce32">
            <text:p>93,6%</text:p>
          </table:table-cell>
          <table:table-cell office:value-type="float" office:value="1995804" table:style-name="ce31">
            <text:p>1.995.804</text:p>
          </table:table-cell>
          <table:table-cell office:value-type="percentage" office:value="0.91708271051205903" table:style-name="ce32">
            <text:p>91,7%</text:p>
          </table:table-cell>
          <table:table-cell office:value-type="date" office:date-value="2022-01-06T00:00:00" table:style-name="ce33">
            <text:p>0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50623" table:style-name="ce31">
            <text:p>1.650.623</text:p>
          </table:table-cell>
          <table:table-cell office:value-type="percentage" office:value="0.91255948747888083" table:style-name="ce32">
            <text:p>91,3%</text:p>
          </table:table-cell>
          <table:table-cell office:value-type="float" office:value="1589184" table:style-name="ce31">
            <text:p>1.589.184</text:p>
          </table:table-cell>
          <table:table-cell office:value-type="percentage" office:value="0.87859246875248787" table:style-name="ce32">
            <text:p>87,9%</text:p>
          </table:table-cell>
          <table:table-cell office:value-type="date" office:date-value="2022-01-06T00:00:00" table:style-name="ce33">
            <text:p>0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185451" table:style-name="ce31">
            <text:p>6.185.451</text:p>
          </table:table-cell>
          <table:table-cell office:value-type="percentage" office:value="0.90057175220867869" table:style-name="ce32">
            <text:p>90,1%</text:p>
          </table:table-cell>
          <table:table-cell office:value-type="float" office:value="6016579" table:style-name="ce31">
            <text:p>6.016.579</text:p>
          </table:table-cell>
          <table:table-cell office:value-type="percentage" office:value="0.87598480568869419" table:style-name="ce32">
            <text:p>87,6%</text:p>
          </table:table-cell>
          <table:table-cell office:value-type="date" office:date-value="2022-01-06T00:00:00" table:style-name="ce33">
            <text:p>0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148083" table:style-name="ce31">
            <text:p>4.148.083</text:p>
          </table:table-cell>
          <table:table-cell office:value-type="percentage" office:value="0.92416640098528247" table:style-name="ce32">
            <text:p>92,4%</text:p>
          </table:table-cell>
          <table:table-cell office:value-type="float" office:value="4075624" table:style-name="ce31">
            <text:p>4.075.624</text:p>
          </table:table-cell>
          <table:table-cell office:value-type="percentage" office:value="0.90802299853914226" table:style-name="ce32">
            <text:p>90,8%</text:p>
          </table:table-cell>
          <table:table-cell office:value-type="date" office:date-value="2022-01-06T00:00:00" table:style-name="ce33">
            <text:p>0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6269" table:style-name="ce31">
            <text:p>906.269</text:p>
          </table:table-cell>
          <table:table-cell office:value-type="percentage" office:value="0.95052845652098672" table:style-name="ce32">
            <text:p>95,1%</text:p>
          </table:table-cell>
          <table:table-cell office:value-type="float" office:value="892994" table:style-name="ce31">
            <text:p>892.994</text:p>
          </table:table-cell>
          <table:table-cell office:value-type="percentage" office:value="0.93660514538454032" table:style-name="ce32">
            <text:p>93,7%</text:p>
          </table:table-cell>
          <table:table-cell office:value-type="date" office:date-value="2022-01-05T00:00:00" table:style-name="ce33">
            <text:p>05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33682" table:style-name="ce31">
            <text:p>2.333.682</text:p>
          </table:table-cell>
          <table:table-cell office:value-type="percentage" office:value="0.95077810239735472" table:style-name="ce32">
            <text:p>95,1%</text:p>
          </table:table-cell>
          <table:table-cell office:value-type="float" office:value="2311761" table:style-name="ce31">
            <text:p>2.311.761</text:p>
          </table:table-cell>
          <table:table-cell office:value-type="percentage" office:value="0.94184714831592786" table:style-name="ce32">
            <text:p>94,2%</text:p>
          </table:table-cell>
          <table:table-cell office:value-type="date" office:date-value="2022-01-05T00:00:00" table:style-name="ce33">
            <text:p>05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4987" table:style-name="ce31">
            <text:p>264.987</text:p>
          </table:table-cell>
          <table:table-cell office:value-type="percentage" office:value="0.93315138923125684" table:style-name="ce32">
            <text:p>93,3%</text:p>
          </table:table-cell>
          <table:table-cell office:value-type="float" office:value="259184" table:style-name="ce31">
            <text:p>259.184</text:p>
          </table:table-cell>
          <table:table-cell office:value-type="percentage" office:value="0.91271613198577317" table:style-name="ce32">
            <text:p>91,3%</text:p>
          </table:table-cell>
          <table:table-cell office:value-type="date" office:date-value="2022-01-05T00:00:00" table:style-name="ce33">
            <text:p>05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476095" table:style-name="ce31">
            <text:p>5.476.095</text:p>
          </table:table-cell>
          <table:table-cell office:value-type="percentage" office:value="0.91605097209957209" table:style-name="ce32">
            <text:p>91,6%</text:p>
          </table:table-cell>
          <table:table-cell office:value-type="float" office:value="5341960" table:style-name="ce31">
            <text:p>5.341.960</text:p>
          </table:table-cell>
          <table:table-cell office:value-type="percentage" office:value="0.89361262923981966" table:style-name="ce32">
            <text:p>89,4%</text:p>
          </table:table-cell>
          <table:table-cell office:value-type="date" office:date-value="2022-01-06T00:00:00" table:style-name="ce33">
            <text:p>0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223114" table:style-name="ce31">
            <text:p>1.223.114</text:p>
          </table:table-cell>
          <table:table-cell office:value-type="percentage" office:value="0.93357717551675889" table:style-name="ce32">
            <text:p>93,4%</text:p>
          </table:table-cell>
          <table:table-cell office:value-type="float" office:value="1190406" table:style-name="ce31">
            <text:p>1.190.406</text:p>
          </table:table-cell>
          <table:table-cell office:value-type="percentage" office:value="0.90861184746328061" table:style-name="ce32">
            <text:p>90,9%</text:p>
          </table:table-cell>
          <table:table-cell office:value-type="date" office:date-value="2022-01-04T00:00:00" table:style-name="ce33">
            <text:p>04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6853" table:style-name="ce31">
            <text:p>536.853</text:p>
          </table:table-cell>
          <table:table-cell office:value-type="percentage" office:value="0.92345283596569383" table:style-name="ce32">
            <text:p>92,3%</text:p>
          </table:table-cell>
          <table:table-cell office:value-type="float" office:value="529917" table:style-name="ce31">
            <text:p>529.917</text:p>
          </table:table-cell>
          <table:table-cell office:value-type="percentage" office:value="0.91152206744943698" table:style-name="ce32">
            <text:p>91,2%</text:p>
          </table:table-cell>
          <table:table-cell office:value-type="date" office:date-value="2022-01-05T00:00:00" table:style-name="ce33">
            <text:p>05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49588" table:style-name="ce31">
            <text:p>1.849.588</text:p>
          </table:table-cell>
          <table:table-cell office:value-type="percentage" office:value="0.93227880034859878" table:style-name="ce32">
            <text:p>93,2%</text:p>
          </table:table-cell>
          <table:table-cell office:value-type="float" office:value="1811546" table:style-name="ce31">
            <text:p>1.811.546</text:p>
          </table:table-cell>
          <table:table-cell office:value-type="percentage" office:value="0.91310385429420104" table:style-name="ce32">
            <text:p>91,3%</text:p>
          </table:table-cell>
          <table:table-cell office:value-type="date" office:date-value="2022-01-06T00:00:00" table:style-name="ce33">
            <text:p>06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4108" table:style-name="ce31">
            <text:p>64.108</text:p>
          </table:table-cell>
          <table:table-cell office:value-type="percentage" office:value="0.90337490312125701" table:style-name="ce32">
            <text:p>90,3%</text:p>
          </table:table-cell>
          <table:table-cell office:value-type="float" office:value="61322" table:style-name="ce31">
            <text:p>61.322</text:p>
          </table:table-cell>
          <table:table-cell office:value-type="percentage" office:value="0.86411611357711549" table:style-name="ce32">
            <text:p>86,4%</text:p>
          </table:table-cell>
          <table:table-cell office:value-type="date" office:date-value="2022-01-05T00:00:00" table:style-name="ce33">
            <text:p>05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61173" table:style-name="ce31">
            <text:p>61.173</text:p>
          </table:table-cell>
          <table:table-cell office:value-type="percentage" office:value="0.8624783227825793" table:style-name="ce32">
            <text:p>86,2%</text:p>
          </table:table-cell>
          <table:table-cell office:value-type="float" office:value="58733" table:style-name="ce31">
            <text:p>58.733</text:p>
          </table:table-cell>
          <table:table-cell office:value-type="percentage" office:value="0.82807675497342337" table:style-name="ce32">
            <text:p>82,8%</text:p>
          </table:table-cell>
          <table:table-cell office:value-type="date" office:date-value="2022-01-05T00:00:00" table:style-name="ce33">
            <text:p>05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332" table:style-name="ce31">
            <text:p>95.332</text:p>
          </table:table-cell>
          <table:table-cell office:value-type="string" table:style-name="ce32">
            <text:p>-</text:p>
          </table:table-cell>
          <table:table-cell office:value-type="float" office:value="92077" table:style-name="ce31">
            <text:p>92.077</text:p>
          </table:table-cell>
          <table:table-cell office:value-type="string" table:style-name="ce32">
            <text:p>-</text:p>
          </table:table-cell>
          <table:table-cell office:value-type="date" office:date-value="2022-01-06T00:00:00" table:style-name="ce33">
            <text:p>06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7840" table:style-name="ce31">
            <text:p>7.840</text:p>
          </table:table-cell>
          <table:table-cell office:value-type="string" table:style-name="ce32">
            <text:p>-</text:p>
          </table:table-cell>
          <table:table-cell office:value-type="float" office:value="7373" table:style-name="ce31">
            <text:p>7.373</text:p>
          </table:table-cell>
          <table:table-cell office:value-type="string" table:style-name="ce32">
            <text:p>-</text:p>
          </table:table-cell>
          <table:table-cell office:value-type="date" office:date-value="2022-01-04T00:00:00" table:style-name="ce33">
            <text:p>04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889354" table:style-name="ce34">
            <text:p>38.889.354</text:p>
          </table:table-cell>
          <table:table-cell office:value-type="percentage" office:value="0.92330279514205982" table:style-name="ce24">
            <text:p>92,3%</text:p>
          </table:table-cell>
          <table:table-cell office:value-type="float" office:value="38052240" table:style-name="ce34">
            <text:p>38.052.240</text:p>
          </table:table-cell>
          <table:table-cell office:value-type="percentage" office:value="0.9034282120864362" table:style-name="ce24">
            <text:p>90,3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989" table:style-name="ce43">
            <text:p>434.989</text:p>
          </table:table-cell>
          <table:table-cell office:value-type="percentage" office:value="1" table:style-name="ce44">
            <text:p>100,0%</text:p>
          </table:table-cell>
          <table:table-cell office:value-type="float" office:value="655772" table:style-name="ce43">
            <text:p>655.772</text:p>
          </table:table-cell>
          <table:table-cell office:value-type="percentage" office:value="1" table:style-name="ce44">
            <text:p>100,0%</text:p>
          </table:table-cell>
          <table:table-cell office:value-type="float" office:value="935548" table:style-name="ce43">
            <text:p>935.548</text:p>
          </table:table-cell>
          <table:table-cell office:value-type="percentage" office:value="1" table:style-name="ce44">
            <text:p>100,0%</text:p>
          </table:table-cell>
          <table:table-cell office:value-type="float" office:value="1225900" table:style-name="ce43">
            <text:p>1.225.900</text:p>
          </table:table-cell>
          <table:table-cell office:value-type="percentage" office:value="0.96907482168280212" table:style-name="ce44">
            <text:p>96,9%</text:p>
          </table:table-cell>
          <table:table-cell office:value-type="float" office:value="1270641" table:style-name="ce43">
            <text:p>1.270.641</text:p>
          </table:table-cell>
          <table:table-cell office:value-type="percentage" office:value="0.91735481700423216" table:style-name="ce44">
            <text:p>91,7%</text:p>
          </table:table-cell>
          <table:table-cell office:value-type="float" office:value="958656" table:style-name="ce43">
            <text:p>958.656</text:p>
          </table:table-cell>
          <table:table-cell office:value-type="percentage" office:value="0.84076627519147673" table:style-name="ce44">
            <text:p>84,1%</text:p>
          </table:table-cell>
          <table:table-cell office:value-type="float" office:value="801338" table:style-name="ce43">
            <text:p>801.338</text:p>
          </table:table-cell>
          <table:table-cell office:value-type="percentage" office:value="0.86288592743185966" table:style-name="ce44">
            <text:p>86,3%</text:p>
          </table:table-cell>
          <table:table-cell office:value-type="float" office:value="701860" table:style-name="ce43">
            <text:p>701.860</text:p>
          </table:table-cell>
          <table:table-cell office:value-type="percentage" office:value="0.93220012564632815" table:style-name="ce44">
            <text:p>93,2%</text:p>
          </table:table-cell>
          <table:table-cell office:value-type="float" office:value="6984704" table:style-name="ce43">
            <text:p>6.984.704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3729568335910951" table:style-name="ce44">
            <text:p>93,7%</text:p>
          </table:table-cell>
          <table:table-cell office:value-type="percentage" office:value="0.8251848829174292" table:style-name="ce44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573" table:style-name="ce46">
            <text:p>101.573</text:p>
          </table:table-cell>
          <table:table-cell office:value-type="percentage" office:value="1" table:style-name="ce47">
            <text:p>100,0%</text:p>
          </table:table-cell>
          <table:table-cell office:value-type="float" office:value="119680" table:style-name="ce46">
            <text:p>119.680</text:p>
          </table:table-cell>
          <table:table-cell office:value-type="percentage" office:value="1" table:style-name="ce47">
            <text:p>100,0%</text:p>
          </table:table-cell>
          <table:table-cell office:value-type="float" office:value="155600" table:style-name="ce46">
            <text:p>155.600</text:p>
          </table:table-cell>
          <table:table-cell office:value-type="percentage" office:value="0.99509487295912824" table:style-name="ce47">
            <text:p>99,5%</text:p>
          </table:table-cell>
          <table:table-cell office:value-type="float" office:value="187763" table:style-name="ce46">
            <text:p>187.763</text:p>
          </table:table-cell>
          <table:table-cell office:value-type="percentage" office:value="0.94702571293111271" table:style-name="ce47">
            <text:p>94,7%</text:p>
          </table:table-cell>
          <table:table-cell office:value-type="float" office:value="191034" table:style-name="ce46">
            <text:p>191.034</text:p>
          </table:table-cell>
          <table:table-cell office:value-type="percentage" office:value="0.88876585885560355" table:style-name="ce47">
            <text:p>88,9%</text:p>
          </table:table-cell>
          <table:table-cell office:value-type="float" office:value="130174" table:style-name="ce46">
            <text:p>130.174</text:p>
          </table:table-cell>
          <table:table-cell office:value-type="percentage" office:value="0.79236210023982567" table:style-name="ce47">
            <text:p>79,2%</text:p>
          </table:table-cell>
          <table:table-cell office:value-type="float" office:value="108775" table:style-name="ce46">
            <text:p>108.775</text:p>
          </table:table-cell>
          <table:table-cell office:value-type="percentage" office:value="0.83415771351446688" table:style-name="ce47">
            <text:p>83,4%</text:p>
          </table:table-cell>
          <table:table-cell office:value-type="float" office:value="91899" table:style-name="ce46">
            <text:p>91.899</text:p>
          </table:table-cell>
          <table:table-cell office:value-type="percentage" office:value="0.89128010164001203" table:style-name="ce47">
            <text:p>89,1%</text:p>
          </table:table-cell>
          <table:table-cell office:value-type="float" office:value="1086498" table:style-name="ce46">
            <text:p>1.086.498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1677228060286853" table:style-name="ce47">
            <text:p>91,7%</text:p>
          </table:table-cell>
          <table:table-cell office:value-type="percentage" office:value="0.81729002227335679" table:style-name="ce47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132" table:style-name="ce46">
            <text:p>89.132</text:p>
          </table:table-cell>
          <table:table-cell office:value-type="percentage" office:value="1" table:style-name="ce47">
            <text:p>100,0%</text:p>
          </table:table-cell>
          <table:table-cell office:value-type="float" office:value="114600" table:style-name="ce46">
            <text:p>114.600</text:p>
          </table:table-cell>
          <table:table-cell office:value-type="percentage" office:value="1" table:style-name="ce47">
            <text:p>100,0%</text:p>
          </table:table-cell>
          <table:table-cell office:value-type="float" office:value="148802" table:style-name="ce46">
            <text:p>148.802</text:p>
          </table:table-cell>
          <table:table-cell office:value-type="percentage" office:value="0.99432015609547486" table:style-name="ce47">
            <text:p>99,4%</text:p>
          </table:table-cell>
          <table:table-cell office:value-type="float" office:value="153934" table:style-name="ce46">
            <text:p>153.934</text:p>
          </table:table-cell>
          <table:table-cell office:value-type="percentage" office:value="0.94644163669341208" table:style-name="ce47">
            <text:p>94,6%</text:p>
          </table:table-cell>
          <table:table-cell office:value-type="float" office:value="151802" table:style-name="ce46">
            <text:p>151.802</text:p>
          </table:table-cell>
          <table:table-cell office:value-type="percentage" office:value="0.90903211511859783" table:style-name="ce47">
            <text:p>90,9%</text:p>
          </table:table-cell>
          <table:table-cell office:value-type="float" office:value="92325" table:style-name="ce46">
            <text:p>92.325</text:p>
          </table:table-cell>
          <table:table-cell office:value-type="percentage" office:value="0.80667709325388159" table:style-name="ce47">
            <text:p>80,7%</text:p>
          </table:table-cell>
          <table:table-cell office:value-type="float" office:value="67995" table:style-name="ce46">
            <text:p>67.995</text:p>
          </table:table-cell>
          <table:table-cell office:value-type="percentage" office:value="0.85948856669742513" table:style-name="ce47">
            <text:p>85,9%</text:p>
          </table:table-cell>
          <table:table-cell office:value-type="float" office:value="61406" table:style-name="ce46">
            <text:p>61.406</text:p>
          </table:table-cell>
          <table:table-cell office:value-type="percentage" office:value="0.95946874999999998" table:style-name="ce47">
            <text:p>95,9%</text:p>
          </table:table-cell>
          <table:table-cell office:value-type="float" office:value="879996" table:style-name="ce46">
            <text:p>879.996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4225351660247536" table:style-name="ce47">
            <text:p>94,2%</text:p>
          </table:table-cell>
          <table:table-cell office:value-type="percentage" office:value="0.86377092690894242" table:style-name="ce47">
            <text:p>86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762" table:style-name="ce46">
            <text:p>51.762</text:p>
          </table:table-cell>
          <table:table-cell office:value-type="percentage" office:value="1" table:style-name="ce47">
            <text:p>100,0%</text:p>
          </table:table-cell>
          <table:table-cell office:value-type="float" office:value="79783" table:style-name="ce46">
            <text:p>79.783</text:p>
          </table:table-cell>
          <table:table-cell office:value-type="percentage" office:value="0.99089621938496697" table:style-name="ce47">
            <text:p>99,1%</text:p>
          </table:table-cell>
          <table:table-cell office:value-type="float" office:value="111827" table:style-name="ce46">
            <text:p>111.827</text:p>
          </table:table-cell>
          <table:table-cell office:value-type="percentage" office:value="0.95390297788127709" table:style-name="ce47">
            <text:p>95,4%</text:p>
          </table:table-cell>
          <table:table-cell office:value-type="float" office:value="153019" table:style-name="ce46">
            <text:p>153.019</text:p>
          </table:table-cell>
          <table:table-cell office:value-type="percentage" office:value="0.92292984794658528" table:style-name="ce47">
            <text:p>92,3%</text:p>
          </table:table-cell>
          <table:table-cell office:value-type="float" office:value="172867" table:style-name="ce46">
            <text:p>172.867</text:p>
          </table:table-cell>
          <table:table-cell office:value-type="percentage" office:value="0.83846012067594045" table:style-name="ce47">
            <text:p>83,8%</text:p>
          </table:table-cell>
          <table:table-cell office:value-type="float" office:value="134099" table:style-name="ce46">
            <text:p>134.099</text:p>
          </table:table-cell>
          <table:table-cell office:value-type="percentage" office:value="0.73605141969514842" table:style-name="ce47">
            <text:p>73,6%</text:p>
          </table:table-cell>
          <table:table-cell office:value-type="float" office:value="103695" table:style-name="ce46">
            <text:p>103.695</text:p>
          </table:table-cell>
          <table:table-cell office:value-type="percentage" office:value="0.75172898754549011" table:style-name="ce47">
            <text:p>75,2%</text:p>
          </table:table-cell>
          <table:table-cell office:value-type="float" office:value="81145" table:style-name="ce46">
            <text:p>81.145</text:p>
          </table:table-cell>
          <table:table-cell office:value-type="percentage" office:value="0.84986384583158781" table:style-name="ce47">
            <text:p>85,0%</text:p>
          </table:table-cell>
          <table:table-cell office:value-type="float" office:value="888197" table:style-name="ce46">
            <text:p>888.197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5827164263620348" table:style-name="ce47">
            <text:p>85,8%</text:p>
          </table:table-cell>
          <table:table-cell office:value-type="percentage" office:value="0.75814289360271025" table:style-name="ce47">
            <text:p>7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348" table:style-name="ce46">
            <text:p>94.348</text:p>
          </table:table-cell>
          <table:table-cell office:value-type="percentage" office:value="1" table:style-name="ce47">
            <text:p>100,0%</text:p>
          </table:table-cell>
          <table:table-cell office:value-type="float" office:value="155131" table:style-name="ce46">
            <text:p>155.131</text:p>
          </table:table-cell>
          <table:table-cell office:value-type="percentage" office:value="1" table:style-name="ce47">
            <text:p>100,0%</text:p>
          </table:table-cell>
          <table:table-cell office:value-type="float" office:value="228072" table:style-name="ce46">
            <text:p>228.072</text:p>
          </table:table-cell>
          <table:table-cell office:value-type="percentage" office:value="0.97013934970139348" table:style-name="ce47">
            <text:p>97,0%</text:p>
          </table:table-cell>
          <table:table-cell office:value-type="float" office:value="324124" table:style-name="ce46">
            <text:p>324.124</text:p>
          </table:table-cell>
          <table:table-cell office:value-type="percentage" office:value="0.92471584425069608" table:style-name="ce47">
            <text:p>92,5%</text:p>
          </table:table-cell>
          <table:table-cell office:value-type="float" office:value="322693" table:style-name="ce46">
            <text:p>322.693</text:p>
          </table:table-cell>
          <table:table-cell office:value-type="percentage" office:value="0.83184592858394946" table:style-name="ce47">
            <text:p>83,2%</text:p>
          </table:table-cell>
          <table:table-cell office:value-type="float" office:value="236197" table:style-name="ce46">
            <text:p>236.197</text:p>
          </table:table-cell>
          <table:table-cell office:value-type="percentage" office:value="0.75963709340245844" table:style-name="ce47">
            <text:p>76,0%</text:p>
          </table:table-cell>
          <table:table-cell office:value-type="float" office:value="196093" table:style-name="ce46">
            <text:p>196.093</text:p>
          </table:table-cell>
          <table:table-cell office:value-type="percentage" office:value="0.77892575114797336" table:style-name="ce47">
            <text:p>77,9%</text:p>
          </table:table-cell>
          <table:table-cell office:value-type="float" office:value="163005" table:style-name="ce46">
            <text:p>163.005</text:p>
          </table:table-cell>
          <table:table-cell office:value-type="percentage" office:value="0.90660578318881846" table:style-name="ce47">
            <text:p>90,7%</text:p>
          </table:table-cell>
          <table:table-cell office:value-type="float" office:value="1719663" table:style-name="ce46">
            <text:p>1.719.663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7703274319222924" table:style-name="ce47">
            <text:p>87,7%</text:p>
          </table:table-cell>
          <table:table-cell office:value-type="percentage" office:value="0.79030373831775702" table:style-name="ce47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524" table:style-name="ce46">
            <text:p>42.524</text:p>
          </table:table-cell>
          <table:table-cell office:value-type="percentage" office:value="1" table:style-name="ce47">
            <text:p>100,0%</text:p>
          </table:table-cell>
          <table:table-cell office:value-type="float" office:value="56155" table:style-name="ce46">
            <text:p>56.155</text:p>
          </table:table-cell>
          <table:table-cell office:value-type="percentage" office:value="1" table:style-name="ce47">
            <text:p>100,0%</text:p>
          </table:table-cell>
          <table:table-cell office:value-type="float" office:value="77140" table:style-name="ce46">
            <text:p>77.140</text:p>
          </table:table-cell>
          <table:table-cell office:value-type="percentage" office:value="0.99734953778524793" table:style-name="ce47">
            <text:p>99,7%</text:p>
          </table:table-cell>
          <table:table-cell office:value-type="float" office:value="84974" table:style-name="ce46">
            <text:p>84.974</text:p>
          </table:table-cell>
          <table:table-cell office:value-type="percentage" office:value="0.94453336890311679" table:style-name="ce47">
            <text:p>94,5%</text:p>
          </table:table-cell>
          <table:table-cell office:value-type="float" office:value="89157" table:style-name="ce46">
            <text:p>89.157</text:p>
          </table:table-cell>
          <table:table-cell office:value-type="percentage" office:value="0.91191481962585275" table:style-name="ce47">
            <text:p>91,2%</text:p>
          </table:table-cell>
          <table:table-cell office:value-type="float" office:value="56356" table:style-name="ce46">
            <text:p>56.356</text:p>
          </table:table-cell>
          <table:table-cell office:value-type="percentage" office:value="0.79968214777290592" table:style-name="ce47">
            <text:p>80,0%</text:p>
          </table:table-cell>
          <table:table-cell office:value-type="float" office:value="43000" table:style-name="ce46">
            <text:p>43.000</text:p>
          </table:table-cell>
          <table:table-cell office:value-type="percentage" office:value="0.85140085140085142" table:style-name="ce47">
            <text:p>85,1%</text:p>
          </table:table-cell>
          <table:table-cell office:value-type="float" office:value="41879" table:style-name="ce46">
            <text:p>41.879</text:p>
          </table:table-cell>
          <table:table-cell office:value-type="percentage" office:value="0.95259650160362119" table:style-name="ce47">
            <text:p>95,3%</text:p>
          </table:table-cell>
          <table:table-cell office:value-type="float" office:value="491185" table:style-name="ce46">
            <text:p>491.185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3714882080106543" table:style-name="ce47">
            <text:p>93,7%</text:p>
          </table:table-cell>
          <table:table-cell office:value-type="percentage" office:value="0.84265017455674596" table:style-name="ce47">
            <text:p>84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910" table:style-name="ce46">
            <text:p>229.910</text:p>
          </table:table-cell>
          <table:table-cell office:value-type="percentage" office:value="1" table:style-name="ce47">
            <text:p>100,0%</text:p>
          </table:table-cell>
          <table:table-cell office:value-type="float" office:value="252184" table:style-name="ce46">
            <text:p>252.184</text:p>
          </table:table-cell>
          <table:table-cell office:value-type="percentage" office:value="1" table:style-name="ce47">
            <text:p>100,0%</text:p>
          </table:table-cell>
          <table:table-cell office:value-type="float" office:value="324145" table:style-name="ce46">
            <text:p>324.145</text:p>
          </table:table-cell>
          <table:table-cell office:value-type="percentage" office:value="1" table:style-name="ce47">
            <text:p>100,0%</text:p>
          </table:table-cell>
          <table:table-cell office:value-type="float" office:value="356334" table:style-name="ce46">
            <text:p>356.334</text:p>
          </table:table-cell>
          <table:table-cell office:value-type="percentage" office:value="0.93483045845084278" table:style-name="ce47">
            <text:p>93,5%</text:p>
          </table:table-cell>
          <table:table-cell office:value-type="float" office:value="324400" table:style-name="ce46">
            <text:p>324.400</text:p>
          </table:table-cell>
          <table:table-cell office:value-type="percentage" office:value="0.8929136675795819" table:style-name="ce47">
            <text:p>89,3%</text:p>
          </table:table-cell>
          <table:table-cell office:value-type="float" office:value="217243" table:style-name="ce46">
            <text:p>217.243</text:p>
          </table:table-cell>
          <table:table-cell office:value-type="percentage" office:value="0.81126509151066351" table:style-name="ce47">
            <text:p>81,1%</text:p>
          </table:table-cell>
          <table:table-cell office:value-type="float" office:value="179050" table:style-name="ce46">
            <text:p>179.050</text:p>
          </table:table-cell>
          <table:table-cell office:value-type="percentage" office:value="0.84855406955252455" table:style-name="ce47">
            <text:p>84,9%</text:p>
          </table:table-cell>
          <table:table-cell office:value-type="float" office:value="152647" table:style-name="ce46">
            <text:p>152.647</text:p>
          </table:table-cell>
          <table:table-cell office:value-type="percentage" office:value="0.92321975057759065" table:style-name="ce47">
            <text:p>92,3%</text:p>
          </table:table-cell>
          <table:table-cell office:value-type="float" office:value="2035913" table:style-name="ce46">
            <text:p>2.035.913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3551301250360142" table:style-name="ce47">
            <text:p>93,6%</text:p>
          </table:table-cell>
          <table:table-cell office:value-type="percentage" office:value="0.85009716407826907" table:style-name="ce47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306" table:style-name="ce46">
            <text:p>139.306</text:p>
          </table:table-cell>
          <table:table-cell office:value-type="percentage" office:value="1" table:style-name="ce47">
            <text:p>100,0%</text:p>
          </table:table-cell>
          <table:table-cell office:value-type="float" office:value="159733" table:style-name="ce46">
            <text:p>159.733</text:p>
          </table:table-cell>
          <table:table-cell office:value-type="percentage" office:value="1" table:style-name="ce47">
            <text:p>100,0%</text:p>
          </table:table-cell>
          <table:table-cell office:value-type="float" office:value="225590" table:style-name="ce46">
            <text:p>225.590</text:p>
          </table:table-cell>
          <table:table-cell office:value-type="percentage" office:value="1" table:style-name="ce47">
            <text:p>100,0%</text:p>
          </table:table-cell>
          <table:table-cell office:value-type="float" office:value="289490" table:style-name="ce46">
            <text:p>289.490</text:p>
          </table:table-cell>
          <table:table-cell office:value-type="percentage" office:value="0.94149825353358618" table:style-name="ce47">
            <text:p>94,1%</text:p>
          </table:table-cell>
          <table:table-cell office:value-type="float" office:value="290937" table:style-name="ce46">
            <text:p>290.937</text:p>
          </table:table-cell>
          <table:table-cell office:value-type="percentage" office:value="0.88001391388514993" table:style-name="ce47">
            <text:p>88,0%</text:p>
          </table:table-cell>
          <table:table-cell office:value-type="float" office:value="210512" table:style-name="ce46">
            <text:p>210.512</text:p>
          </table:table-cell>
          <table:table-cell office:value-type="percentage" office:value="0.79169314895393395" table:style-name="ce47">
            <text:p>79,2%</text:p>
          </table:table-cell>
          <table:table-cell office:value-type="float" office:value="178732" table:style-name="ce46">
            <text:p>178.732</text:p>
          </table:table-cell>
          <table:table-cell office:value-type="percentage" office:value="0.81953697802273384" table:style-name="ce47">
            <text:p>82,0%</text:p>
          </table:table-cell>
          <table:table-cell office:value-type="float" office:value="156323" table:style-name="ce46">
            <text:p>156.323</text:p>
          </table:table-cell>
          <table:table-cell office:value-type="percentage" office:value="0.89855264065481799" table:style-name="ce47">
            <text:p>89,9%</text:p>
          </table:table-cell>
          <table:table-cell office:value-type="float" office:value="1650623" table:style-name="ce46">
            <text:p>1.650.623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1255948747888083" table:style-name="ce47">
            <text:p>91,3%</text:p>
          </table:table-cell>
          <table:table-cell office:value-type="percentage" office:value="0.80706339314920006" table:style-name="ce47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553" table:style-name="ce46">
            <text:p>460.553</text:p>
          </table:table-cell>
          <table:table-cell office:value-type="percentage" office:value="1" table:style-name="ce47">
            <text:p>100,0%</text:p>
          </table:table-cell>
          <table:table-cell office:value-type="float" office:value="621279" table:style-name="ce46">
            <text:p>621.279</text:p>
          </table:table-cell>
          <table:table-cell office:value-type="percentage" office:value="0.97794242647475493" table:style-name="ce47">
            <text:p>97,8%</text:p>
          </table:table-cell>
          <table:table-cell office:value-type="float" office:value="808097" table:style-name="ce46">
            <text:p>808.097</text:p>
          </table:table-cell>
          <table:table-cell office:value-type="percentage" office:value="0.96479517278267013" table:style-name="ce47">
            <text:p>96,5%</text:p>
          </table:table-cell>
          <table:table-cell office:value-type="float" office:value="1041345" table:style-name="ce46">
            <text:p>1.041.345</text:p>
          </table:table-cell>
          <table:table-cell office:value-type="percentage" office:value="0.95380479583798938" table:style-name="ce47">
            <text:p>95,4%</text:p>
          </table:table-cell>
          <table:table-cell office:value-type="float" office:value="1160070" table:style-name="ce46">
            <text:p>1.160.070</text:p>
          </table:table-cell>
          <table:table-cell office:value-type="percentage" office:value="0.88100671727086666" table:style-name="ce47">
            <text:p>88,1%</text:p>
          </table:table-cell>
          <table:table-cell office:value-type="float" office:value="823635" table:style-name="ce46">
            <text:p>823.635</text:p>
          </table:table-cell>
          <table:table-cell office:value-type="percentage" office:value="0.78843002262954553" table:style-name="ce47">
            <text:p>78,8%</text:p>
          </table:table-cell>
          <table:table-cell office:value-type="float" office:value="689662" table:style-name="ce46">
            <text:p>689.662</text:p>
          </table:table-cell>
          <table:table-cell office:value-type="percentage" office:value="0.82206845583984456" table:style-name="ce47">
            <text:p>82,2%</text:p>
          </table:table-cell>
          <table:table-cell office:value-type="float" office:value="580810" table:style-name="ce46">
            <text:p>580.810</text:p>
          </table:table-cell>
          <table:table-cell office:value-type="percentage" office:value="0.88515710963384264" table:style-name="ce47">
            <text:p>88,5%</text:p>
          </table:table-cell>
          <table:table-cell office:value-type="float" office:value="6185451" table:style-name="ce46">
            <text:p>6.185.451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90057175220867869" table:style-name="ce47">
            <text:p>90,1%</text:p>
          </table:table-cell>
          <table:table-cell office:value-type="percentage" office:value="0.79499616925898775" table:style-name="ce47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791" table:style-name="ce46">
            <text:p>297.791</text:p>
          </table:table-cell>
          <table:table-cell office:value-type="percentage" office:value="1" table:style-name="ce47">
            <text:p>100,0%</text:p>
          </table:table-cell>
          <table:table-cell office:value-type="float" office:value="435841" table:style-name="ce46">
            <text:p>435.841</text:p>
          </table:table-cell>
          <table:table-cell office:value-type="percentage" office:value="0.99538439051573324" table:style-name="ce47">
            <text:p>99,5%</text:p>
          </table:table-cell>
          <table:table-cell office:value-type="float" office:value="573629" table:style-name="ce46">
            <text:p>573.629</text:p>
          </table:table-cell>
          <table:table-cell office:value-type="percentage" office:value="0.9877756884462261" table:style-name="ce47">
            <text:p>98,8%</text:p>
          </table:table-cell>
          <table:table-cell office:value-type="float" office:value="720184" table:style-name="ce46">
            <text:p>720.184</text:p>
          </table:table-cell>
          <table:table-cell office:value-type="percentage" office:value="0.95726632054380101" table:style-name="ce47">
            <text:p>95,7%</text:p>
          </table:table-cell>
          <table:table-cell office:value-type="float" office:value="763210" table:style-name="ce46">
            <text:p>763.210</text:p>
          </table:table-cell>
          <table:table-cell office:value-type="percentage" office:value="0.89621976824473804" table:style-name="ce47">
            <text:p>89,6%</text:p>
          </table:table-cell>
          <table:table-cell office:value-type="float" office:value="525865" table:style-name="ce46">
            <text:p>525.865</text:p>
          </table:table-cell>
          <table:table-cell office:value-type="percentage" office:value="0.81057064333596918" table:style-name="ce47">
            <text:p>81,1%</text:p>
          </table:table-cell>
          <table:table-cell office:value-type="float" office:value="442873" table:style-name="ce46">
            <text:p>442.873</text:p>
          </table:table-cell>
          <table:table-cell office:value-type="percentage" office:value="0.85807147866993716" table:style-name="ce47">
            <text:p>85,8%</text:p>
          </table:table-cell>
          <table:table-cell office:value-type="float" office:value="388690" table:style-name="ce46">
            <text:p>388.690</text:p>
          </table:table-cell>
          <table:table-cell office:value-type="percentage" office:value="0.91557506990066684" table:style-name="ce47">
            <text:p>91,6%</text:p>
          </table:table-cell>
          <table:table-cell office:value-type="float" office:value="4148083" table:style-name="ce46">
            <text:p>4.148.083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2416640098528247" table:style-name="ce47">
            <text:p>92,4%</text:p>
          </table:table-cell>
          <table:table-cell office:value-type="percentage" office:value="0.82020831846224695" table:style-name="ce47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74" table:style-name="ce46">
            <text:p>78.374</text:p>
          </table:table-cell>
          <table:table-cell office:value-type="percentage" office:value="1" table:style-name="ce47">
            <text:p>100,0%</text:p>
          </table:table-cell>
          <table:table-cell office:value-type="float" office:value="96105" table:style-name="ce46">
            <text:p>96.105</text:p>
          </table:table-cell>
          <table:table-cell office:value-type="percentage" office:value="1" table:style-name="ce47">
            <text:p>100,0%</text:p>
          </table:table-cell>
          <table:table-cell office:value-type="float" office:value="133304" table:style-name="ce46">
            <text:p>133.304</text:p>
          </table:table-cell>
          <table:table-cell office:value-type="percentage" office:value="1" table:style-name="ce47">
            <text:p>100,0%</text:p>
          </table:table-cell>
          <table:table-cell office:value-type="float" office:value="162115" table:style-name="ce46">
            <text:p>162.115</text:p>
          </table:table-cell>
          <table:table-cell office:value-type="percentage" office:value="0.9580358831316188" table:style-name="ce47">
            <text:p>95,8%</text:p>
          </table:table-cell>
          <table:table-cell office:value-type="float" office:value="147045" table:style-name="ce46">
            <text:p>147.045</text:p>
          </table:table-cell>
          <table:table-cell office:value-type="percentage" office:value="0.92194690709368377" table:style-name="ce47">
            <text:p>92,2%</text:p>
          </table:table-cell>
          <table:table-cell office:value-type="float" office:value="114344" table:style-name="ce46">
            <text:p>114.344</text:p>
          </table:table-cell>
          <table:table-cell office:value-type="percentage" office:value="0.85664411630293902" table:style-name="ce47">
            <text:p>85,7%</text:p>
          </table:table-cell>
          <table:table-cell office:value-type="float" office:value="95084" table:style-name="ce46">
            <text:p>95.084</text:p>
          </table:table-cell>
          <table:table-cell office:value-type="percentage" office:value="0.83907518531591951" table:style-name="ce47">
            <text:p>83,9%</text:p>
          </table:table-cell>
          <table:table-cell office:value-type="float" office:value="79898" table:style-name="ce46">
            <text:p>79.898</text:p>
          </table:table-cell>
          <table:table-cell office:value-type="percentage" office:value="0.94274926253687319" table:style-name="ce47">
            <text:p>94,3%</text:p>
          </table:table-cell>
          <table:table-cell office:value-type="float" office:value="906269" table:style-name="ce46">
            <text:p>906.269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5052845652098672" table:style-name="ce47">
            <text:p>95,1%</text:p>
          </table:table-cell>
          <table:table-cell office:value-type="percentage" office:value="0.85176698587482746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873" table:style-name="ce46">
            <text:p>242.873</text:p>
          </table:table-cell>
          <table:table-cell office:value-type="percentage" office:value="1" table:style-name="ce47">
            <text:p>100,0%</text:p>
          </table:table-cell>
          <table:table-cell office:value-type="float" office:value="292118" table:style-name="ce46">
            <text:p>292.118</text:p>
          </table:table-cell>
          <table:table-cell office:value-type="percentage" office:value="1" table:style-name="ce47">
            <text:p>100,0%</text:p>
          </table:table-cell>
          <table:table-cell office:value-type="float" office:value="347687" table:style-name="ce46">
            <text:p>347.687</text:p>
          </table:table-cell>
          <table:table-cell office:value-type="percentage" office:value="1" table:style-name="ce47">
            <text:p>100,0%</text:p>
          </table:table-cell>
          <table:table-cell office:value-type="float" office:value="393152" table:style-name="ce46">
            <text:p>393.152</text:p>
          </table:table-cell>
          <table:table-cell office:value-type="percentage" office:value="0.96861949941979208" table:style-name="ce47">
            <text:p>96,9%</text:p>
          </table:table-cell>
          <table:table-cell office:value-type="float" office:value="411495" table:style-name="ce46">
            <text:p>411.495</text:p>
          </table:table-cell>
          <table:table-cell office:value-type="percentage" office:value="0.92841945665931891" table:style-name="ce47">
            <text:p>92,8%</text:p>
          </table:table-cell>
          <table:table-cell office:value-type="float" office:value="267776" table:style-name="ce46">
            <text:p>267.776</text:p>
          </table:table-cell>
          <table:table-cell office:value-type="percentage" office:value="0.82798199178746357" table:style-name="ce47">
            <text:p>82,8%</text:p>
          </table:table-cell>
          <table:table-cell office:value-type="float" office:value="203304" table:style-name="ce46">
            <text:p>203.304</text:p>
          </table:table-cell>
          <table:table-cell office:value-type="percentage" office:value="0.88017629155644839" table:style-name="ce47">
            <text:p>88,0%</text:p>
          </table:table-cell>
          <table:table-cell office:value-type="float" office:value="175277" table:style-name="ce46">
            <text:p>175.277</text:p>
          </table:table-cell>
          <table:table-cell office:value-type="percentage" office:value="0.97372324409606292" table:style-name="ce47">
            <text:p>97,4%</text:p>
          </table:table-cell>
          <table:table-cell office:value-type="float" office:value="2333682" table:style-name="ce46">
            <text:p>2.333.682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5077810239735472" table:style-name="ce47">
            <text:p>95,1%</text:p>
          </table:table-cell>
          <table:table-cell office:value-type="percentage" office:value="0.86374475862372724" table:style-name="ce47">
            <text:p>86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21" table:style-name="ce46">
            <text:p>23.421</text:p>
          </table:table-cell>
          <table:table-cell office:value-type="percentage" office:value="1" table:style-name="ce47">
            <text:p>100,0%</text:p>
          </table:table-cell>
          <table:table-cell office:value-type="float" office:value="28724" table:style-name="ce46">
            <text:p>28.724</text:p>
          </table:table-cell>
          <table:table-cell office:value-type="percentage" office:value="1" table:style-name="ce47">
            <text:p>100,0%</text:p>
          </table:table-cell>
          <table:table-cell office:value-type="float" office:value="38279" table:style-name="ce46">
            <text:p>38.279</text:p>
          </table:table-cell>
          <table:table-cell office:value-type="percentage" office:value="1" table:style-name="ce47">
            <text:p>100,0%</text:p>
          </table:table-cell>
          <table:table-cell office:value-type="float" office:value="45709" table:style-name="ce46">
            <text:p>45.709</text:p>
          </table:table-cell>
          <table:table-cell office:value-type="percentage" office:value="0.95898371936891569" table:style-name="ce47">
            <text:p>95,9%</text:p>
          </table:table-cell>
          <table:table-cell office:value-type="float" office:value="48112" table:style-name="ce46">
            <text:p>48.112</text:p>
          </table:table-cell>
          <table:table-cell office:value-type="percentage" office:value="0.90868226717283318" table:style-name="ce47">
            <text:p>90,9%</text:p>
          </table:table-cell>
          <table:table-cell office:value-type="float" office:value="32096" table:style-name="ce46">
            <text:p>32.096</text:p>
          </table:table-cell>
          <table:table-cell office:value-type="percentage" office:value="0.81629746433022199" table:style-name="ce47">
            <text:p>81,6%</text:p>
          </table:table-cell>
          <table:table-cell office:value-type="float" office:value="25270" table:style-name="ce46">
            <text:p>25.270</text:p>
          </table:table-cell>
          <table:table-cell office:value-type="percentage" office:value="0.82966708253989097" table:style-name="ce47">
            <text:p>83,0%</text:p>
          </table:table-cell>
          <table:table-cell office:value-type="float" office:value="23376" table:style-name="ce46">
            <text:p>23.376</text:p>
          </table:table-cell>
          <table:table-cell office:value-type="percentage" office:value="0.91555694814350619" table:style-name="ce47">
            <text:p>91,6%</text:p>
          </table:table-cell>
          <table:table-cell office:value-type="float" office:value="264987" table:style-name="ce46">
            <text:p>264.987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3315138923125684" table:style-name="ce47">
            <text:p>93,3%</text:p>
          </table:table-cell>
          <table:table-cell office:value-type="percentage" office:value="0.82830698250154733" table:style-name="ce47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5359" table:style-name="ce46">
            <text:p>375.359</text:p>
          </table:table-cell>
          <table:table-cell office:value-type="percentage" office:value="1" table:style-name="ce47">
            <text:p>100,0%</text:p>
          </table:table-cell>
          <table:table-cell office:value-type="float" office:value="513162" table:style-name="ce46">
            <text:p>513.162</text:p>
          </table:table-cell>
          <table:table-cell office:value-type="percentage" office:value="0.97544294509780816" table:style-name="ce47">
            <text:p>97,5%</text:p>
          </table:table-cell>
          <table:table-cell office:value-type="float" office:value="693982" table:style-name="ce46">
            <text:p>693.982</text:p>
          </table:table-cell>
          <table:table-cell office:value-type="percentage" office:value="0.98671876221878141" table:style-name="ce47">
            <text:p>98,7%</text:p>
          </table:table-cell>
          <table:table-cell office:value-type="float" office:value="950218" table:style-name="ce46">
            <text:p>950.218</text:p>
          </table:table-cell>
          <table:table-cell office:value-type="percentage" office:value="0.97680366536010599" table:style-name="ce47">
            <text:p>97,7%</text:p>
          </table:table-cell>
          <table:table-cell office:value-type="float" office:value="1051144" table:style-name="ce46">
            <text:p>1.051.144</text:p>
          </table:table-cell>
          <table:table-cell office:value-type="percentage" office:value="0.90151813381293355" table:style-name="ce47">
            <text:p>90,2%</text:p>
          </table:table-cell>
          <table:table-cell office:value-type="float" office:value="776964" table:style-name="ce46">
            <text:p>776.964</text:p>
          </table:table-cell>
          <table:table-cell office:value-type="percentage" office:value="0.81816688429299522" table:style-name="ce47">
            <text:p>81,8%</text:p>
          </table:table-cell>
          <table:table-cell office:value-type="float" office:value="631681" table:style-name="ce46">
            <text:p>631.681</text:p>
          </table:table-cell>
          <table:table-cell office:value-type="percentage" office:value="0.85077746725478975" table:style-name="ce47">
            <text:p>85,1%</text:p>
          </table:table-cell>
          <table:table-cell office:value-type="float" office:value="483585" table:style-name="ce46">
            <text:p>483.585</text:p>
          </table:table-cell>
          <table:table-cell office:value-type="percentage" office:value="0.87361934595748836" table:style-name="ce47">
            <text:p>87,4%</text:p>
          </table:table-cell>
          <table:table-cell office:value-type="float" office:value="5476095" table:style-name="ce46">
            <text:p>5.476.095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1605097209957209" table:style-name="ce47">
            <text:p>91,6%</text:p>
          </table:table-cell>
          <table:table-cell office:value-type="percentage" office:value="0.80769697080541747" table:style-name="ce47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210" table:style-name="ce46">
            <text:p>74.210</text:p>
          </table:table-cell>
          <table:table-cell office:value-type="percentage" office:value="1" table:style-name="ce47">
            <text:p>100,0%</text:p>
          </table:table-cell>
          <table:table-cell office:value-type="float" office:value="103864" table:style-name="ce46">
            <text:p>103.864</text:p>
          </table:table-cell>
          <table:table-cell office:value-type="percentage" office:value="1" table:style-name="ce47">
            <text:p>100,0%</text:p>
          </table:table-cell>
          <table:table-cell office:value-type="float" office:value="149638" table:style-name="ce46">
            <text:p>149.638</text:p>
          </table:table-cell>
          <table:table-cell office:value-type="percentage" office:value="1" table:style-name="ce47">
            <text:p>100,0%</text:p>
          </table:table-cell>
          <table:table-cell office:value-type="float" office:value="209482" table:style-name="ce46">
            <text:p>209.482</text:p>
          </table:table-cell>
          <table:table-cell office:value-type="percentage" office:value="0.98230295982293581" table:style-name="ce47">
            <text:p>98,2%</text:p>
          </table:table-cell>
          <table:table-cell office:value-type="float" office:value="235801" table:style-name="ce46">
            <text:p>235.801</text:p>
          </table:table-cell>
          <table:table-cell office:value-type="percentage" office:value="0.92777692528633871" table:style-name="ce47">
            <text:p>92,8%</text:p>
          </table:table-cell>
          <table:table-cell office:value-type="float" office:value="173432" table:style-name="ce46">
            <text:p>173.432</text:p>
          </table:table-cell>
          <table:table-cell office:value-type="percentage" office:value="0.82980627072338675" table:style-name="ce47">
            <text:p>83,0%</text:p>
          </table:table-cell>
          <table:table-cell office:value-type="float" office:value="148773" table:style-name="ce46">
            <text:p>148.773</text:p>
          </table:table-cell>
          <table:table-cell office:value-type="percentage" office:value="0.86371394733175422" table:style-name="ce47">
            <text:p>86,4%</text:p>
          </table:table-cell>
          <table:table-cell office:value-type="float" office:value="127914" table:style-name="ce46">
            <text:p>127.914</text:p>
          </table:table-cell>
          <table:table-cell office:value-type="percentage" office:value="0.90147574950315024" table:style-name="ce47">
            <text:p>90,1%</text:p>
          </table:table-cell>
          <table:table-cell office:value-type="float" office:value="1223114" table:style-name="ce46">
            <text:p>1.223.114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3357717551675889" table:style-name="ce47">
            <text:p>93,4%</text:p>
          </table:table-cell>
          <table:table-cell office:value-type="percentage" office:value="0.80933875312572168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67" table:style-name="ce46">
            <text:p>42.567</text:p>
          </table:table-cell>
          <table:table-cell office:value-type="percentage" office:value="1" table:style-name="ce47">
            <text:p>100,0%</text:p>
          </table:table-cell>
          <table:table-cell office:value-type="float" office:value="55980" table:style-name="ce46">
            <text:p>55.980</text:p>
          </table:table-cell>
          <table:table-cell office:value-type="percentage" office:value="1" table:style-name="ce47">
            <text:p>100,0%</text:p>
          </table:table-cell>
          <table:table-cell office:value-type="float" office:value="72575" table:style-name="ce46">
            <text:p>72.575</text:p>
          </table:table-cell>
          <table:table-cell office:value-type="percentage" office:value="0.98281512377444347" table:style-name="ce47">
            <text:p>98,3%</text:p>
          </table:table-cell>
          <table:table-cell office:value-type="float" office:value="92426" table:style-name="ce46">
            <text:p>92.426</text:p>
          </table:table-cell>
          <table:table-cell office:value-type="percentage" office:value="0.95586075661364722" table:style-name="ce47">
            <text:p>95,6%</text:p>
          </table:table-cell>
          <table:table-cell office:value-type="float" office:value="96362" table:style-name="ce46">
            <text:p>96.362</text:p>
          </table:table-cell>
          <table:table-cell office:value-type="percentage" office:value="0.89222421807003571" table:style-name="ce47">
            <text:p>89,2%</text:p>
          </table:table-cell>
          <table:table-cell office:value-type="float" office:value="65647" table:style-name="ce46">
            <text:p>65.647</text:p>
          </table:table-cell>
          <table:table-cell office:value-type="percentage" office:value="0.80705917065194677" table:style-name="ce47">
            <text:p>80,7%</text:p>
          </table:table-cell>
          <table:table-cell office:value-type="float" office:value="59496" table:style-name="ce46">
            <text:p>59.496</text:p>
          </table:table-cell>
          <table:table-cell office:value-type="percentage" office:value="0.87331014135364837" table:style-name="ce47">
            <text:p>87,3%</text:p>
          </table:table-cell>
          <table:table-cell office:value-type="float" office:value="51800" table:style-name="ce46">
            <text:p>51.800</text:p>
          </table:table-cell>
          <table:table-cell office:value-type="percentage" office:value="0.9186351706036745" table:style-name="ce47">
            <text:p>91,9%</text:p>
          </table:table-cell>
          <table:table-cell office:value-type="float" office:value="536853" table:style-name="ce46">
            <text:p>536.853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2345283596569383" table:style-name="ce47">
            <text:p>92,3%</text:p>
          </table:table-cell>
          <table:table-cell office:value-type="percentage" office:value="0.81194107051302411" table:style-name="ce47">
            <text:p>81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549" table:style-name="ce46">
            <text:p>164.549</text:p>
          </table:table-cell>
          <table:table-cell office:value-type="percentage" office:value="1" table:style-name="ce47">
            <text:p>100,0%</text:p>
          </table:table-cell>
          <table:table-cell office:value-type="float" office:value="214243" table:style-name="ce46">
            <text:p>214.243</text:p>
          </table:table-cell>
          <table:table-cell office:value-type="percentage" office:value="1" table:style-name="ce47">
            <text:p>100,0%</text:p>
          </table:table-cell>
          <table:table-cell office:value-type="float" office:value="279860" table:style-name="ce46">
            <text:p>279.860</text:p>
          </table:table-cell>
          <table:table-cell office:value-type="percentage" office:value="0.99907539295799286" table:style-name="ce47">
            <text:p>99,9%</text:p>
          </table:table-cell>
          <table:table-cell office:value-type="float" office:value="326430" table:style-name="ce46">
            <text:p>326.430</text:p>
          </table:table-cell>
          <table:table-cell office:value-type="percentage" office:value="0.96015318683322692" table:style-name="ce47">
            <text:p>96,0%</text:p>
          </table:table-cell>
          <table:table-cell office:value-type="float" office:value="325260" table:style-name="ce46">
            <text:p>325.260</text:p>
          </table:table-cell>
          <table:table-cell office:value-type="percentage" office:value="0.89817829361035861" table:style-name="ce47">
            <text:p>89,8%</text:p>
          </table:table-cell>
          <table:table-cell office:value-type="float" office:value="210086" table:style-name="ce46">
            <text:p>210.086</text:p>
          </table:table-cell>
          <table:table-cell office:value-type="percentage" office:value="0.80633906879094819" table:style-name="ce47">
            <text:p>80,6%</text:p>
          </table:table-cell>
          <table:table-cell office:value-type="float" office:value="173162" table:style-name="ce46">
            <text:p>173.162</text:p>
          </table:table-cell>
          <table:table-cell office:value-type="percentage" office:value="0.85921978425476597" table:style-name="ce47">
            <text:p>85,9%</text:p>
          </table:table-cell>
          <table:table-cell office:value-type="float" office:value="155998" table:style-name="ce46">
            <text:p>155.998</text:p>
          </table:table-cell>
          <table:table-cell office:value-type="percentage" office:value="0.92522211546445554" table:style-name="ce47">
            <text:p>92,5%</text:p>
          </table:table-cell>
          <table:table-cell office:value-type="float" office:value="1849588" table:style-name="ce46">
            <text:p>1.849.588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3227880034859878" table:style-name="ce47">
            <text:p>93,2%</text:p>
          </table:table-cell>
          <table:table-cell office:value-type="percentage" office:value="0.83295864362324945" table:style-name="ce47">
            <text:p>83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16" table:style-name="ce46">
            <text:p>2.416</text:p>
          </table:table-cell>
          <table:table-cell office:value-type="percentage" office:value="0.92744721689059506" table:style-name="ce47">
            <text:p>92,7%</text:p>
          </table:table-cell>
          <table:table-cell office:value-type="float" office:value="3911" table:style-name="ce46">
            <text:p>3.911</text:p>
          </table:table-cell>
          <table:table-cell office:value-type="percentage" office:value="0.90574339972209361" table:style-name="ce47">
            <text:p>90,6%</text:p>
          </table:table-cell>
          <table:table-cell office:value-type="float" office:value="7709" table:style-name="ce46">
            <text:p>7.709</text:p>
          </table:table-cell>
          <table:table-cell office:value-type="percentage" office:value="0.98116329387807055" table:style-name="ce47">
            <text:p>98,1%</text:p>
          </table:table-cell>
          <table:table-cell office:value-type="float" office:value="10677" table:style-name="ce46">
            <text:p>10.677</text:p>
          </table:table-cell>
          <table:table-cell office:value-type="percentage" office:value="0.92393561786085154" table:style-name="ce47">
            <text:p>92,4%</text:p>
          </table:table-cell>
          <table:table-cell office:value-type="float" office:value="11292" table:style-name="ce46">
            <text:p>11.292</text:p>
          </table:table-cell>
          <table:table-cell office:value-type="percentage" office:value="0.8932130991931656" table:style-name="ce47">
            <text:p>89,3%</text:p>
          </table:table-cell>
          <table:table-cell office:value-type="float" office:value="9481" table:style-name="ce46">
            <text:p>9.481</text:p>
          </table:table-cell>
          <table:table-cell office:value-type="percentage" office:value="0.79712460063897761" table:style-name="ce47">
            <text:p>79,7%</text:p>
          </table:table-cell>
          <table:table-cell office:value-type="float" office:value="9563" table:style-name="ce46">
            <text:p>9.563</text:p>
          </table:table-cell>
          <table:table-cell office:value-type="percentage" office:value="0.87197957508890311" table:style-name="ce47">
            <text:p>87,2%</text:p>
          </table:table-cell>
          <table:table-cell office:value-type="float" office:value="9059" table:style-name="ce46">
            <text:p>9.059</text:p>
          </table:table-cell>
          <table:table-cell office:value-type="percentage" office:value="0.99265833881218501" table:style-name="ce47">
            <text:p>99,3%</text:p>
          </table:table-cell>
          <table:table-cell office:value-type="float" office:value="64108" table:style-name="ce46">
            <text:p>64.108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90337490312125701" table:style-name="ce47">
            <text:p>90,3%</text:p>
          </table:table-cell>
          <table:table-cell office:value-type="percentage" office:value="0.7613595876582504" table:style-name="ce47">
            <text:p>76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6" table:style-name="ce46">
            <text:p>2.096</text:p>
          </table:table-cell>
          <table:table-cell office:value-type="percentage" office:value="0.89229459344401874" table:style-name="ce47">
            <text:p>89,2%</text:p>
          </table:table-cell>
          <table:table-cell office:value-type="float" office:value="3428" table:style-name="ce46">
            <text:p>3.428</text:p>
          </table:table-cell>
          <table:table-cell office:value-type="percentage" office:value="0.91462113127001066" table:style-name="ce47">
            <text:p>91,5%</text:p>
          </table:table-cell>
          <table:table-cell office:value-type="float" office:value="7497" table:style-name="ce46">
            <text:p>7.497</text:p>
          </table:table-cell>
          <table:table-cell office:value-type="percentage" office:value="0.9578382522039095" table:style-name="ce47">
            <text:p>95,8%</text:p>
          </table:table-cell>
          <table:table-cell office:value-type="float" office:value="10144" table:style-name="ce46">
            <text:p>10.144</text:p>
          </table:table-cell>
          <table:table-cell office:value-type="percentage" office:value="0.89777856447473225" table:style-name="ce47">
            <text:p>89,8%</text:p>
          </table:table-cell>
          <table:table-cell office:value-type="float" office:value="10629" table:style-name="ce46">
            <text:p>10.629</text:p>
          </table:table-cell>
          <table:table-cell office:value-type="percentage" office:value="0.8856023996000667" table:style-name="ce47">
            <text:p>88,6%</text:p>
          </table:table-cell>
          <table:table-cell office:value-type="float" office:value="9212" table:style-name="ce46">
            <text:p>9.212</text:p>
          </table:table-cell>
          <table:table-cell office:value-type="percentage" office:value="0.75925162779197231" table:style-name="ce47">
            <text:p>75,9%</text:p>
          </table:table-cell>
          <table:table-cell office:value-type="float" office:value="9556" table:style-name="ce46">
            <text:p>9.556</text:p>
          </table:table-cell>
          <table:table-cell office:value-type="percentage" office:value="0.79666527719883284" table:style-name="ce47">
            <text:p>79,7%</text:p>
          </table:table-cell>
          <table:table-cell office:value-type="float" office:value="8611" table:style-name="ce46">
            <text:p>8.611</text:p>
          </table:table-cell>
          <table:table-cell office:value-type="percentage" office:value="0.89941508251514524" table:style-name="ce47">
            <text:p>89,9%</text:p>
          </table:table-cell>
          <table:table-cell office:value-type="float" office:value="61173" table:style-name="ce46">
            <text:p>61.173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624783227825793" table:style-name="ce47">
            <text:p>86,2%</text:p>
          </table:table-cell>
          <table:table-cell office:value-type="percentage" office:value="0.70252423170563649" table:style-name="ce47">
            <text:p>70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1" table:style-name="ce46">
            <text:p>31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93" table:style-name="ce46">
            <text:p>3.693</text:p>
          </table:table-cell>
          <table:table-cell office:value-type="string" table:style-name="ce47">
            <text:p>-</text:p>
          </table:table-cell>
          <table:table-cell office:value-type="float" office:value="9695" table:style-name="ce46">
            <text:p>9.695</text:p>
          </table:table-cell>
          <table:table-cell office:value-type="string" table:style-name="ce47">
            <text:p>-</text:p>
          </table:table-cell>
          <table:table-cell office:value-type="float" office:value="22738" table:style-name="ce46">
            <text:p>22.738</text:p>
          </table:table-cell>
          <table:table-cell office:value-type="string" table:style-name="ce47">
            <text:p>-</text:p>
          </table:table-cell>
          <table:table-cell office:value-type="float" office:value="32881" table:style-name="ce46">
            <text:p>32.881</text:p>
          </table:table-cell>
          <table:table-cell office:value-type="string" table:style-name="ce47">
            <text:p>-</text:p>
          </table:table-cell>
          <table:table-cell office:value-type="float" office:value="25046" table:style-name="ce46">
            <text:p>25.046</text:p>
          </table:table-cell>
          <table:table-cell office:value-type="string" table:style-name="ce47">
            <text:p>-</text:p>
          </table:table-cell>
          <table:table-cell office:value-type="float" office:value="1228" table:style-name="ce46">
            <text:p>1.228</text:p>
          </table:table-cell>
          <table:table-cell office:value-type="string" table:style-name="ce47">
            <text:p>-</text:p>
          </table:table-cell>
          <table:table-cell office:value-type="float" office:value="95332" table:style-name="ce46">
            <text:p>95.33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52" table:style-name="ce49">
            <text:p>52</text:p>
          </table:table-cell>
          <table:table-cell office:value-type="string" table:style-name="ce50">
            <text:p>-</text:p>
          </table:table-cell>
          <table:table-cell office:value-type="float" office:value="310" table:style-name="ce49">
            <text:p>310</text:p>
          </table:table-cell>
          <table:table-cell office:value-type="string" table:style-name="ce50">
            <text:p>-</text:p>
          </table:table-cell>
          <table:table-cell office:value-type="float" office:value="898" table:style-name="ce49">
            <text:p>898</text:p>
          </table:table-cell>
          <table:table-cell office:value-type="string" table:style-name="ce50">
            <text:p>-</text:p>
          </table:table-cell>
          <table:table-cell office:value-type="float" office:value="1885" table:style-name="ce49">
            <text:p>1.885</text:p>
          </table:table-cell>
          <table:table-cell office:value-type="string" table:style-name="ce50">
            <text:p>-</text:p>
          </table:table-cell>
          <table:table-cell office:value-type="float" office:value="2333" table:style-name="ce49">
            <text:p>2.333</text:p>
          </table:table-cell>
          <table:table-cell office:value-type="string" table:style-name="ce50">
            <text:p>-</text:p>
          </table:table-cell>
          <table:table-cell office:value-type="float" office:value="2065" table:style-name="ce49">
            <text:p>2.065</text:p>
          </table:table-cell>
          <table:table-cell office:value-type="string" table:style-name="ce50">
            <text:p>-</text:p>
          </table:table-cell>
          <table:table-cell office:value-type="float" office:value="264" table:style-name="ce49">
            <text:p>264</text:p>
          </table:table-cell>
          <table:table-cell office:value-type="string" table:style-name="ce50">
            <text:p>-</text:p>
          </table:table-cell>
          <table:table-cell office:value-type="float" office:value="7840" table:style-name="ce49">
            <text:p>7.840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7817" table:style-name="ce53">
            <text:p>2.947.817</text:p>
          </table:table-cell>
          <table:table-cell office:value-type="percentage" office:value="1" table:style-name="ce54">
            <text:p>100,0%</text:p>
          </table:table-cell>
          <table:table-cell office:value-type="float" office:value="3961765" table:style-name="ce53">
            <text:p>3.961.765</text:p>
          </table:table-cell>
          <table:table-cell office:value-type="percentage" office:value="1.0004343384986787" table:style-name="ce54">
            <text:p>100,0%</text:p>
          </table:table-cell>
          <table:table-cell office:value-type="float" office:value="5322984" table:style-name="ce53">
            <text:p>5.322.984</text:p>
          </table:table-cell>
          <table:table-cell office:value-type="percentage" office:value="0.99737642182310393" table:style-name="ce54">
            <text:p>99,7%</text:p>
          </table:table-cell>
          <table:table-cell office:value-type="float" office:value="6748013" table:style-name="ce53">
            <text:p>6.748.013</text:p>
          </table:table-cell>
          <table:table-cell office:value-type="percentage" office:value="0.95943685657925304" table:style-name="ce54">
            <text:p>95,9%</text:p>
          </table:table-cell>
          <table:table-cell office:value-type="float" office:value="7098574" table:style-name="ce53">
            <text:p>7.098.574</text:p>
          </table:table-cell>
          <table:table-cell office:value-type="percentage" office:value="0.8994944965854792" table:style-name="ce54">
            <text:p>89,9%</text:p>
          </table:table-cell>
          <table:table-cell office:value-type="float" office:value="5079314" table:style-name="ce53">
            <text:p>5.079.314</text:p>
          </table:table-cell>
          <table:table-cell office:value-type="percentage" office:value="0.81524646158522973" table:style-name="ce54">
            <text:p>81,5%</text:p>
          </table:table-cell>
          <table:table-cell office:value-type="float" office:value="4194213" table:style-name="ce53">
            <text:p>4.194.213</text:p>
          </table:table-cell>
          <table:table-cell office:value-type="percentage" office:value="0.8482342496117008" table:style-name="ce54">
            <text:p>84,8%</text:p>
          </table:table-cell>
          <table:table-cell office:value-type="float" office:value="3536674" table:style-name="ce53">
            <text:p>3.536.674</text:p>
          </table:table-cell>
          <table:table-cell office:value-type="percentage" office:value="0.90947790590446231" table:style-name="ce54">
            <text:p>90,9%</text:p>
          </table:table-cell>
          <table:table-cell office:value-type="float" office:value="38889354" table:style-name="ce53">
            <text:p>38.889.354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2330279514205982" table:style-name="ce54">
            <text:p>92,3%</text:p>
          </table:table-cell>
          <table:table-cell office:value-type="percentage" office:value="0.81957223266754542" table:style-name="ce54">
            <text:p>82,0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0017" table:style-name="ce43">
            <text:p>430.017</text:p>
          </table:table-cell>
          <table:table-cell office:value-type="percentage" office:value="1" table:style-name="ce44">
            <text:p>100,0%</text:p>
          </table:table-cell>
          <table:table-cell office:value-type="float" office:value="651731" table:style-name="ce43">
            <text:p>651.731</text:p>
          </table:table-cell>
          <table:table-cell office:value-type="percentage" office:value="1" table:style-name="ce44">
            <text:p>100,0%</text:p>
          </table:table-cell>
          <table:table-cell office:value-type="float" office:value="927817" table:style-name="ce43">
            <text:p>927.817</text:p>
          </table:table-cell>
          <table:table-cell office:value-type="percentage" office:value="1.012738130452864" table:style-name="ce44">
            <text:p>101,3%</text:p>
          </table:table-cell>
          <table:table-cell office:value-type="float" office:value="1214779" table:style-name="ce43">
            <text:p>1.214.779</text:p>
          </table:table-cell>
          <table:table-cell office:value-type="percentage" office:value="0.96028366327515513" table:style-name="ce44">
            <text:p>96,0%</text:p>
          </table:table-cell>
          <table:table-cell office:value-type="float" office:value="1253401" table:style-name="ce43">
            <text:p>1.253.401</text:p>
          </table:table-cell>
          <table:table-cell office:value-type="percentage" office:value="0.90490818806249884" table:style-name="ce44">
            <text:p>90,5%</text:p>
          </table:table-cell>
          <table:table-cell office:value-type="float" office:value="932236" table:style-name="ce43">
            <text:p>932.236</text:p>
          </table:table-cell>
          <table:table-cell office:value-type="percentage" office:value="0.81759524722048527" table:style-name="ce44">
            <text:p>81,8%</text:p>
          </table:table-cell>
          <table:table-cell office:value-type="float" office:value="771331" table:style-name="ce43">
            <text:p>771.331</text:p>
          </table:table-cell>
          <table:table-cell office:value-type="percentage" office:value="0.8305741962716654" table:style-name="ce44">
            <text:p>83,1%</text:p>
          </table:table-cell>
          <table:table-cell office:value-type="float" office:value="678867" table:style-name="ce43">
            <text:p>678.867</text:p>
          </table:table-cell>
          <table:table-cell office:value-type="percentage" office:value="0.90166116133865137" table:style-name="ce44">
            <text:p>90,2%</text:p>
          </table:table-cell>
          <table:table-cell office:value-type="float" office:value="6860179" table:style-name="ce43">
            <text:p>6.860.179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058534817950943" table:style-name="ce44">
            <text:p>92,1%</text:p>
          </table:table-cell>
          <table:table-cell office:value-type="percentage" office:value="0.81047328632789684" table:style-name="ce44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410" table:style-name="ce46">
            <text:p>100.410</text:p>
          </table:table-cell>
          <table:table-cell office:value-type="percentage" office:value="1" table:style-name="ce47">
            <text:p>100,0%</text:p>
          </table:table-cell>
          <table:table-cell office:value-type="float" office:value="119003" table:style-name="ce46">
            <text:p>119.003</text:p>
          </table:table-cell>
          <table:table-cell office:value-type="percentage" office:value="1" table:style-name="ce47">
            <text:p>100,0%</text:p>
          </table:table-cell>
          <table:table-cell office:value-type="float" office:value="153855" table:style-name="ce46">
            <text:p>153.855</text:p>
          </table:table-cell>
          <table:table-cell office:value-type="percentage" office:value="0.98393522930029997" table:style-name="ce47">
            <text:p>98,4%</text:p>
          </table:table-cell>
          <table:table-cell office:value-type="float" office:value="185717" table:style-name="ce46">
            <text:p>185.717</text:p>
          </table:table-cell>
          <table:table-cell office:value-type="percentage" office:value="0.93670624312791906" table:style-name="ce47">
            <text:p>93,7%</text:p>
          </table:table-cell>
          <table:table-cell office:value-type="float" office:value="188233" table:style-name="ce46">
            <text:p>188.233</text:p>
          </table:table-cell>
          <table:table-cell office:value-type="percentage" office:value="0.87573449705270701" table:style-name="ce47">
            <text:p>87,6%</text:p>
          </table:table-cell>
          <table:table-cell office:value-type="float" office:value="126540" table:style-name="ce46">
            <text:p>126.540</text:p>
          </table:table-cell>
          <table:table-cell office:value-type="percentage" office:value="0.77024213870932401" table:style-name="ce47">
            <text:p>77,0%</text:p>
          </table:table-cell>
          <table:table-cell office:value-type="float" office:value="104825" table:style-name="ce46">
            <text:p>104.825</text:p>
          </table:table-cell>
          <table:table-cell office:value-type="percentage" office:value="0.80386653476583769" table:style-name="ce47">
            <text:p>80,4%</text:p>
          </table:table-cell>
          <table:table-cell office:value-type="float" office:value="88748" table:style-name="ce46">
            <text:p>88.748</text:p>
          </table:table-cell>
          <table:table-cell office:value-type="percentage" office:value="0.86072020871116972" table:style-name="ce47">
            <text:p>86,1%</text:p>
          </table:table-cell>
          <table:table-cell office:value-type="float" office:value="1067331" table:style-name="ce46">
            <text:p>1.067.331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059942588770547" table:style-name="ce47">
            <text:p>90,1%</text:p>
          </table:table-cell>
          <table:table-cell office:value-type="percentage" office:value="0.80287214220646896" table:style-name="ce47">
            <text:p>80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285" table:style-name="ce46">
            <text:p>88.285</text:p>
          </table:table-cell>
          <table:table-cell office:value-type="percentage" office:value="1" table:style-name="ce47">
            <text:p>100,0%</text:p>
          </table:table-cell>
          <table:table-cell office:value-type="float" office:value="114057" table:style-name="ce46">
            <text:p>114.057</text:p>
          </table:table-cell>
          <table:table-cell office:value-type="percentage" office:value="1" table:style-name="ce47">
            <text:p>100,0%</text:p>
          </table:table-cell>
          <table:table-cell office:value-type="float" office:value="147741" table:style-name="ce46">
            <text:p>147.741</text:p>
          </table:table-cell>
          <table:table-cell office:value-type="percentage" office:value="0.98723037446876749" table:style-name="ce47">
            <text:p>98,7%</text:p>
          </table:table-cell>
          <table:table-cell office:value-type="float" office:value="152886" table:style-name="ce46">
            <text:p>152.886</text:p>
          </table:table-cell>
          <table:table-cell office:value-type="percentage" office:value="0.93999815549202248" table:style-name="ce47">
            <text:p>94,0%</text:p>
          </table:table-cell>
          <table:table-cell office:value-type="float" office:value="150521" table:style-name="ce46">
            <text:p>150.521</text:p>
          </table:table-cell>
          <table:table-cell office:value-type="percentage" office:value="0.90136113489786995" table:style-name="ce47">
            <text:p>90,1%</text:p>
          </table:table-cell>
          <table:table-cell office:value-type="float" office:value="90468" table:style-name="ce46">
            <text:p>90.468</text:p>
          </table:table-cell>
          <table:table-cell office:value-type="percentage" office:value="0.79045180907113088" table:style-name="ce47">
            <text:p>79,0%</text:p>
          </table:table-cell>
          <table:table-cell office:value-type="float" office:value="66076" table:style-name="ce46">
            <text:p>66.076</text:p>
          </table:table-cell>
          <table:table-cell office:value-type="percentage" office:value="0.83523151015661534" table:style-name="ce47">
            <text:p>83,5%</text:p>
          </table:table-cell>
          <table:table-cell office:value-type="float" office:value="60232" table:style-name="ce46">
            <text:p>60.232</text:p>
          </table:table-cell>
          <table:table-cell office:value-type="percentage" office:value="0.94112499999999999" table:style-name="ce47">
            <text:p>94,1%</text:p>
          </table:table-cell>
          <table:table-cell office:value-type="float" office:value="870266" table:style-name="ce46">
            <text:p>870.266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183514343198126" table:style-name="ce47">
            <text:p>93,2%</text:p>
          </table:table-cell>
          <table:table-cell office:value-type="percentage" office:value="0.85422032540754467" table:style-name="ce47">
            <text:p>85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208" table:style-name="ce46">
            <text:p>51.208</text:p>
          </table:table-cell>
          <table:table-cell office:value-type="percentage" office:value="1" table:style-name="ce47">
            <text:p>100,0%</text:p>
          </table:table-cell>
          <table:table-cell office:value-type="float" office:value="79315" table:style-name="ce46">
            <text:p>79.315</text:p>
          </table:table-cell>
          <table:table-cell office:value-type="percentage" office:value="0.98508371007004814" table:style-name="ce47">
            <text:p>98,5%</text:p>
          </table:table-cell>
          <table:table-cell office:value-type="float" office:value="110911" table:style-name="ce46">
            <text:p>110.911</text:p>
          </table:table-cell>
          <table:table-cell office:value-type="percentage" office:value="0.94608934496848107" table:style-name="ce47">
            <text:p>94,6%</text:p>
          </table:table-cell>
          <table:table-cell office:value-type="float" office:value="151135" table:style-name="ce46">
            <text:p>151.135</text:p>
          </table:table-cell>
          <table:table-cell office:value-type="percentage" office:value="0.91156655428023425" table:style-name="ce47">
            <text:p>91,2%</text:p>
          </table:table-cell>
          <table:table-cell office:value-type="float" office:value="169886" table:style-name="ce46">
            <text:p>169.886</text:p>
          </table:table-cell>
          <table:table-cell office:value-type="percentage" office:value="0.82400131928680909" table:style-name="ce47">
            <text:p>82,4%</text:p>
          </table:table-cell>
          <table:table-cell office:value-type="float" office:value="129766" table:style-name="ce46">
            <text:p>129.766</text:p>
          </table:table-cell>
          <table:table-cell office:value-type="percentage" office:value="0.71226816402926663" table:style-name="ce47">
            <text:p>71,2%</text:p>
          </table:table-cell>
          <table:table-cell office:value-type="float" office:value="99637" table:style-name="ce46">
            <text:p>99.637</text:p>
          </table:table-cell>
          <table:table-cell office:value-type="percentage" office:value="0.72231082628930998" table:style-name="ce47">
            <text:p>72,2%</text:p>
          </table:table-cell>
          <table:table-cell office:value-type="float" office:value="77222" table:style-name="ce46">
            <text:p>77.222</text:p>
          </table:table-cell>
          <table:table-cell office:value-type="percentage" office:value="0.8087767071638039" table:style-name="ce47">
            <text:p>80,9%</text:p>
          </table:table-cell>
          <table:table-cell office:value-type="float" office:value="869080" table:style-name="ce46">
            <text:p>869.080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979873742229683" table:style-name="ce47">
            <text:p>84,0%</text:p>
          </table:table-cell>
          <table:table-cell office:value-type="percentage" office:value="0.74182509732890722" table:style-name="ce47">
            <text:p>74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315" table:style-name="ce46">
            <text:p>92.315</text:p>
          </table:table-cell>
          <table:table-cell office:value-type="percentage" office:value="1" table:style-name="ce47">
            <text:p>100,0%</text:p>
          </table:table-cell>
          <table:table-cell office:value-type="float" office:value="150910" table:style-name="ce46">
            <text:p>150.910</text:p>
          </table:table-cell>
          <table:table-cell office:value-type="percentage" office:value="0.9765678084009034" table:style-name="ce47">
            <text:p>97,7%</text:p>
          </table:table-cell>
          <table:table-cell office:value-type="float" office:value="222413" table:style-name="ce46">
            <text:p>222.413</text:p>
          </table:table-cell>
          <table:table-cell office:value-type="percentage" office:value="0.94606792234529458" table:style-name="ce47">
            <text:p>94,6%</text:p>
          </table:table-cell>
          <table:table-cell office:value-type="float" office:value="320507" table:style-name="ce46">
            <text:p>320.507</text:p>
          </table:table-cell>
          <table:table-cell office:value-type="percentage" office:value="0.91439665403752224" table:style-name="ce47">
            <text:p>91,4%</text:p>
          </table:table-cell>
          <table:table-cell office:value-type="float" office:value="317178" table:style-name="ce46">
            <text:p>317.178</text:p>
          </table:table-cell>
          <table:table-cell office:value-type="percentage" office:value="0.81762922634330437" table:style-name="ce47">
            <text:p>81,8%</text:p>
          </table:table-cell>
          <table:table-cell office:value-type="float" office:value="227498" table:style-name="ce46">
            <text:p>227.498</text:p>
          </table:table-cell>
          <table:table-cell office:value-type="percentage" office:value="0.73166009506840679" table:style-name="ce47">
            <text:p>73,2%</text:p>
          </table:table-cell>
          <table:table-cell office:value-type="float" office:value="184319" table:style-name="ce46">
            <text:p>184.319</text:p>
          </table:table-cell>
          <table:table-cell office:value-type="percentage" office:value="0.73215675993453766" table:style-name="ce47">
            <text:p>73,2%</text:p>
          </table:table-cell>
          <table:table-cell office:value-type="float" office:value="150708" table:style-name="ce46">
            <text:p>150.708</text:p>
          </table:table-cell>
          <table:table-cell office:value-type="percentage" office:value="0.83821198351474158" table:style-name="ce47">
            <text:p>83,8%</text:p>
          </table:table-cell>
          <table:table-cell office:value-type="float" office:value="1665848" table:style-name="ce46">
            <text:p>1.665.848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958694882735086" table:style-name="ce47">
            <text:p>85,0%</text:p>
          </table:table-cell>
          <table:table-cell office:value-type="percentage" office:value="0.76557203467723556" table:style-name="ce47">
            <text:p>76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172" table:style-name="ce46">
            <text:p>42.172</text:p>
          </table:table-cell>
          <table:table-cell office:value-type="percentage" office:value="1" table:style-name="ce47">
            <text:p>100,0%</text:p>
          </table:table-cell>
          <table:table-cell office:value-type="float" office:value="55959" table:style-name="ce46">
            <text:p>55.959</text:p>
          </table:table-cell>
          <table:table-cell office:value-type="percentage" office:value="1" table:style-name="ce47">
            <text:p>100,0%</text:p>
          </table:table-cell>
          <table:table-cell office:value-type="float" office:value="76619" table:style-name="ce46">
            <text:p>76.619</text:p>
          </table:table-cell>
          <table:table-cell office:value-type="percentage" office:value="0.99061348503458535" table:style-name="ce47">
            <text:p>99,1%</text:p>
          </table:table-cell>
          <table:table-cell office:value-type="float" office:value="84415" table:style-name="ce46">
            <text:p>84.415</text:p>
          </table:table-cell>
          <table:table-cell office:value-type="percentage" office:value="0.93831977235338582" table:style-name="ce47">
            <text:p>93,8%</text:p>
          </table:table-cell>
          <table:table-cell office:value-type="float" office:value="88245" table:style-name="ce46">
            <text:p>88.245</text:p>
          </table:table-cell>
          <table:table-cell office:value-type="percentage" office:value="0.90258670948869268" table:style-name="ce47">
            <text:p>90,3%</text:p>
          </table:table-cell>
          <table:table-cell office:value-type="float" office:value="55321" table:style-name="ce46">
            <text:p>55.321</text:p>
          </table:table-cell>
          <table:table-cell office:value-type="percentage" office:value="0.78499567210137211" table:style-name="ce47">
            <text:p>78,5%</text:p>
          </table:table-cell>
          <table:table-cell office:value-type="float" office:value="41796" table:style-name="ce46">
            <text:p>41.796</text:p>
          </table:table-cell>
          <table:table-cell office:value-type="percentage" office:value="0.82756162756162754" table:style-name="ce47">
            <text:p>82,8%</text:p>
          </table:table-cell>
          <table:table-cell office:value-type="float" office:value="40545" table:style-name="ce46">
            <text:p>40.545</text:p>
          </table:table-cell>
          <table:table-cell office:value-type="percentage" office:value="0.92225280349384708" table:style-name="ce47">
            <text:p>92,2%</text:p>
          </table:table-cell>
          <table:table-cell office:value-type="float" office:value="485072" table:style-name="ce46">
            <text:p>485.072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548561703556576" table:style-name="ce47">
            <text:p>92,5%</text:p>
          </table:table-cell>
          <table:table-cell office:value-type="percentage" office:value="0.83216304543622033" table:style-name="ce47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886" table:style-name="ce46">
            <text:p>227.886</text:p>
          </table:table-cell>
          <table:table-cell office:value-type="percentage" office:value="1" table:style-name="ce47">
            <text:p>100,0%</text:p>
          </table:table-cell>
          <table:table-cell office:value-type="float" office:value="250344" table:style-name="ce46">
            <text:p>250.344</text:p>
          </table:table-cell>
          <table:table-cell office:value-type="percentage" office:value="1" table:style-name="ce47">
            <text:p>100,0%</text:p>
          </table:table-cell>
          <table:table-cell office:value-type="float" office:value="321753" table:style-name="ce46">
            <text:p>321.753</text:p>
          </table:table-cell>
          <table:table-cell office:value-type="percentage" office:value="1.009975672918465" table:style-name="ce47">
            <text:p>101,0%</text:p>
          </table:table-cell>
          <table:table-cell office:value-type="float" office:value="351749" table:style-name="ce46">
            <text:p>351.749</text:p>
          </table:table-cell>
          <table:table-cell office:value-type="percentage" office:value="0.92280186266150721" table:style-name="ce47">
            <text:p>92,3%</text:p>
          </table:table-cell>
          <table:table-cell office:value-type="float" office:value="319352" table:style-name="ce46">
            <text:p>319.352</text:p>
          </table:table-cell>
          <table:table-cell office:value-type="percentage" office:value="0.87901900606928063" table:style-name="ce47">
            <text:p>87,9%</text:p>
          </table:table-cell>
          <table:table-cell office:value-type="float" office:value="211589" table:style-name="ce46">
            <text:p>211.589</text:p>
          </table:table-cell>
          <table:table-cell office:value-type="percentage" office:value="0.79015098045805743" table:style-name="ce47">
            <text:p>79,0%</text:p>
          </table:table-cell>
          <table:table-cell office:value-type="float" office:value="172157" table:style-name="ce46">
            <text:p>172.157</text:p>
          </table:table-cell>
          <table:table-cell office:value-type="percentage" office:value="0.81588675203548711" table:style-name="ce47">
            <text:p>81,6%</text:p>
          </table:table-cell>
          <table:table-cell office:value-type="float" office:value="140974" table:style-name="ce46">
            <text:p>140.974</text:p>
          </table:table-cell>
          <table:table-cell office:value-type="percentage" office:value="0.85262062875736355" table:style-name="ce47">
            <text:p>85,3%</text:p>
          </table:table-cell>
          <table:table-cell office:value-type="float" office:value="1995804" table:style-name="ce46">
            <text:p>1.995.804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708271051205903" table:style-name="ce47">
            <text:p>91,7%</text:p>
          </table:table-cell>
          <table:table-cell office:value-type="percentage" office:value="0.83334961781572481" table:style-name="ce47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287" table:style-name="ce46">
            <text:p>137.287</text:p>
          </table:table-cell>
          <table:table-cell office:value-type="percentage" office:value="1" table:style-name="ce47">
            <text:p>100,0%</text:p>
          </table:table-cell>
          <table:table-cell office:value-type="float" office:value="158218" table:style-name="ce46">
            <text:p>158.218</text:p>
          </table:table-cell>
          <table:table-cell office:value-type="percentage" office:value="0.99445006631007971" table:style-name="ce47">
            <text:p>99,4%</text:p>
          </table:table-cell>
          <table:table-cell office:value-type="float" office:value="219273" table:style-name="ce46">
            <text:p>219.273</text:p>
          </table:table-cell>
          <table:table-cell office:value-type="percentage" office:value="1.0037950229807182" table:style-name="ce47">
            <text:p>100,4%</text:p>
          </table:table-cell>
          <table:table-cell office:value-type="float" office:value="281030" table:style-name="ce46">
            <text:p>281.030</text:p>
          </table:table-cell>
          <table:table-cell office:value-type="percentage" office:value="0.91398408991862834" table:style-name="ce47">
            <text:p>91,4%</text:p>
          </table:table-cell>
          <table:table-cell office:value-type="float" office:value="279691" table:style-name="ce46">
            <text:p>279.691</text:p>
          </table:table-cell>
          <table:table-cell office:value-type="percentage" office:value="0.84599748945115771" table:style-name="ce47">
            <text:p>84,6%</text:p>
          </table:table-cell>
          <table:table-cell office:value-type="float" office:value="199266" table:style-name="ce46">
            <text:p>199.266</text:p>
          </table:table-cell>
          <table:table-cell office:value-type="percentage" office:value="0.74939921248885866" table:style-name="ce47">
            <text:p>74,9%</text:p>
          </table:table-cell>
          <table:table-cell office:value-type="float" office:value="166962" table:style-name="ce46">
            <text:p>166.962</text:p>
          </table:table-cell>
          <table:table-cell office:value-type="percentage" office:value="0.76556818546556682" table:style-name="ce47">
            <text:p>76,6%</text:p>
          </table:table-cell>
          <table:table-cell office:value-type="float" office:value="147457" table:style-name="ce46">
            <text:p>147.457</text:p>
          </table:table-cell>
          <table:table-cell office:value-type="percentage" office:value="0.8475904168486883" table:style-name="ce47">
            <text:p>84,8%</text:p>
          </table:table-cell>
          <table:table-cell office:value-type="float" office:value="1589184" table:style-name="ce46">
            <text:p>1.589.184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7859246875248787" table:style-name="ce47">
            <text:p>87,9%</text:p>
          </table:table-cell>
          <table:table-cell office:value-type="percentage" office:value="0.77702311877298347" table:style-name="ce47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4361" table:style-name="ce46">
            <text:p>454.361</text:p>
          </table:table-cell>
          <table:table-cell office:value-type="percentage" office:value="1" table:style-name="ce47">
            <text:p>100,0%</text:p>
          </table:table-cell>
          <table:table-cell office:value-type="float" office:value="616383" table:style-name="ce46">
            <text:p>616.383</text:p>
          </table:table-cell>
          <table:table-cell office:value-type="percentage" office:value="0.97023573411911368" table:style-name="ce47">
            <text:p>97,0%</text:p>
          </table:table-cell>
          <table:table-cell office:value-type="float" office:value="791288" table:style-name="ce46">
            <text:p>791.288</text:p>
          </table:table-cell>
          <table:table-cell office:value-type="percentage" office:value="0.94472673785554639" table:style-name="ce47">
            <text:p>94,5%</text:p>
          </table:table-cell>
          <table:table-cell office:value-type="float" office:value="1027433" table:style-name="ce46">
            <text:p>1.027.433</text:p>
          </table:table-cell>
          <table:table-cell office:value-type="percentage" office:value="0.94106230192896001" table:style-name="ce47">
            <text:p>94,1%</text:p>
          </table:table-cell>
          <table:table-cell office:value-type="float" office:value="1135292" table:style-name="ce46">
            <text:p>1.135.292</text:p>
          </table:table-cell>
          <table:table-cell office:value-type="percentage" office:value="0.8621892455316289" table:style-name="ce47">
            <text:p>86,2%</text:p>
          </table:table-cell>
          <table:table-cell office:value-type="float" office:value="790596" table:style-name="ce46">
            <text:p>790.596</text:p>
          </table:table-cell>
          <table:table-cell office:value-type="percentage" office:value="0.75680322250854826" table:style-name="ce47">
            <text:p>75,7%</text:p>
          </table:table-cell>
          <table:table-cell office:value-type="float" office:value="654342" table:style-name="ce46">
            <text:p>654.342</text:p>
          </table:table-cell>
          <table:table-cell office:value-type="percentage" office:value="0.77996745874233409" table:style-name="ce47">
            <text:p>78,0%</text:p>
          </table:table-cell>
          <table:table-cell office:value-type="float" office:value="546884" table:style-name="ce46">
            <text:p>546.884</text:p>
          </table:table-cell>
          <table:table-cell office:value-type="percentage" office:value="0.83345372969644882" table:style-name="ce47">
            <text:p>83,3%</text:p>
          </table:table-cell>
          <table:table-cell office:value-type="float" office:value="6016579" table:style-name="ce46">
            <text:p>6.016.579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598480568869419" table:style-name="ce47">
            <text:p>87,6%</text:p>
          </table:table-cell>
          <table:table-cell office:value-type="percentage" office:value="0.77329159297261774" table:style-name="ce47">
            <text:p>77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294" table:style-name="ce46">
            <text:p>293.294</text:p>
          </table:table-cell>
          <table:table-cell office:value-type="percentage" office:value="1" table:style-name="ce47">
            <text:p>100,0%</text:p>
          </table:table-cell>
          <table:table-cell office:value-type="float" office:value="432688" table:style-name="ce46">
            <text:p>432.688</text:p>
          </table:table-cell>
          <table:table-cell office:value-type="percentage" office:value="0.98818349160237695" table:style-name="ce47">
            <text:p>98,8%</text:p>
          </table:table-cell>
          <table:table-cell office:value-type="float" office:value="568883" table:style-name="ce46">
            <text:p>568.883</text:p>
          </table:table-cell>
          <table:table-cell office:value-type="percentage" office:value="0.97960318772299593" table:style-name="ce47">
            <text:p>98,0%</text:p>
          </table:table-cell>
          <table:table-cell office:value-type="float" office:value="713541" table:style-name="ce46">
            <text:p>713.541</text:p>
          </table:table-cell>
          <table:table-cell office:value-type="percentage" office:value="0.94843646571868345" table:style-name="ce47">
            <text:p>94,8%</text:p>
          </table:table-cell>
          <table:table-cell office:value-type="float" office:value="753141" table:style-name="ce46">
            <text:p>753.141</text:p>
          </table:table-cell>
          <table:table-cell office:value-type="percentage" office:value="0.8843959755186781" table:style-name="ce47">
            <text:p>88,4%</text:p>
          </table:table-cell>
          <table:table-cell office:value-type="float" office:value="512026" table:style-name="ce46">
            <text:p>512.026</text:p>
          </table:table-cell>
          <table:table-cell office:value-type="percentage" office:value="0.78923914735672263" table:style-name="ce47">
            <text:p>78,9%</text:p>
          </table:table-cell>
          <table:table-cell office:value-type="float" office:value="427378" table:style-name="ce46">
            <text:p>427.378</text:p>
          </table:table-cell>
          <table:table-cell office:value-type="percentage" office:value="0.8280497397922213" table:style-name="ce47">
            <text:p>82,8%</text:p>
          </table:table-cell>
          <table:table-cell office:value-type="float" office:value="374673" table:style-name="ce46">
            <text:p>374.673</text:p>
          </table:table-cell>
          <table:table-cell office:value-type="percentage" office:value="0.88255745752371439" table:style-name="ce47">
            <text:p>88,3%</text:p>
          </table:table-cell>
          <table:table-cell office:value-type="float" office:value="4075624" table:style-name="ce46">
            <text:p>4.075.624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802299853914226" table:style-name="ce47">
            <text:p>90,8%</text:p>
          </table:table-cell>
          <table:table-cell office:value-type="percentage" office:value="0.80588086297317985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602" table:style-name="ce46">
            <text:p>77.602</text:p>
          </table:table-cell>
          <table:table-cell office:value-type="percentage" office:value="1" table:style-name="ce47">
            <text:p>100,0%</text:p>
          </table:table-cell>
          <table:table-cell office:value-type="float" office:value="95661" table:style-name="ce46">
            <text:p>95.661</text:p>
          </table:table-cell>
          <table:table-cell office:value-type="percentage" office:value="1" table:style-name="ce47">
            <text:p>100,0%</text:p>
          </table:table-cell>
          <table:table-cell office:value-type="float" office:value="132232" table:style-name="ce46">
            <text:p>132.232</text:p>
          </table:table-cell>
          <table:table-cell office:value-type="percentage" office:value="1.0553484919830483" table:style-name="ce47">
            <text:p>105,5%</text:p>
          </table:table-cell>
          <table:table-cell office:value-type="float" office:value="160940" table:style-name="ce46">
            <text:p>160.940</text:p>
          </table:table-cell>
          <table:table-cell office:value-type="percentage" office:value="0.95109209531013617" table:style-name="ce47">
            <text:p>95,1%</text:p>
          </table:table-cell>
          <table:table-cell office:value-type="float" office:value="145242" table:style-name="ce46">
            <text:p>145.242</text:p>
          </table:table-cell>
          <table:table-cell office:value-type="percentage" office:value="0.91064240661090701" table:style-name="ce47">
            <text:p>91,1%</text:p>
          </table:table-cell>
          <table:table-cell office:value-type="float" office:value="111964" table:style-name="ce46">
            <text:p>111.964</text:p>
          </table:table-cell>
          <table:table-cell office:value-type="percentage" office:value="0.83881359614621032" table:style-name="ce47">
            <text:p>83,9%</text:p>
          </table:table-cell>
          <table:table-cell office:value-type="float" office:value="92158" table:style-name="ce46">
            <text:p>92.158</text:p>
          </table:table-cell>
          <table:table-cell office:value-type="percentage" office:value="0.81325450052947401" table:style-name="ce47">
            <text:p>81,3%</text:p>
          </table:table-cell>
          <table:table-cell office:value-type="float" office:value="77195" table:style-name="ce46">
            <text:p>77.195</text:p>
          </table:table-cell>
          <table:table-cell office:value-type="percentage" office:value="0.91085545722713868" table:style-name="ce47">
            <text:p>91,1%</text:p>
          </table:table-cell>
          <table:table-cell office:value-type="float" office:value="892994" table:style-name="ce46">
            <text:p>892.994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660514538454032" table:style-name="ce47">
            <text:p>93,7%</text:p>
          </table:table-cell>
          <table:table-cell office:value-type="percentage" office:value="0.83929032967508066" table:style-name="ce47">
            <text:p>83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280" table:style-name="ce46">
            <text:p>241.280</text:p>
          </table:table-cell>
          <table:table-cell office:value-type="percentage" office:value="1" table:style-name="ce47">
            <text:p>100,0%</text:p>
          </table:table-cell>
          <table:table-cell office:value-type="float" office:value="290841" table:style-name="ce46">
            <text:p>290.841</text:p>
          </table:table-cell>
          <table:table-cell office:value-type="percentage" office:value="1" table:style-name="ce47">
            <text:p>100,0%</text:p>
          </table:table-cell>
          <table:table-cell office:value-type="float" office:value="346529" table:style-name="ce46">
            <text:p>346.529</text:p>
          </table:table-cell>
          <table:table-cell office:value-type="percentage" office:value="0.99885278459157112" table:style-name="ce47">
            <text:p>99,9%</text:p>
          </table:table-cell>
          <table:table-cell office:value-type="float" office:value="390991" table:style-name="ce46">
            <text:p>390.991</text:p>
          </table:table-cell>
          <table:table-cell office:value-type="percentage" office:value="0.96329538371328127" table:style-name="ce47">
            <text:p>96,3%</text:p>
          </table:table-cell>
          <table:table-cell office:value-type="float" office:value="408452" table:style-name="ce46">
            <text:p>408.452</text:p>
          </table:table-cell>
          <table:table-cell office:value-type="percentage" office:value="0.92155380724288782" table:style-name="ce47">
            <text:p>92,2%</text:p>
          </table:table-cell>
          <table:table-cell office:value-type="float" office:value="264097" table:style-name="ce46">
            <text:p>264.097</text:p>
          </table:table-cell>
          <table:table-cell office:value-type="percentage" office:value="0.81660626824320981" table:style-name="ce47">
            <text:p>81,7%</text:p>
          </table:table-cell>
          <table:table-cell office:value-type="float" office:value="198837" table:style-name="ce46">
            <text:p>198.837</text:p>
          </table:table-cell>
          <table:table-cell office:value-type="percentage" office:value="0.86083703854429583" table:style-name="ce47">
            <text:p>86,1%</text:p>
          </table:table-cell>
          <table:table-cell office:value-type="float" office:value="170734" table:style-name="ce46">
            <text:p>170.734</text:p>
          </table:table-cell>
          <table:table-cell office:value-type="percentage" office:value="0.94848533668135127" table:style-name="ce47">
            <text:p>94,8%</text:p>
          </table:table-cell>
          <table:table-cell office:value-type="float" office:value="2311761" table:style-name="ce46">
            <text:p>2.311.761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184714831592786" table:style-name="ce47">
            <text:p>94,2%</text:p>
          </table:table-cell>
          <table:table-cell office:value-type="percentage" office:value="0.85563133577785933" table:style-name="ce47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95" table:style-name="ce46">
            <text:p>23.195</text:p>
          </table:table-cell>
          <table:table-cell office:value-type="percentage" office:value="1" table:style-name="ce47">
            <text:p>100,0%</text:p>
          </table:table-cell>
          <table:table-cell office:value-type="float" office:value="28595" table:style-name="ce46">
            <text:p>28.595</text:p>
          </table:table-cell>
          <table:table-cell office:value-type="percentage" office:value="1" table:style-name="ce47">
            <text:p>100,0%</text:p>
          </table:table-cell>
          <table:table-cell office:value-type="float" office:value="37706" table:style-name="ce46">
            <text:p>37.706</text:p>
          </table:table-cell>
          <table:table-cell office:value-type="percentage" office:value="0.99968184951482053" table:style-name="ce47">
            <text:p>100,0%</text:p>
          </table:table-cell>
          <table:table-cell office:value-type="float" office:value="45040" table:style-name="ce46">
            <text:p>45.040</text:p>
          </table:table-cell>
          <table:table-cell office:value-type="percentage" office:value="0.9449479691171534" table:style-name="ce47">
            <text:p>94,5%</text:p>
          </table:table-cell>
          <table:table-cell office:value-type="float" office:value="47245" table:style-name="ce46">
            <text:p>47.245</text:p>
          </table:table-cell>
          <table:table-cell office:value-type="percentage" office:value="0.89230740174136403" table:style-name="ce47">
            <text:p>89,2%</text:p>
          </table:table-cell>
          <table:table-cell office:value-type="float" office:value="31122" table:style-name="ce46">
            <text:p>31.122</text:p>
          </table:table-cell>
          <table:table-cell office:value-type="percentage" office:value="0.7915257254762329" table:style-name="ce47">
            <text:p>79,2%</text:p>
          </table:table-cell>
          <table:table-cell office:value-type="float" office:value="24144" table:style-name="ce46">
            <text:p>24.144</text:p>
          </table:table-cell>
          <table:table-cell office:value-type="percentage" office:value="0.7926981417033292" table:style-name="ce47">
            <text:p>79,3%</text:p>
          </table:table-cell>
          <table:table-cell office:value-type="float" office:value="22137" table:style-name="ce46">
            <text:p>22.137</text:p>
          </table:table-cell>
          <table:table-cell office:value-type="percentage" office:value="0.86702960990130029" table:style-name="ce47">
            <text:p>86,7%</text:p>
          </table:table-cell>
          <table:table-cell office:value-type="float" office:value="259184" table:style-name="ce46">
            <text:p>259.184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271613198577317" table:style-name="ce47">
            <text:p>91,3%</text:p>
          </table:table-cell>
          <table:table-cell office:value-type="percentage" office:value="0.81016773257813035" table:style-name="ce47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2368" table:style-name="ce46">
            <text:p>372.368</text:p>
          </table:table-cell>
          <table:table-cell office:value-type="percentage" office:value="1" table:style-name="ce47">
            <text:p>100,0%</text:p>
          </table:table-cell>
          <table:table-cell office:value-type="float" office:value="510973" table:style-name="ce46">
            <text:p>510.973</text:p>
          </table:table-cell>
          <table:table-cell office:value-type="percentage" office:value="0.9712819888952462" table:style-name="ce47">
            <text:p>97,1%</text:p>
          </table:table-cell>
          <table:table-cell office:value-type="float" office:value="681811" table:style-name="ce46">
            <text:p>681.811</text:p>
          </table:table-cell>
          <table:table-cell office:value-type="percentage" office:value="0.96941376863830697" table:style-name="ce47">
            <text:p>96,9%</text:p>
          </table:table-cell>
          <table:table-cell office:value-type="float" office:value="941374" table:style-name="ce46">
            <text:p>941.374</text:p>
          </table:table-cell>
          <table:table-cell office:value-type="percentage" office:value="0.96771222358943365" table:style-name="ce47">
            <text:p>96,8%</text:p>
          </table:table-cell>
          <table:table-cell office:value-type="float" office:value="1028960" table:style-name="ce46">
            <text:p>1.028.960</text:p>
          </table:table-cell>
          <table:table-cell office:value-type="percentage" office:value="0.88249193161751016" table:style-name="ce47">
            <text:p>88,2%</text:p>
          </table:table-cell>
          <table:table-cell office:value-type="float" office:value="746639" table:style-name="ce46">
            <text:p>746.639</text:p>
          </table:table-cell>
          <table:table-cell office:value-type="percentage" office:value="0.78623373067688807" table:style-name="ce47">
            <text:p>78,6%</text:p>
          </table:table-cell>
          <table:table-cell office:value-type="float" office:value="599707" table:style-name="ce46">
            <text:p>599.707</text:p>
          </table:table-cell>
          <table:table-cell office:value-type="percentage" office:value="0.80771339102326678" table:style-name="ce47">
            <text:p>80,8%</text:p>
          </table:table-cell>
          <table:table-cell office:value-type="float" office:value="460128" table:style-name="ce46">
            <text:p>460.128</text:p>
          </table:table-cell>
          <table:table-cell office:value-type="percentage" office:value="0.83124315770077062" table:style-name="ce47">
            <text:p>83,1%</text:p>
          </table:table-cell>
          <table:table-cell office:value-type="float" office:value="5341960" table:style-name="ce46">
            <text:p>5.341.960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9361262923981966" table:style-name="ce47">
            <text:p>89,4%</text:p>
          </table:table-cell>
          <table:table-cell office:value-type="percentage" office:value="0.7879127206821116" table:style-name="ce47">
            <text:p>78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340" table:style-name="ce46">
            <text:p>73.340</text:p>
          </table:table-cell>
          <table:table-cell office:value-type="percentage" office:value="1" table:style-name="ce47">
            <text:p>100,0%</text:p>
          </table:table-cell>
          <table:table-cell office:value-type="float" office:value="102857" table:style-name="ce46">
            <text:p>102.857</text:p>
          </table:table-cell>
          <table:table-cell office:value-type="percentage" office:value="0.99959183276805408" table:style-name="ce47">
            <text:p>100,0%</text:p>
          </table:table-cell>
          <table:table-cell office:value-type="float" office:value="145775" table:style-name="ce46">
            <text:p>145.775</text:p>
          </table:table-cell>
          <table:table-cell office:value-type="percentage" office:value="0.99228093581741073" table:style-name="ce47">
            <text:p>99,2%</text:p>
          </table:table-cell>
          <table:table-cell office:value-type="float" office:value="206922" table:style-name="ce46">
            <text:p>206.922</text:p>
          </table:table-cell>
          <table:table-cell office:value-type="percentage" office:value="0.97029860824548897" table:style-name="ce47">
            <text:p>97,0%</text:p>
          </table:table-cell>
          <table:table-cell office:value-type="float" office:value="230941" table:style-name="ce46">
            <text:p>230.941</text:p>
          </table:table-cell>
          <table:table-cell office:value-type="percentage" office:value="0.90865488654650473" table:style-name="ce47">
            <text:p>90,9%</text:p>
          </table:table-cell>
          <table:table-cell office:value-type="float" office:value="167403" table:style-name="ce46">
            <text:p>167.403</text:p>
          </table:table-cell>
          <table:table-cell office:value-type="percentage" office:value="0.80095979483548085" table:style-name="ce47">
            <text:p>80,1%</text:p>
          </table:table-cell>
          <table:table-cell office:value-type="float" office:value="141568" table:style-name="ce46">
            <text:p>141.568</text:p>
          </table:table-cell>
          <table:table-cell office:value-type="percentage" office:value="0.82188472435093585" table:style-name="ce47">
            <text:p>82,2%</text:p>
          </table:table-cell>
          <table:table-cell office:value-type="float" office:value="121600" table:style-name="ce46">
            <text:p>121.600</text:p>
          </table:table-cell>
          <table:table-cell office:value-type="percentage" office:value="0.85697774394970894" table:style-name="ce47">
            <text:p>85,7%</text:p>
          </table:table-cell>
          <table:table-cell office:value-type="float" office:value="1190406" table:style-name="ce46">
            <text:p>1.190.406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861184746328061" table:style-name="ce47">
            <text:p>90,9%</text:p>
          </table:table-cell>
          <table:table-cell office:value-type="percentage" office:value="0.78769575669428837" table:style-name="ce47">
            <text:p>78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85" table:style-name="ce46">
            <text:p>42.185</text:p>
          </table:table-cell>
          <table:table-cell office:value-type="percentage" office:value="1" table:style-name="ce47">
            <text:p>100,0%</text:p>
          </table:table-cell>
          <table:table-cell office:value-type="float" office:value="55825" table:style-name="ce46">
            <text:p>55.825</text:p>
          </table:table-cell>
          <table:table-cell office:value-type="percentage" office:value="1" table:style-name="ce47">
            <text:p>100,0%</text:p>
          </table:table-cell>
          <table:table-cell office:value-type="float" office:value="71999" table:style-name="ce46">
            <text:p>71.999</text:p>
          </table:table-cell>
          <table:table-cell office:value-type="percentage" office:value="0.9750148962678078" table:style-name="ce47">
            <text:p>97,5%</text:p>
          </table:table-cell>
          <table:table-cell office:value-type="float" office:value="91828" table:style-name="ce46">
            <text:p>91.828</text:p>
          </table:table-cell>
          <table:table-cell office:value-type="percentage" office:value="0.94967629842596235" table:style-name="ce47">
            <text:p>95,0%</text:p>
          </table:table-cell>
          <table:table-cell office:value-type="float" office:value="95406" table:style-name="ce46">
            <text:p>95.406</text:p>
          </table:table-cell>
          <table:table-cell office:value-type="percentage" office:value="0.88337253013833072" table:style-name="ce47">
            <text:p>88,3%</text:p>
          </table:table-cell>
          <table:table-cell office:value-type="float" office:value="64462" table:style-name="ce46">
            <text:p>64.462</text:p>
          </table:table-cell>
          <table:table-cell office:value-type="percentage" office:value="0.79249087176208799" table:style-name="ce47">
            <text:p>79,2%</text:p>
          </table:table-cell>
          <table:table-cell office:value-type="float" office:value="57743" table:style-name="ce46">
            <text:p>57.743</text:p>
          </table:table-cell>
          <table:table-cell office:value-type="percentage" office:value="0.84757878667782227" table:style-name="ce47">
            <text:p>84,8%</text:p>
          </table:table-cell>
          <table:table-cell office:value-type="float" office:value="50469" table:style-name="ce46">
            <text:p>50.469</text:p>
          </table:table-cell>
          <table:table-cell office:value-type="percentage" office:value="0.89503085762928281" table:style-name="ce47">
            <text:p>89,5%</text:p>
          </table:table-cell>
          <table:table-cell office:value-type="float" office:value="529917" table:style-name="ce46">
            <text:p>529.917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152206744943698" table:style-name="ce47">
            <text:p>91,2%</text:p>
          </table:table-cell>
          <table:table-cell office:value-type="percentage" office:value="0.80145100476862419" table:style-name="ce47">
            <text:p>80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103" table:style-name="ce46">
            <text:p>162.103</text:p>
          </table:table-cell>
          <table:table-cell office:value-type="percentage" office:value="1.0262931307375751" table:style-name="ce47">
            <text:p>102,6%</text:p>
          </table:table-cell>
          <table:table-cell office:value-type="float" office:value="212332" table:style-name="ce46">
            <text:p>212.332</text:p>
          </table:table-cell>
          <table:table-cell office:value-type="percentage" office:value="0.99648490480146046" table:style-name="ce47">
            <text:p>99,6%</text:p>
          </table:table-cell>
          <table:table-cell office:value-type="float" office:value="273995" table:style-name="ce46">
            <text:p>273.995</text:p>
          </table:table-cell>
          <table:table-cell office:value-type="percentage" office:value="0.97813786283686577" table:style-name="ce47">
            <text:p>97,8%</text:p>
          </table:table-cell>
          <table:table-cell office:value-type="float" office:value="322448" table:style-name="ce46">
            <text:p>322.448</text:p>
          </table:table-cell>
          <table:table-cell office:value-type="percentage" office:value="0.94844062980731048" table:style-name="ce47">
            <text:p>94,8%</text:p>
          </table:table-cell>
          <table:table-cell office:value-type="float" office:value="319957" table:style-name="ce46">
            <text:p>319.957</text:p>
          </table:table-cell>
          <table:table-cell office:value-type="percentage" office:value="0.88353450251703103" table:style-name="ce47">
            <text:p>88,4%</text:p>
          </table:table-cell>
          <table:table-cell office:value-type="float" office:value="203655" table:style-name="ce46">
            <text:p>203.655</text:p>
          </table:table-cell>
          <table:table-cell office:value-type="percentage" office:value="0.78165600303980531" table:style-name="ce47">
            <text:p>78,2%</text:p>
          </table:table-cell>
          <table:table-cell office:value-type="float" office:value="166783" table:style-name="ce46">
            <text:p>166.783</text:p>
          </table:table-cell>
          <table:table-cell office:value-type="percentage" office:value="0.82756755683904448" table:style-name="ce47">
            <text:p>82,8%</text:p>
          </table:table-cell>
          <table:table-cell office:value-type="float" office:value="150273" table:style-name="ce46">
            <text:p>150.273</text:p>
          </table:table-cell>
          <table:table-cell office:value-type="percentage" office:value="0.89126721468986869" table:style-name="ce47">
            <text:p>89,1%</text:p>
          </table:table-cell>
          <table:table-cell office:value-type="float" office:value="1811546" table:style-name="ce46">
            <text:p>1.811.546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310385429420104" table:style-name="ce47">
            <text:p>91,3%</text:p>
          </table:table-cell>
          <table:table-cell office:value-type="percentage" office:value="0.81582649704751709" table:style-name="ce47">
            <text:p>81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9" table:style-name="ce46">
            <text:p>2.379</text:p>
          </table:table-cell>
          <table:table-cell office:value-type="percentage" office:value="0.9132437619961612" table:style-name="ce47">
            <text:p>91,3%</text:p>
          </table:table-cell>
          <table:table-cell office:value-type="float" office:value="3855" table:style-name="ce46">
            <text:p>3.855</text:p>
          </table:table-cell>
          <table:table-cell office:value-type="percentage" office:value="0.89277443260768874" table:style-name="ce47">
            <text:p>89,3%</text:p>
          </table:table-cell>
          <table:table-cell office:value-type="float" office:value="7549" table:style-name="ce46">
            <text:p>7.549</text:p>
          </table:table-cell>
          <table:table-cell office:value-type="percentage" office:value="0.96079928725976838" table:style-name="ce47">
            <text:p>96,1%</text:p>
          </table:table-cell>
          <table:table-cell office:value-type="float" office:value="10521" table:style-name="ce46">
            <text:p>10.521</text:p>
          </table:table-cell>
          <table:table-cell office:value-type="percentage" office:value="0.91043613707165105" table:style-name="ce47">
            <text:p>91,0%</text:p>
          </table:table-cell>
          <table:table-cell office:value-type="float" office:value="11030" table:style-name="ce46">
            <text:p>11.030</text:p>
          </table:table-cell>
          <table:table-cell office:value-type="percentage" office:value="0.87248853029583928" table:style-name="ce47">
            <text:p>87,2%</text:p>
          </table:table-cell>
          <table:table-cell office:value-type="float" office:value="9061" table:style-name="ce46">
            <text:p>9.061</text:p>
          </table:table-cell>
          <table:table-cell office:value-type="percentage" office:value="0.76181267866151003" table:style-name="ce47">
            <text:p>76,2%</text:p>
          </table:table-cell>
          <table:table-cell office:value-type="float" office:value="8788" table:style-name="ce46">
            <text:p>8.788</text:p>
          </table:table-cell>
          <table:table-cell office:value-type="percentage" office:value="0.80131302999908816" table:style-name="ce47">
            <text:p>80,1%</text:p>
          </table:table-cell>
          <table:table-cell office:value-type="float" office:value="8139" table:style-name="ce46">
            <text:p>8.139</text:p>
          </table:table-cell>
          <table:table-cell office:value-type="percentage" office:value="0.89184746877054566" table:style-name="ce47">
            <text:p>89,2%</text:p>
          </table:table-cell>
          <table:table-cell office:value-type="float" office:value="61322" table:style-name="ce46">
            <text:p>61.322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6411611357711549" table:style-name="ce47">
            <text:p>86,4%</text:p>
          </table:table-cell>
          <table:table-cell office:value-type="percentage" office:value="0.72827248758936847" table:style-name="ce47">
            <text:p>72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44" table:style-name="ce46">
            <text:p>2.044</text:p>
          </table:table-cell>
          <table:table-cell office:value-type="percentage" office:value="0.87015751383567475" table:style-name="ce47">
            <text:p>87,0%</text:p>
          </table:table-cell>
          <table:table-cell office:value-type="float" office:value="3357" table:style-name="ce46">
            <text:p>3.357</text:p>
          </table:table-cell>
          <table:table-cell office:value-type="percentage" office:value="0.89567769477054426" table:style-name="ce47">
            <text:p>89,6%</text:p>
          </table:table-cell>
          <table:table-cell office:value-type="float" office:value="7339" table:style-name="ce46">
            <text:p>7.339</text:p>
          </table:table-cell>
          <table:table-cell office:value-type="percentage" office:value="0.93765171841062989" table:style-name="ce47">
            <text:p>93,8%</text:p>
          </table:table-cell>
          <table:table-cell office:value-type="float" office:value="9939" table:style-name="ce46">
            <text:p>9.939</text:p>
          </table:table-cell>
          <table:table-cell office:value-type="percentage" office:value="0.87963536596158953" table:style-name="ce47">
            <text:p>88,0%</text:p>
          </table:table-cell>
          <table:table-cell office:value-type="float" office:value="10401" table:style-name="ce46">
            <text:p>10.401</text:p>
          </table:table-cell>
          <table:table-cell office:value-type="percentage" office:value="0.86660556573904346" table:style-name="ce47">
            <text:p>86,7%</text:p>
          </table:table-cell>
          <table:table-cell office:value-type="float" office:value="8835" table:style-name="ce46">
            <text:p>8.835</text:p>
          </table:table-cell>
          <table:table-cell office:value-type="percentage" office:value="0.72817934558641717" table:style-name="ce47">
            <text:p>72,8%</text:p>
          </table:table-cell>
          <table:table-cell office:value-type="float" office:value="8771" table:style-name="ce46">
            <text:p>8.771</text:p>
          </table:table-cell>
          <table:table-cell office:value-type="percentage" office:value="0.7312213422259275" table:style-name="ce47">
            <text:p>73,1%</text:p>
          </table:table-cell>
          <table:table-cell office:value-type="float" office:value="8047" table:style-name="ce46">
            <text:p>8.047</text:p>
          </table:table-cell>
          <table:table-cell office:value-type="percentage" office:value="0.84050553582619592" table:style-name="ce47">
            <text:p>84,1%</text:p>
          </table:table-cell>
          <table:table-cell office:value-type="float" office:value="58733" table:style-name="ce46">
            <text:p>58.733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2807675497342337" table:style-name="ce47">
            <text:p>82,8%</text:p>
          </table:table-cell>
          <table:table-cell office:value-type="percentage" office:value="0.67450273324452203" table:style-name="ce47">
            <text:p>67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2" table:style-name="ce46">
            <text:p>22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84" table:style-name="ce46">
            <text:p>3.584</text:p>
          </table:table-cell>
          <table:table-cell office:value-type="string" table:style-name="ce47">
            <text:p>-</text:p>
          </table:table-cell>
          <table:table-cell office:value-type="float" office:value="9475" table:style-name="ce46">
            <text:p>9.475</text:p>
          </table:table-cell>
          <table:table-cell office:value-type="string" table:style-name="ce47">
            <text:p>-</text:p>
          </table:table-cell>
          <table:table-cell office:value-type="float" office:value="22092" table:style-name="ce46">
            <text:p>22.092</text:p>
          </table:table-cell>
          <table:table-cell office:value-type="string" table:style-name="ce47">
            <text:p>-</text:p>
          </table:table-cell>
          <table:table-cell office:value-type="float" office:value="31827" table:style-name="ce46">
            <text:p>31.827</text:p>
          </table:table-cell>
          <table:table-cell office:value-type="string" table:style-name="ce47">
            <text:p>-</text:p>
          </table:table-cell>
          <table:table-cell office:value-type="float" office:value="23809" table:style-name="ce46">
            <text:p>23.809</text:p>
          </table:table-cell>
          <table:table-cell office:value-type="string" table:style-name="ce47">
            <text:p>-</text:p>
          </table:table-cell>
          <table:table-cell office:value-type="float" office:value="1249" table:style-name="ce46">
            <text:p>1.249</text:p>
          </table:table-cell>
          <table:table-cell office:value-type="string" table:style-name="ce47">
            <text:p>-</text:p>
          </table:table-cell>
          <table:table-cell office:value-type="float" office:value="92077" table:style-name="ce46">
            <text:p>92.077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47" table:style-name="ce49">
            <text:p>47</text:p>
          </table:table-cell>
          <table:table-cell office:value-type="string" table:style-name="ce50">
            <text:p>-</text:p>
          </table:table-cell>
          <table:table-cell office:value-type="float" office:value="278" table:style-name="ce49">
            <text:p>278</text:p>
          </table:table-cell>
          <table:table-cell office:value-type="string" table:style-name="ce50">
            <text:p>-</text:p>
          </table:table-cell>
          <table:table-cell office:value-type="float" office:value="861" table:style-name="ce49">
            <text:p>861</text:p>
          </table:table-cell>
          <table:table-cell office:value-type="string" table:style-name="ce50">
            <text:p>-</text:p>
          </table:table-cell>
          <table:table-cell office:value-type="float" office:value="1779" table:style-name="ce49">
            <text:p>1.779</text:p>
          </table:table-cell>
          <table:table-cell office:value-type="string" table:style-name="ce50">
            <text:p>-</text:p>
          </table:table-cell>
          <table:table-cell office:value-type="float" office:value="2175" table:style-name="ce49">
            <text:p>2.175</text:p>
          </table:table-cell>
          <table:table-cell office:value-type="string" table:style-name="ce50">
            <text:p>-</text:p>
          </table:table-cell>
          <table:table-cell office:value-type="float" office:value="1963" table:style-name="ce49">
            <text:p>1.963</text:p>
          </table:table-cell>
          <table:table-cell office:value-type="string" table:style-name="ce50">
            <text:p>-</text:p>
          </table:table-cell>
          <table:table-cell office:value-type="float" office:value="240" table:style-name="ce49">
            <text:p>240</text:p>
          </table:table-cell>
          <table:table-cell office:value-type="string" table:style-name="ce50">
            <text:p>-</text:p>
          </table:table-cell>
          <table:table-cell office:value-type="float" office:value="7373" table:style-name="ce49">
            <text:p>7.373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3783" table:style-name="ce53">
            <text:p>2.913.783</text:p>
          </table:table-cell>
          <table:table-cell office:value-type="percentage" office:value="1" table:style-name="ce54">
            <text:p>100,0%</text:p>
          </table:table-cell>
          <table:table-cell office:value-type="float" office:value="3932970" table:style-name="ce53">
            <text:p>3.932.970</text:p>
          </table:table-cell>
          <table:table-cell office:value-type="percentage" office:value="0.99316295648155517" table:style-name="ce54">
            <text:p>99,3%</text:p>
          </table:table-cell>
          <table:table-cell office:value-type="float" office:value="5249350" table:style-name="ce53">
            <text:p>5.249.350</text:p>
          </table:table-cell>
          <table:table-cell office:value-type="percentage" office:value="0.98357949599268202" table:style-name="ce54">
            <text:p>98,4%</text:p>
          </table:table-cell>
          <table:table-cell office:value-type="float" office:value="6673531" table:style-name="ce53">
            <text:p>6.673.531</text:p>
          </table:table-cell>
          <table:table-cell office:value-type="percentage" office:value="0.94884695760429016" table:style-name="ce54">
            <text:p>94,9%</text:p>
          </table:table-cell>
          <table:table-cell office:value-type="float" office:value="6976445" table:style-name="ce53">
            <text:p>6.976.445</text:p>
          </table:table-cell>
          <table:table-cell office:value-type="percentage" office:value="0.88401894285123794" table:style-name="ce54">
            <text:p>88,4%</text:p>
          </table:table-cell>
          <table:table-cell office:value-type="float" office:value="4916546" table:style-name="ce53">
            <text:p>4.916.546</text:p>
          </table:table-cell>
          <table:table-cell office:value-type="percentage" office:value="0.78912166676858619" table:style-name="ce54">
            <text:p>78,9%</text:p>
          </table:table-cell>
          <table:table-cell office:value-type="float" office:value="4013094" table:style-name="ce53">
            <text:p>4.013.094</text:p>
          </table:table-cell>
          <table:table-cell office:value-type="percentage" office:value="0.81160488933471397" table:style-name="ce54">
            <text:p>81,2%</text:p>
          </table:table-cell>
          <table:table-cell office:value-type="float" office:value="3376521" table:style-name="ce53">
            <text:p>3.376.521</text:p>
          </table:table-cell>
          <table:table-cell office:value-type="percentage" office:value="0.86829355725815871" table:style-name="ce54">
            <text:p>86,8%</text:p>
          </table:table-cell>
          <table:table-cell office:value-type="float" office:value="38052240" table:style-name="ce53">
            <text:p>38.052.240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34282120864362" table:style-name="ce54">
            <text:p>90,3%</text:p>
          </table:table-cell>
          <table:table-cell office:value-type="percentage" office:value="0.8019305050631923" table:style-name="ce54">
            <text:p>80,2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1" table:default-cell-style-name="ce1"/>
        <table:table-column table:style-name="co4" table:number-columns-repeated="16374" table:default-cell-style-name="ce1"/>
        <table:table-row table:style-name="ro10">
          <table:table-cell table:number-columns-spanned="1" table:number-rows-spanned="2" table:style-name="ce68"/>
          <table:table-cell office:value-type="string" table:number-columns-spanned="2" table:number-rows-spanned="1" table:style-name="ce69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2">
            <text:p>40-4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table:number-columns-repeated="16373"/>
        </table:table-row>
        <table:table-row table:style-name="ro11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50-5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40-4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Janssen</text:p>
          </table:table-cell>
          <table:table-cell table:number-columns-repeated="16373"/>
        </table:table-row>
        <table:table-row table:style-name="ro5">
          <table:table-cell office:value-type="string" table:style-name="ce59">
            <text:p>Andalucía</text:p>
          </table:table-cell>
          <table:table-cell office:value-type="float" office:value="954140" table:style-name="ce60">
            <text:p>954.140</text:p>
          </table:table-cell>
          <table:table-cell office:value-type="percentage" office:value="0.88203537237877949" table:style-name="ce61">
            <text:p>88,2%</text:p>
          </table:table-cell>
          <table:table-cell office:value-type="float" office:value="702360" table:style-name="ce60">
            <text:p>702.360</text:p>
          </table:table-cell>
          <table:table-cell office:value-type="percentage" office:value="0.75700272790862855" table:style-name="ce61">
            <text:p>75,7%</text:p>
          </table:table-cell>
          <table:table-cell office:value-type="float" office:value="211257" table:style-name="ce60">
            <text:p>211.257</text:p>
          </table:table-cell>
          <table:table-cell office:value-type="percentage" office:value="0.17390570630542676" table:style-name="ce61">
            <text:p>17,4%</text:p>
          </table:table-cell>
          <table:table-cell office:value-type="float" office:value="134365" table:style-name="ce60">
            <text:p>134.365</text:p>
          </table:table-cell>
          <table:table-cell office:value-type="percentage" office:value="0.10720032934392106" table:style-name="ce61">
            <text:p>10,7%</text:p>
          </table:table-cell>
          <table:table-cell office:value-type="float" office:value="150813" table:style-name="ce60">
            <text:p>150.813</text:p>
          </table:table-cell>
          <table:table-cell office:value-type="percentage" office:value="0.47342696417584351" table:style-name="ce44">
            <text:p>47,3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Aragón</text:p>
          </table:table-cell>
          <table:table-cell office:value-type="float" office:value="195498" table:style-name="ce7">
            <text:p>195.498</text:p>
          </table:table-cell>
          <table:table-cell office:value-type="percentage" office:value="0.89100463509454775" table:style-name="ce47">
            <text:p>89,1%</text:p>
          </table:table-cell>
          <table:table-cell office:value-type="float" office:value="120955" table:style-name="ce7">
            <text:p>120.955</text:p>
          </table:table-cell>
          <table:table-cell office:value-type="percentage" office:value="0.78616229566799911" table:style-name="ce47">
            <text:p>78,6%</text:p>
          </table:table-cell>
          <table:table-cell office:value-type="float" office:value="54445" table:style-name="ce7">
            <text:p>54.445</text:p>
          </table:table-cell>
          <table:table-cell office:value-type="percentage" office:value="0.29316109995315454" table:style-name="ce47">
            <text:p>29,3%</text:p>
          </table:table-cell>
          <table:table-cell office:value-type="float" office:value="33016" table:style-name="ce7">
            <text:p>33.016</text:p>
          </table:table-cell>
          <table:table-cell office:value-type="percentage" office:value="0.17539963768308425" table:style-name="ce47">
            <text:p>17,5%</text:p>
          </table:table-cell>
          <table:table-cell office:value-type="float" office:value="31216" table:style-name="ce7">
            <text:p>31.216</text:p>
          </table:table-cell>
          <table:table-cell office:value-type="percentage" office:value="0.53164384494856598" table:style-name="ce47">
            <text:p>53,2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Asturias<text:s/></text:p>
          </table:table-cell>
          <table:table-cell office:value-type="float" office:value="188619" table:style-name="ce7">
            <text:p>188.619</text:p>
          </table:table-cell>
          <table:table-cell office:value-type="percentage" office:value="0.93217918178134052" table:style-name="ce47">
            <text:p>93,2%</text:p>
          </table:table-cell>
          <table:table-cell office:value-type="float" office:value="134195" table:style-name="ce7">
            <text:p>134.195</text:p>
          </table:table-cell>
          <table:table-cell office:value-type="percentage" office:value="0.90831251988276784" table:style-name="ce47">
            <text:p>90,8%</text:p>
          </table:table-cell>
          <table:table-cell office:value-type="float" office:value="120152" table:style-name="ce7">
            <text:p>120.152</text:p>
          </table:table-cell>
          <table:table-cell office:value-type="percentage" office:value="0.78589275669453051" table:style-name="ce47">
            <text:p>78,6%</text:p>
          </table:table-cell>
          <table:table-cell office:value-type="float" office:value="56748" table:style-name="ce7">
            <text:p>56.748</text:p>
          </table:table-cell>
          <table:table-cell office:value-type="percentage" office:value="0.37701051680496411" table:style-name="ce47">
            <text:p>37,7%</text:p>
          </table:table-cell>
          <table:table-cell office:value-type="float" office:value="38677" table:style-name="ce7">
            <text:p>38.677</text:p>
          </table:table-cell>
          <table:table-cell office:value-type="percentage" office:value="0.8545703616960163" table:style-name="ce47">
            <text:p>85,5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Baleares</text:p>
          </table:table-cell>
          <table:table-cell office:value-type="float" office:value="110556" table:style-name="ce7">
            <text:p>110.556</text:p>
          </table:table-cell>
          <table:table-cell office:value-type="percentage" office:value="0.84702313002306107" table:style-name="ce47">
            <text:p>84,7%</text:p>
          </table:table-cell>
          <table:table-cell office:value-type="float" office:value="72416" table:style-name="ce7">
            <text:p>72.416</text:p>
          </table:table-cell>
          <table:table-cell office:value-type="percentage" office:value="0.65291990875566897" table:style-name="ce47">
            <text:p>65,3%</text:p>
          </table:table-cell>
          <table:table-cell office:value-type="float" office:value="50677" table:style-name="ce7">
            <text:p>50.677</text:p>
          </table:table-cell>
          <table:table-cell office:value-type="percentage" office:value="0.33530949151420913" table:style-name="ce47">
            <text:p>33,5%</text:p>
          </table:table-cell>
          <table:table-cell office:value-type="float" office:value="19398" table:style-name="ce7">
            <text:p>19.398</text:p>
          </table:table-cell>
          <table:table-cell office:value-type="percentage" office:value="0.11418245176176965" table:style-name="ce47">
            <text:p>11,4%</text:p>
          </table:table-cell>
          <table:table-cell office:value-type="float" office:value="24061" table:style-name="ce7">
            <text:p>24.061</text:p>
          </table:table-cell>
          <table:table-cell office:value-type="percentage" office:value="0.47275763827487965" table:style-name="ce47">
            <text:p>47,3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anarias</text:p>
          </table:table-cell>
          <table:table-cell office:value-type="float" office:value="204525" table:style-name="ce7">
            <text:p>204.525</text:p>
          </table:table-cell>
          <table:table-cell office:value-type="percentage" office:value="0.84088806660499538" table:style-name="ce47">
            <text:p>84,1%</text:p>
          </table:table-cell>
          <table:table-cell office:value-type="float" office:value="151924" table:style-name="ce7">
            <text:p>151.924</text:p>
          </table:table-cell>
          <table:table-cell office:value-type="percentage" office:value="0.68307158304595506" table:style-name="ce47">
            <text:p>68,3%</text:p>
          </table:table-cell>
          <table:table-cell office:value-type="float" office:value="138919" table:style-name="ce7">
            <text:p>138.919</text:p>
          </table:table-cell>
          <table:table-cell office:value-type="percentage" office:value="0.43343515118234549" table:style-name="ce47">
            <text:p>43,3%</text:p>
          </table:table-cell>
          <table:table-cell office:value-type="float" office:value="75869" table:style-name="ce7">
            <text:p>75.869</text:p>
          </table:table-cell>
          <table:table-cell office:value-type="percentage" office:value="0.23920007062280485" table:style-name="ce47">
            <text:p>23,9%</text:p>
          </table:table-cell>
          <table:table-cell office:value-type="float" office:value="81611" table:style-name="ce7">
            <text:p>81.611</text:p>
          </table:table-cell>
          <table:table-cell office:value-type="percentage" office:value="0.60847424771107339" table:style-name="ce47">
            <text:p>60,8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antabria</text:p>
          </table:table-cell>
          <table:table-cell office:value-type="float" office:value="89736" table:style-name="ce7">
            <text:p>89.736</text:p>
          </table:table-cell>
          <table:table-cell office:value-type="percentage" office:value="0.91445109088871002" table:style-name="ce47">
            <text:p>91,4%</text:p>
          </table:table-cell>
          <table:table-cell office:value-type="float" office:value="68644" table:style-name="ce7">
            <text:p>68.644</text:p>
          </table:table-cell>
          <table:table-cell office:value-type="percentage" office:value="0.89591354624831965" table:style-name="ce47">
            <text:p>89,6%</text:p>
          </table:table-cell>
          <table:table-cell office:value-type="float" office:value="30891" table:style-name="ce7">
            <text:p>30.891</text:p>
          </table:table-cell>
          <table:table-cell office:value-type="percentage" office:value="0.36594207190665168" table:style-name="ce47">
            <text:p>36,6%</text:p>
          </table:table-cell>
          <table:table-cell office:value-type="float" office:value="17560" table:style-name="ce7">
            <text:p>17.560</text:p>
          </table:table-cell>
          <table:table-cell office:value-type="percentage" office:value="0.19899144427446314" table:style-name="ce47">
            <text:p>19,9%</text:p>
          </table:table-cell>
          <table:table-cell office:value-type="float" office:value="18498" table:style-name="ce7">
            <text:p>18.498</text:p>
          </table:table-cell>
          <table:table-cell office:value-type="percentage" office:value="0.83388180137943468" table:style-name="ce47">
            <text:p>83,4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Castilla y León<text:s/></text:p>
          </table:table-cell>
          <table:table-cell office:value-type="float" office:value="441486" table:style-name="ce7">
            <text:p>441.486</text:p>
          </table:table-cell>
          <table:table-cell office:value-type="percentage" office:value="0.92316667712188694" table:style-name="ce47">
            <text:p>92,3%</text:p>
          </table:table-cell>
          <table:table-cell office:value-type="float" office:value="278966" table:style-name="ce7">
            <text:p>278.966</text:p>
          </table:table-cell>
          <table:table-cell office:value-type="percentage" office:value="0.86701911093292061" table:style-name="ce47">
            <text:p>86,7%</text:p>
          </table:table-cell>
          <table:table-cell office:value-type="float" office:value="159942" table:style-name="ce7">
            <text:p>159.942</text:p>
          </table:table-cell>
          <table:table-cell office:value-type="percentage" office:value="0.45470491742691521" table:style-name="ce47">
            <text:p>45,5%</text:p>
          </table:table-cell>
          <table:table-cell office:value-type="float" office:value="73880" table:style-name="ce7">
            <text:p>73.880</text:p>
          </table:table-cell>
          <table:table-cell office:value-type="percentage" office:value="0.23134347052781884" table:style-name="ce47">
            <text:p>23,1%</text:p>
          </table:table-cell>
          <table:table-cell office:value-type="float" office:value="76142" table:style-name="ce7">
            <text:p>76.142</text:p>
          </table:table-cell>
          <table:table-cell office:value-type="percentage" office:value="0.79661442531020488" table:style-name="ce47">
            <text:p>79,7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Castilla - La Mancha</text:p>
          </table:table-cell>
          <table:table-cell office:value-type="float" office:value="266657" table:style-name="ce7">
            <text:p>266.657</text:p>
          </table:table-cell>
          <table:table-cell office:value-type="percentage" office:value="0.90237728634033265" table:style-name="ce47">
            <text:p>90,2%</text:p>
          </table:table-cell>
          <table:table-cell office:value-type="float" office:value="182228" table:style-name="ce7">
            <text:p>182.228</text:p>
          </table:table-cell>
          <table:table-cell office:value-type="percentage" office:value="0.83105535109201767" table:style-name="ce47">
            <text:p>83,1%</text:p>
          </table:table-cell>
          <table:table-cell office:value-type="float" office:value="128405" table:style-name="ce7">
            <text:p>128.405</text:p>
          </table:table-cell>
          <table:table-cell office:value-type="percentage" office:value="0.4569085151051489" table:style-name="ce47">
            <text:p>45,7%</text:p>
          </table:table-cell>
          <table:table-cell office:value-type="float" office:value="59410" table:style-name="ce7">
            <text:p>59.410</text:p>
          </table:table-cell>
          <table:table-cell office:value-type="percentage" office:value="0.21241298432913466" table:style-name="ce47">
            <text:p>21,2%</text:p>
          </table:table-cell>
          <table:table-cell office:value-type="float" office:value="59719" table:style-name="ce7">
            <text:p>59.719</text:p>
          </table:table-cell>
          <table:table-cell office:value-type="percentage" office:value="0.77278138668184992" table:style-name="ce47">
            <text:p>77,3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ataluña</text:p>
          </table:table-cell>
          <table:table-cell office:value-type="float" office:value="927374" table:style-name="ce7">
            <text:p>927.374</text:p>
          </table:table-cell>
          <table:table-cell office:value-type="percentage" office:value="0.86610244839102535" table:style-name="ce47">
            <text:p>86,6%</text:p>
          </table:table-cell>
          <table:table-cell office:value-type="float" office:value="611020" table:style-name="ce7">
            <text:p>611.020</text:p>
          </table:table-cell>
          <table:table-cell office:value-type="percentage" office:value="0.77218408468218902" table:style-name="ce47">
            <text:p>77,2%</text:p>
          </table:table-cell>
          <table:table-cell office:value-type="float" office:value="369525" table:style-name="ce7">
            <text:p>369.525</text:p>
          </table:table-cell>
          <table:table-cell office:value-type="percentage" office:value="0.35965848868004047" table:style-name="ce47">
            <text:p>36,0%</text:p>
          </table:table-cell>
          <table:table-cell office:value-type="float" office:value="232899" table:style-name="ce7">
            <text:p>232.899</text:p>
          </table:table-cell>
          <table:table-cell office:value-type="percentage" office:value="0.20514457954429344" table:style-name="ce47">
            <text:p>20,5%</text:p>
          </table:table-cell>
          <table:table-cell office:value-type="float" office:value="169423" table:style-name="ce7">
            <text:p>169.423</text:p>
          </table:table-cell>
          <table:table-cell office:value-type="percentage" office:value="0.48792871563147089" table:style-name="ce47">
            <text:p>48,8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C. Valenciana</text:p>
          </table:table-cell>
          <table:table-cell office:value-type="float" office:value="662955" table:style-name="ce7">
            <text:p>662.955</text:p>
          </table:table-cell>
          <table:table-cell office:value-type="percentage" office:value="0.91318379794540361" table:style-name="ce47">
            <text:p>91,3%</text:p>
          </table:table-cell>
          <table:table-cell office:value-type="float" office:value="471449" table:style-name="ce7">
            <text:p>471.449</text:p>
          </table:table-cell>
          <table:table-cell office:value-type="percentage" office:value="0.82872752393725946" table:style-name="ce47">
            <text:p>82,9%</text:p>
          </table:table-cell>
          <table:table-cell office:value-type="float" office:value="229139" table:style-name="ce7">
            <text:p>229.139</text:p>
          </table:table-cell>
          <table:table-cell office:value-type="percentage" office:value="0.32112940952236801" table:style-name="ce47">
            <text:p>32,1%</text:p>
          </table:table-cell>
          <table:table-cell office:value-type="float" office:value="138629" table:style-name="ce7">
            <text:p>138.629</text:p>
          </table:table-cell>
          <table:table-cell office:value-type="percentage" office:value="0.18406779075896812" table:style-name="ce47">
            <text:p>18,4%</text:p>
          </table:table-cell>
          <table:table-cell office:value-type="float" office:value="165158" table:style-name="ce7">
            <text:p>165.158</text:p>
          </table:table-cell>
          <table:table-cell office:value-type="percentage" office:value="0.78275046564643103" table:style-name="ce47">
            <text:p>78,3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Extremadura</text:p>
          </table:table-cell>
          <table:table-cell office:value-type="float" office:value="152159" table:style-name="ce7">
            <text:p>152.159</text:p>
          </table:table-cell>
          <table:table-cell office:value-type="percentage" office:value="0.87819672982691055" table:style-name="ce47">
            <text:p>87,8%</text:p>
          </table:table-cell>
          <table:table-cell office:value-type="float" office:value="115956" table:style-name="ce7">
            <text:p>115.956</text:p>
          </table:table-cell>
          <table:table-cell office:value-type="percentage" office:value="0.87691330389013245" table:style-name="ce47">
            <text:p>87,7%</text:p>
          </table:table-cell>
          <table:table-cell office:value-type="float" office:value="80227" table:style-name="ce7">
            <text:p>80.227</text:p>
          </table:table-cell>
          <table:table-cell office:value-type="percentage" office:value="0.49849012054181685" table:style-name="ce47">
            <text:p>49,8%</text:p>
          </table:table-cell>
          <table:table-cell office:value-type="float" office:value="30632" table:style-name="ce7">
            <text:p>30.632</text:p>
          </table:table-cell>
          <table:table-cell office:value-type="percentage" office:value="0.21090318227509949" table:style-name="ce47">
            <text:p>21,1%</text:p>
          </table:table-cell>
          <table:table-cell office:value-type="float" office:value="32815" table:style-name="ce7">
            <text:p>32.815</text:p>
          </table:table-cell>
          <table:table-cell office:value-type="percentage" office:value="0.82304991221469781" table:style-name="ce47">
            <text:p>82,3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Galicia</text:p>
          </table:table-cell>
          <table:table-cell office:value-type="float" office:value="497104" table:style-name="ce7">
            <text:p>497.104</text:p>
          </table:table-cell>
          <table:table-cell office:value-type="percentage" office:value="0.93419353868762933" table:style-name="ce47">
            <text:p>93,4%</text:p>
          </table:table-cell>
          <table:table-cell office:value-type="float" office:value="322268" table:style-name="ce7">
            <text:p>322.268</text:p>
          </table:table-cell>
          <table:table-cell office:value-type="percentage" office:value="0.92998854352738158" table:style-name="ce47">
            <text:p>93,0%</text:p>
          </table:table-cell>
          <table:table-cell office:value-type="float" office:value="346612" table:style-name="ce7">
            <text:p>346.612</text:p>
          </table:table-cell>
          <table:table-cell office:value-type="percentage" office:value="0.88649610860608041" table:style-name="ce47">
            <text:p>88,6%</text:p>
          </table:table-cell>
          <table:table-cell office:value-type="float" office:value="182815" table:style-name="ce7">
            <text:p>182.815</text:p>
          </table:table-cell>
          <table:table-cell office:value-type="percentage" office:value="0.44758013181475426" table:style-name="ce47">
            <text:p>44,8%</text:p>
          </table:table-cell>
          <table:table-cell office:value-type="float" office:value="107740" table:style-name="ce7">
            <text:p>107.740</text:p>
          </table:table-cell>
          <table:table-cell office:value-type="percentage" office:value="0.86997246513731097" table:style-name="ce47">
            <text:p>87,0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La Rioja</text:p>
          </table:table-cell>
          <table:table-cell office:value-type="float" office:value="43689" table:style-name="ce7">
            <text:p>43.689</text:p>
          </table:table-cell>
          <table:table-cell office:value-type="percentage" office:value="0.84357984166827571" table:style-name="ce47">
            <text:p>84,4%</text:p>
          </table:table-cell>
          <table:table-cell office:value-type="float" office:value="31064" table:style-name="ce7">
            <text:p>31.064</text:p>
          </table:table-cell>
          <table:table-cell office:value-type="percentage" office:value="0.82384766350182992" table:style-name="ce47">
            <text:p>82,4%</text:p>
          </table:table-cell>
          <table:table-cell office:value-type="float" office:value="15078" table:style-name="ce7">
            <text:p>15.078</text:p>
          </table:table-cell>
          <table:table-cell office:value-type="percentage" office:value="0.3347690941385435" table:style-name="ce47">
            <text:p>33,5%</text:p>
          </table:table-cell>
          <table:table-cell office:value-type="float" office:value="9638" table:style-name="ce7">
            <text:p>9.638</text:p>
          </table:table-cell>
          <table:table-cell office:value-type="percentage" office:value="0.20400042332521959" table:style-name="ce47">
            <text:p>20,4%</text:p>
          </table:table-cell>
          <table:table-cell office:value-type="float" office:value="11370" table:style-name="ce7">
            <text:p>11.370</text:p>
          </table:table-cell>
          <table:table-cell office:value-type="percentage" office:value="0.80638297872340425" table:style-name="ce47">
            <text:p>80,6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Madrid</text:p>
          </table:table-cell>
          <table:table-cell office:value-type="float" office:value="761398" table:style-name="ce7">
            <text:p>761.398</text:p>
          </table:table-cell>
          <table:table-cell office:value-type="percentage" office:value="0.86195251890266611" table:style-name="ce47">
            <text:p>86,2%</text:p>
          </table:table-cell>
          <table:table-cell office:value-type="float" office:value="483138" table:style-name="ce7">
            <text:p>483.138</text:p>
          </table:table-cell>
          <table:table-cell office:value-type="percentage" office:value="0.70860986402390103" table:style-name="ce47">
            <text:p>70,9%</text:p>
          </table:table-cell>
          <table:table-cell office:value-type="float" office:value="379377" table:style-name="ce7">
            <text:p>379.377</text:p>
          </table:table-cell>
          <table:table-cell office:value-type="percentage" office:value="0.40300348214418497" table:style-name="ce47">
            <text:p>40,3%</text:p>
          </table:table-cell>
          <table:table-cell office:value-type="float" office:value="220002" table:style-name="ce7">
            <text:p>220.002</text:p>
          </table:table-cell>
          <table:table-cell office:value-type="percentage" office:value="0.21381006064375679" table:style-name="ce47">
            <text:p>21,4%</text:p>
          </table:table-cell>
          <table:table-cell office:value-type="float" office:value="154382" table:style-name="ce7">
            <text:p>154.382</text:p>
          </table:table-cell>
          <table:table-cell office:value-type="percentage" office:value="0.64585791142682636" table:style-name="ce47">
            <text:p>64,6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Murcia<text:s/></text:p>
          </table:table-cell>
          <table:table-cell office:value-type="float" office:value="150614" table:style-name="ce7">
            <text:p>150.614</text:p>
          </table:table-cell>
          <table:table-cell office:value-type="percentage" office:value="0.85480456534447236" table:style-name="ce47">
            <text:p>85,5%</text:p>
          </table:table-cell>
          <table:table-cell office:value-type="float" office:value="104288" table:style-name="ce7">
            <text:p>104.288</text:p>
          </table:table-cell>
          <table:table-cell office:value-type="percentage" office:value="0.7154038758360487" table:style-name="ce47">
            <text:p>71,5%</text:p>
          </table:table-cell>
          <table:table-cell office:value-type="float" office:value="58706" table:style-name="ce7">
            <text:p>58.706</text:p>
          </table:table-cell>
          <table:table-cell office:value-type="percentage" office:value="0.28371077024192692" table:style-name="ce47">
            <text:p>28,4%</text:p>
          </table:table-cell>
          <table:table-cell office:value-type="float" office:value="39337" table:style-name="ce7">
            <text:p>39.337</text:p>
          </table:table-cell>
          <table:table-cell office:value-type="percentage" office:value="0.17033354839547762" table:style-name="ce47">
            <text:p>17,0%</text:p>
          </table:table-cell>
          <table:table-cell office:value-type="float" office:value="44297" table:style-name="ce7">
            <text:p>44.297</text:p>
          </table:table-cell>
          <table:table-cell office:value-type="percentage" office:value="0.66422252211725896" table:style-name="ce47">
            <text:p>66,4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Navarra</text:p>
          </table:table-cell>
          <table:table-cell office:value-type="float" office:value="91218" table:style-name="ce7">
            <text:p>91.218</text:p>
          </table:table-cell>
          <table:table-cell office:value-type="percentage" office:value="0.93070094888276711" table:style-name="ce47">
            <text:p>93,1%</text:p>
          </table:table-cell>
          <table:table-cell office:value-type="float" office:value="62622" table:style-name="ce7">
            <text:p>62.622</text:p>
          </table:table-cell>
          <table:table-cell office:value-type="percentage" office:value="0.86976208002888933" table:style-name="ce47">
            <text:p>87,0%</text:p>
          </table:table-cell>
          <table:table-cell office:value-type="float" office:value="32534" table:style-name="ce7">
            <text:p>32.534</text:p>
          </table:table-cell>
          <table:table-cell office:value-type="percentage" office:value="0.35429280829376658" table:style-name="ce47">
            <text:p>35,4%</text:p>
          </table:table-cell>
          <table:table-cell office:value-type="float" office:value="15577" table:style-name="ce7">
            <text:p>15.577</text:p>
          </table:table-cell>
          <table:table-cell office:value-type="percentage" office:value="0.16327065383728487" table:style-name="ce47">
            <text:p>16,3%</text:p>
          </table:table-cell>
          <table:table-cell office:value-type="float" office:value="18903" table:style-name="ce7">
            <text:p>18.903</text:p>
          </table:table-cell>
          <table:table-cell office:value-type="percentage" office:value="0.79391012179756404" table:style-name="ce47">
            <text:p>79,4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País Vasco</text:p>
          </table:table-cell>
          <table:table-cell office:value-type="float" office:value="333396" table:style-name="ce7">
            <text:p>333.396</text:p>
          </table:table-cell>
          <table:table-cell office:value-type="percentage" office:value="0.89039753228197149" table:style-name="ce47">
            <text:p>89,0%</text:p>
          </table:table-cell>
          <table:table-cell office:value-type="float" office:value="222951" table:style-name="ce7">
            <text:p>222.951</text:p>
          </table:table-cell>
          <table:table-cell office:value-type="percentage" office:value="0.81370462964652635" table:style-name="ce47">
            <text:p>81,4%</text:p>
          </table:table-cell>
          <table:table-cell office:value-type="float" office:value="158159" table:style-name="ce7">
            <text:p>158.159</text:p>
          </table:table-cell>
          <table:table-cell office:value-type="percentage" office:value="0.49049459137597379" table:style-name="ce47">
            <text:p>49,0%</text:p>
          </table:table-cell>
          <table:table-cell office:value-type="float" office:value="50869" table:style-name="ce7">
            <text:p>50.869</text:p>
          </table:table-cell>
          <table:table-cell office:value-type="percentage" office:value="0.15898698887663029" table:style-name="ce47">
            <text:p>15,9%</text:p>
          </table:table-cell>
          <table:table-cell office:value-type="float" office:value="74484" table:style-name="ce7">
            <text:p>74.484</text:p>
          </table:table-cell>
          <table:table-cell office:value-type="percentage" office:value="0.75227245182402136" table:style-name="ce47">
            <text:p>75,2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euta</text:p>
          </table:table-cell>
          <table:table-cell office:value-type="float" office:value="5031" table:style-name="ce7">
            <text:p>5.031</text:p>
          </table:table-cell>
          <table:table-cell office:value-type="percentage" office:value="0.80702598652550528" table:style-name="ce47">
            <text:p>80,7%</text:p>
          </table:table-cell>
          <table:table-cell office:value-type="float" office:value="5601" table:style-name="ce7">
            <text:p>5.601</text:p>
          </table:table-cell>
          <table:table-cell office:value-type="percentage" office:value="0.74195257650019875" table:style-name="ce47">
            <text:p>74,2%</text:p>
          </table:table-cell>
          <table:table-cell office:value-type="float" office:value="3939" table:style-name="ce7">
            <text:p>3.939</text:p>
          </table:table-cell>
          <table:table-cell office:value-type="percentage" office:value="0.37439406900484745" table:style-name="ce47">
            <text:p>37,4%</text:p>
          </table:table-cell>
          <table:table-cell office:value-type="float" office:value="2486" table:style-name="ce7">
            <text:p>2.486</text:p>
          </table:table-cell>
          <table:table-cell office:value-type="percentage" office:value="0.22538531278331822" table:style-name="ce47">
            <text:p>22,5%</text:p>
          </table:table-cell>
          <table:table-cell office:value-type="float" office:value="1296" table:style-name="ce7">
            <text:p>1.296</text:p>
          </table:table-cell>
          <table:table-cell office:value-type="percentage" office:value="0.34932614555256064" table:style-name="ce47">
            <text:p>34,9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Melilla</text:p>
          </table:table-cell>
          <table:table-cell office:value-type="float" office:value="3981" table:style-name="ce7">
            <text:p>3.981</text:p>
          </table:table-cell>
          <table:table-cell office:value-type="percentage" office:value="0.73708572486576562" table:style-name="ce47">
            <text:p>73,7%</text:p>
          </table:table-cell>
          <table:table-cell office:value-type="float" office:value="4709" table:style-name="ce7">
            <text:p>4.709</text:p>
          </table:table-cell>
          <table:table-cell office:value-type="percentage" office:value="0.64164055048371715" table:style-name="ce47">
            <text:p>64,2%</text:p>
          </table:table-cell>
          <table:table-cell office:value-type="float" office:value="5475" table:style-name="ce7">
            <text:p>5.475</text:p>
          </table:table-cell>
          <table:table-cell office:value-type="percentage" office:value="0.55086024750980989" table:style-name="ce47">
            <text:p>55,1%</text:p>
          </table:table-cell>
          <table:table-cell office:value-type="float" office:value="4398" table:style-name="ce7">
            <text:p>4.398</text:p>
          </table:table-cell>
          <table:table-cell office:value-type="percentage" office:value="0.42284395731179697" table:style-name="ce47">
            <text:p>42,3%</text:p>
          </table:table-cell>
          <table:table-cell office:value-type="float" office:value="1098" table:style-name="ce7">
            <text:p>1.098</text:p>
          </table:table-cell>
          <table:table-cell office:value-type="percentage" office:value="0.24492527325451707" table:style-name="ce47">
            <text:p>24,5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Fuerzas Armadas</text:p>
          </table:table-cell>
          <table:table-cell office:value-type="float" office:value="10" table:style-name="ce7">
            <text:p>10</text:p>
          </table:table-cell>
          <table:table-cell office:value-type="percentage" office:value="0.24390243902439024" table:style-name="ce47">
            <text:p>24,4%</text:p>
          </table:table-cell>
          <table:table-cell office:value-type="float" office:value="2031" table:style-name="ce7">
            <text:p>2.031</text:p>
          </table:table-cell>
          <table:table-cell office:value-type="percentage" office:value="0.5666852678571429" table:style-name="ce47">
            <text:p>56,7%</text:p>
          </table:table-cell>
          <table:table-cell office:value-type="float" office:value="4404" table:style-name="ce7">
            <text:p>4.404</text:p>
          </table:table-cell>
          <table:table-cell office:value-type="percentage" office:value="0.46480211081794193" table:style-name="ce47">
            <text:p>46,5%</text:p>
          </table:table-cell>
          <table:table-cell office:value-type="float" office:value="9625" table:style-name="ce7">
            <text:p>9.625</text:p>
          </table:table-cell>
          <table:table-cell office:value-type="percentage" office:value="0.43567807351077315" table:style-name="ce47">
            <text:p>43,6%</text:p>
          </table:table-cell>
          <table:table-cell office:value-type="float" office:value="1006" table:style-name="ce7">
            <text:p>1.006</text:p>
          </table:table-cell>
          <table:table-cell office:value-type="percentage" office:value="0.79462875197472349" table:style-name="ce47">
            <text:p>79,5%</text:p>
          </table:table-cell>
          <table:table-cell table:number-columns-repeated="16373"/>
        </table:table-row>
        <table:table-row table:style-name="ro12">
          <table:table-cell office:value-type="string" table:style-name="ce63">
            <text:p>Sanidad Exterior</text:p>
          </table:table-cell>
          <table:table-cell office:value-type="float" office:value="7" table:style-name="ce7">
            <text:p>7</text:p>
          </table:table-cell>
          <table:table-cell office:value-type="percentage" office:value="9.0909090909090912E-2" table:style-name="ce50">
            <text:p>9,1%</text:p>
          </table:table-cell>
          <table:table-cell office:value-type="float" office:value="42" table:style-name="ce7">
            <text:p>42</text:p>
          </table:table-cell>
          <table:table-cell office:value-type="percentage" office:value="0.15107913669064749" table:style-name="ce50">
            <text:p>15,1%</text:p>
          </table:table-cell>
          <table:table-cell office:value-type="float" office:value="102" table:style-name="ce7">
            <text:p>102</text:p>
          </table:table-cell>
          <table:table-cell office:value-type="percentage" office:value="0.11846689895470383" table:style-name="ce50">
            <text:p>11,8%</text:p>
          </table:table-cell>
          <table:table-cell office:value-type="float" office:value="101" table:style-name="ce7">
            <text:p>101</text:p>
          </table:table-cell>
          <table:table-cell office:value-type="percentage" office:value="5.6773468240584601E-2" table:style-name="ce50">
            <text:p>5,7%</text:p>
          </table:table-cell>
          <table:table-cell office:value-type="float" office:value="113" table:style-name="ce7">
            <text:p>113</text:p>
          </table:table-cell>
          <table:table-cell office:value-type="percentage" office:value="2.5705186533212011E-2" table:style-name="ce50">
            <text:p>2,6%</text:p>
          </table:table-cell>
          <table:table-cell table:number-columns-repeated="16373"/>
        </table:table-row>
        <table:table-row table:style-name="ro5">
          <table:table-cell office:value-type="string" table:style-name="ce64">
            <text:p>Totales</text:p>
          </table:table-cell>
          <table:table-cell office:value-type="float" office:value="6080153" table:style-name="ce65">
            <text:p>6.080.153</text:p>
          </table:table-cell>
          <table:table-cell office:value-type="percentage" office:value="0.88803451796786015" table:style-name="ce66">
            <text:p>88,80%</text:p>
          </table:table-cell>
          <table:table-cell office:value-type="float" office:value="4148827" table:style-name="ce65">
            <text:p>4.148.827</text:p>
          </table:table-cell>
          <table:table-cell office:value-type="percentage" office:value="0.7903506148380276" table:style-name="ce66">
            <text:p>79,04%</text:p>
          </table:table-cell>
          <table:table-cell office:value-type="float" office:value="2577965" table:style-name="ce65">
            <text:p>2.577.965</text:p>
          </table:table-cell>
          <table:table-cell office:value-type="percentage" office:value="0.38629699929467626" table:style-name="ce66">
            <text:p>38,63%</text:p>
          </table:table-cell>
          <table:table-cell office:value-type="float" office:value="1407254" table:style-name="ce65">
            <text:p>1.407.254</text:p>
          </table:table-cell>
          <table:table-cell office:value-type="percentage" office:value="0.20171505688068922" table:style-name="ce66">
            <text:p>20,17%</text:p>
          </table:table-cell>
          <table:table-cell office:value-type="float" office:value="1262822" table:style-name="ce65">
            <text:p>1.262.822</text:p>
          </table:table-cell>
          <table:table-cell office:value-type="percentage" office:value="0.6374563169820997" table:style-name="ce66">
            <text:p>63,75%</text:p>
          </table:table-cell>
          <table:table-cell table:number-columns-repeated="16373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7"/>
          <table:table-cell table:style-name="ce1"/>
          <table:table-cell table:style-name="ce67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3">
          <table:table-cell table:number-columns-spanned="1" table:number-rows-spanned="2" table:style-name="ce90"/>
          <table:table-cell office:value-type="string" table:number-columns-spanned="1" table:number-rows-spanned="2" table:style-name="ce91">
            <text:p>Población a vacunar 5-11 años</text:p>
          </table:table-cell>
          <table:table-cell office:value-type="string" table:number-columns-spanned="1" table:number-rows-spanned="2" table:style-name="ce91">
            <text:p>Nº Personas con al menos 1 dosis</text:p>
          </table:table-cell>
          <table:table-cell office:value-type="string" table:number-columns-spanned="1" table:number-rows-spanned="2" table:style-name="ce91">
            <text:p>% Personas con al menos 1 dosis</text:p>
          </table:table-cell>
          <table:table-cell office:value-type="string" table:number-columns-spanned="1" table:number-rows-spanned="2" table:style-name="ce91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4">
            <text:p>Andalucía</text:p>
          </table:table-cell>
          <table:table-cell office:value-type="float" office:value="638443" table:style-name="ce75">
            <text:p>638.443</text:p>
          </table:table-cell>
          <table:table-cell office:value-type="float" office:value="202316" table:style-name="ce75">
            <text:p>202.316</text:p>
          </table:table-cell>
          <table:table-cell office:value-type="percentage" office:value="0.3168896831823671" table:style-name="ce76">
            <text:p>31,69%</text:p>
          </table:table-cell>
          <table:table-cell office:value-type="date" office:date-value="2022-01-06T00:00:00" table:style-name="ce77">
            <text:p>06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90144" table:style-name="ce79">
            <text:p>90.144</text:p>
          </table:table-cell>
          <table:table-cell office:value-type="float" office:value="32431" table:style-name="ce79">
            <text:p>32.431</text:p>
          </table:table-cell>
          <table:table-cell office:value-type="percentage" office:value="0.35976881434149804" table:style-name="ce80">
            <text:p>35,98%</text:p>
          </table:table-cell>
          <table:table-cell office:value-type="date" office:date-value="2022-01-06T00:00:00" table:style-name="ce81">
            <text:p>06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54615" table:style-name="ce79">
            <text:p>54.615</text:p>
          </table:table-cell>
          <table:table-cell office:value-type="float" office:value="22328" table:style-name="ce79">
            <text:p>22.328</text:p>
          </table:table-cell>
          <table:table-cell office:value-type="percentage" office:value="0.40882541426348074" table:style-name="ce80">
            <text:p>40,88%</text:p>
          </table:table-cell>
          <table:table-cell office:value-type="date" office:date-value="2022-01-06T00:00:00" table:style-name="ce81">
            <text:p>06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84217" table:style-name="ce79">
            <text:p>84.217</text:p>
          </table:table-cell>
          <table:table-cell office:value-type="float" office:value="13676" table:style-name="ce79">
            <text:p>13.676</text:p>
          </table:table-cell>
          <table:table-cell office:value-type="percentage" office:value="0.16239001626749944" table:style-name="ce80">
            <text:p>16,24%</text:p>
          </table:table-cell>
          <table:table-cell office:value-type="date" office:date-value="2022-01-05T00:00:00" table:style-name="ce81">
            <text:p>0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36910" table:style-name="ce79">
            <text:p>136.910</text:p>
          </table:table-cell>
          <table:table-cell office:value-type="float" office:value="47073" table:style-name="ce79">
            <text:p>47.073</text:p>
          </table:table-cell>
          <table:table-cell office:value-type="percentage" office:value="0.34382441019647941" table:style-name="ce80">
            <text:p>34,38%</text:p>
          </table:table-cell>
          <table:table-cell office:value-type="date" office:date-value="2022-01-06T00:00:00" table:style-name="ce81">
            <text:p>06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38052" table:style-name="ce79">
            <text:p>38.052</text:p>
          </table:table-cell>
          <table:table-cell office:value-type="float" office:value="17119" table:style-name="ce79">
            <text:p>17.119</text:p>
          </table:table-cell>
          <table:table-cell office:value-type="percentage" office:value="0.44988436875854093" table:style-name="ce80">
            <text:p>44,99%</text:p>
          </table:table-cell>
          <table:table-cell office:value-type="date" office:date-value="2022-01-05T00:00:00" table:style-name="ce81">
            <text:p>0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astilla y León</text:p>
          </table:table-cell>
          <table:table-cell office:value-type="float" office:value="138981" table:style-name="ce79">
            <text:p>138.981</text:p>
          </table:table-cell>
          <table:table-cell office:value-type="float" office:value="50605" table:style-name="ce79">
            <text:p>50.605</text:p>
          </table:table-cell>
          <table:table-cell office:value-type="percentage" office:value="0.36411451925083282" table:style-name="ce80">
            <text:p>36,41%</text:p>
          </table:table-cell>
          <table:table-cell office:value-type="date" office:date-value="2022-01-06T00:00:00" table:style-name="ce81">
            <text:p>06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8">
            <text:p>Castilla - La Mancha</text:p>
          </table:table-cell>
          <table:table-cell office:value-type="float" office:value="149968" table:style-name="ce79">
            <text:p>149.968</text:p>
          </table:table-cell>
          <table:table-cell office:value-type="float" office:value="46352" table:style-name="ce79">
            <text:p>46.352</text:p>
          </table:table-cell>
          <table:table-cell office:value-type="percentage" office:value="0.3090792702443188" table:style-name="ce80">
            <text:p>30,91%</text:p>
          </table:table-cell>
          <table:table-cell office:value-type="date" office:date-value="2022-01-06T00:00:00" table:style-name="ce81">
            <text:p>06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571450" table:style-name="ce79">
            <text:p>571.450</text:p>
          </table:table-cell>
          <table:table-cell office:value-type="float" office:value="155079" table:style-name="ce79">
            <text:p>155.079</text:p>
          </table:table-cell>
          <table:table-cell office:value-type="percentage" office:value="0.27137807332225039" table:style-name="ce80">
            <text:p>27,14%</text:p>
          </table:table-cell>
          <table:table-cell office:value-type="date" office:date-value="2022-01-06T00:00:00" table:style-name="ce81">
            <text:p>06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361203" table:style-name="ce79">
            <text:p>361.203</text:p>
          </table:table-cell>
          <table:table-cell office:value-type="float" office:value="107112" table:style-name="ce79">
            <text:p>107.112</text:p>
          </table:table-cell>
          <table:table-cell office:value-type="percentage" office:value="0.29654238752169831" table:style-name="ce80">
            <text:p>29,65%</text:p>
          </table:table-cell>
          <table:table-cell office:value-type="date" office:date-value="2022-01-06T00:00:00" table:style-name="ce81">
            <text:p>06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69578" table:style-name="ce79">
            <text:p>69.578</text:p>
          </table:table-cell>
          <table:table-cell office:value-type="float" office:value="24766" table:style-name="ce79">
            <text:p>24.766</text:p>
          </table:table-cell>
          <table:table-cell office:value-type="percentage" office:value="0.35594584495099024" table:style-name="ce80">
            <text:p>35,59%</text:p>
          </table:table-cell>
          <table:table-cell office:value-type="date" office:date-value="2022-01-05T00:00:00" table:style-name="ce81">
            <text:p>0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Galicia*</text:p>
          </table:table-cell>
          <table:table-cell office:value-type="float" office:value="155893" table:style-name="ce79">
            <text:p>155.893</text:p>
          </table:table-cell>
          <table:table-cell office:value-type="float" office:value="83869" table:style-name="ce79">
            <text:p>83.869</text:p>
          </table:table-cell>
          <table:table-cell office:value-type="percentage" office:value="0.53799080138299993" table:style-name="ce80">
            <text:p>53,80%</text:p>
          </table:table-cell>
          <table:table-cell office:value-type="date" office:date-value="2022-01-05T00:00:00" table:style-name="ce81">
            <text:p>0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2641" table:style-name="ce79">
            <text:p>22.641</text:p>
          </table:table-cell>
          <table:table-cell office:value-type="float" office:value="7144" table:style-name="ce79">
            <text:p>7.144</text:p>
          </table:table-cell>
          <table:table-cell office:value-type="percentage" office:value="0.31553376617640566" table:style-name="ce80">
            <text:p>31,55%</text:p>
          </table:table-cell>
          <table:table-cell office:value-type="date" office:date-value="2022-01-05T00:00:00" table:style-name="ce81">
            <text:p>0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495144" table:style-name="ce79">
            <text:p>495.144</text:p>
          </table:table-cell>
          <table:table-cell office:value-type="float" office:value="147879" table:style-name="ce79">
            <text:p>147.879</text:p>
          </table:table-cell>
          <table:table-cell office:value-type="percentage" office:value="0.29865857205176677" table:style-name="ce80">
            <text:p>29,87%</text:p>
          </table:table-cell>
          <table:table-cell office:value-type="date" office:date-value="2022-01-06T00:00:00" table:style-name="ce81">
            <text:p>06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Murcia<text:s text:c="2"/></text:p>
          </table:table-cell>
          <table:table-cell office:value-type="float" office:value="124444" table:style-name="ce79">
            <text:p>124.444</text:p>
          </table:table-cell>
          <table:table-cell office:value-type="float" office:value="39406" table:style-name="ce79">
            <text:p>39.406</text:p>
          </table:table-cell>
          <table:table-cell office:value-type="percentage" office:value="0.31665648805888591" table:style-name="ce80">
            <text:p>31,67%</text:p>
          </table:table-cell>
          <table:table-cell office:value-type="date" office:date-value="2022-01-04T00:00:00" table:style-name="ce81">
            <text:p>0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Navarra<text:s/></text:p>
          </table:table-cell>
          <table:table-cell office:value-type="float" office:value="50103" table:style-name="ce79">
            <text:p>50.103</text:p>
          </table:table-cell>
          <table:table-cell office:value-type="float" office:value="18434" table:style-name="ce79">
            <text:p>18.434</text:p>
          </table:table-cell>
          <table:table-cell office:value-type="percentage" office:value="0.36792208051414088" table:style-name="ce80">
            <text:p>36,79%</text:p>
          </table:table-cell>
          <table:table-cell office:value-type="date" office:date-value="2022-01-05T00:00:00" table:style-name="ce81">
            <text:p>0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49328" table:style-name="ce79">
            <text:p>149.328</text:p>
          </table:table-cell>
          <table:table-cell office:value-type="float" office:value="56181" table:style-name="ce79">
            <text:p>56.181</text:p>
          </table:table-cell>
          <table:table-cell office:value-type="percentage" office:value="0.37622549019607843" table:style-name="ce80">
            <text:p>37,62%</text:p>
          </table:table-cell>
          <table:table-cell office:value-type="date" office:date-value="2022-01-06T00:00:00" table:style-name="ce81">
            <text:p>06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8455" table:style-name="ce79">
            <text:p>8.455</text:p>
          </table:table-cell>
          <table:table-cell office:value-type="float" office:value="2205" table:style-name="ce79">
            <text:p>2.205</text:p>
          </table:table-cell>
          <table:table-cell office:value-type="percentage" office:value="0.26079243051448847" table:style-name="ce80">
            <text:p>26,08%</text:p>
          </table:table-cell>
          <table:table-cell office:value-type="date" office:date-value="2022-01-05T00:00:00" table:style-name="ce81">
            <text:p>0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9707" table:style-name="ce79">
            <text:p>9.707</text:p>
          </table:table-cell>
          <table:table-cell office:value-type="float" office:value="2547" table:style-name="ce79">
            <text:p>2.547</text:p>
          </table:table-cell>
          <table:table-cell office:value-type="percentage" office:value="0.26238796744617288" table:style-name="ce80">
            <text:p>26,24%</text:p>
          </table:table-cell>
          <table:table-cell office:value-type="date" office:date-value="2022-01-05T00:00:00" table:style-name="ce81">
            <text:p>0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8">
            <text:p>Fuerzas Armadas*</text:p>
          </table:table-cell>
          <table:table-cell office:value-type="string" table:style-name="ce82">
            <text:p>-</text:p>
          </table:table-cell>
          <table:table-cell office:value-type="float" office:value="0" table:style-name="ce82">
            <text:p>0</text:p>
          </table:table-cell>
          <table:table-cell office:value-type="string" table:style-name="ce82">
            <text:p>-</text:p>
          </table:table-cell>
          <table:table-cell office:value-type="date" office:date-value="2022-01-06T00:00:00" table:style-name="ce81">
            <text:p>06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3">
            <text:p>Sanidad Exterior</text:p>
          </table:table-cell>
          <table:table-cell office:value-type="string" table:style-name="ce84">
            <text:p>-</text:p>
          </table:table-cell>
          <table:table-cell office:value-type="float" office:value="0" table:style-name="ce84">
            <text:p>0</text:p>
          </table:table-cell>
          <table:table-cell office:value-type="string" table:style-name="ce84">
            <text:p>-</text:p>
          </table:table-cell>
          <table:table-cell office:value-type="date" office:date-value="2022-01-04T00:00:00" table:style-name="ce85">
            <text:p>0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6">
            <text:p>Totales</text:p>
          </table:table-cell>
          <table:table-cell office:value-type="float" office:value="3349276" table:style-name="ce87">
            <text:p>3.349.276</text:p>
          </table:table-cell>
          <table:table-cell office:value-type="float" office:value="1076522" table:style-name="ce87">
            <text:p>1.076.522</text:p>
          </table:table-cell>
          <table:table-cell office:value-type="percentage" office:value="0.32141931569688492" table:style-name="ce88">
            <text:p>32,14%</text:p>
          </table:table-cell>
          <table:table-cell table:style-name="ce89"/>
          <table:table-cell table:number-columns-repeated="6" table:style-name="ce1"/>
          <table:table-cell table:style-name="ce67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uyse Sanchez. Xavier</dc:creator>
    <meta:creation-date>2021-10-19T15:41:35Z</meta:creation-date>
    <dc:date>2022-01-07T14:36:39Z</dc:date>
  </office:meta>
</office:document-meta>
</file>